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ce2" style:family="table-cell" style:parent-style-name="Default" style:data-style-name="N45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ssung" table:style-name="ta1">
        <table:shapes>
          <draw:frame draw:z-index="0" draw:style-name="gr1" draw:text-style-name="P1" svg:width="949.07pt" svg:height="605.54pt" svg:x="588.1pt" svg:y="0pt">
            <loext:p draw:notify-on-update-of-ranges="Messung.C1:Messung.C2 Messung.C3:Messung.C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itel</text:p>
          </table:table-cell>
          <table:table-cell table:style-name="Default" office:value-type="string" calcext:value-type="string">
            <text:p>Runde</text:p>
          </table:table-cell>
          <table:table-cell table:style-name="Default" office:value-type="string" calcext:value-type="string">
            <text:p>Gesamt</text:p>
          </table:table-cell>
          <table:table-cell office:value-type="string" calcext:value-type="string">
            <text:p>Gemesse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2" table:style-name="Default" office:value-type="string" calcext:value-type="string">
            <text:p>---</text:p>
          </table:table-cell>
          <table:table-cell office:value-type="string" calcext:value-type="string">
            <text:p>Mi, 4. Apr 2018, 18:06:51.50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nde</text:p>
          </table:table-cell>
          <table:table-cell table:number-columns-repeated="2" office:value-type="time" office:time-value="PT00H00M01.178S" calcext:value-type="time">
            <text:p>00:00:01.18</text:p>
          </table:table-cell>
          <table:table-cell office:value-type="string" calcext:value-type="string">
            <text:p>Mi, 4. Apr 2018, 18:06:52.68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nde</text:p>
          </table:table-cell>
          <table:table-cell office:value-type="time" office:time-value="PT00H00M00.721S" calcext:value-type="time">
            <text:p>00:00:00.72</text:p>
          </table:table-cell>
          <table:table-cell office:value-type="time" office:time-value="PT00H00M01.899S" calcext:value-type="time">
            <text:p>00:00:01.90</text:p>
          </table:table-cell>
          <table:table-cell office:value-type="string" calcext:value-type="string">
            <text:p>Mi, 4. Apr 2018, 18:06:53.408</text:p>
          </table:table-cell>
          <table:table-cell table:number-columns-repeated="2"/>
          <table:table-cell table:formula="of:=[.D4]-[.D$3]" office:value-type="time" office:time-value="PT00H00M00.721S" calcext:value-type="time">
            <text:p>00:00.72</text:p>
          </table:table-cell>
          <table:table-cell table:formula="of:=[.H4]/([.A4]-1)*24*60*60"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nde</text:p>
          </table:table-cell>
          <table:table-cell office:value-type="time" office:time-value="PT00H00M00.937S" calcext:value-type="time">
            <text:p>00:00:00.94</text:p>
          </table:table-cell>
          <table:table-cell office:value-type="time" office:time-value="PT00H00M02.836S" calcext:value-type="time">
            <text:p>00:00:02.84</text:p>
          </table:table-cell>
          <table:table-cell office:value-type="string" calcext:value-type="string">
            <text:p>Mi, 4. Apr 2018, 18:06:54.345</text:p>
          </table:table-cell>
          <table:table-cell table:number-columns-repeated="2"/>
          <table:table-cell table:formula="of:=[.D5]-[.D$3]" office:value-type="time" office:time-value="PT00H00M01.658S" calcext:value-type="time">
            <text:p>00:01.66</text:p>
          </table:table-cell>
          <table:table-cell table:formula="of:=[.H5]/([.A5]-1)*24*60*60" office:value-type="float" office:value="0.829" calcext:value-type="float">
            <text:p>0.8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de</text:p>
          </table:table-cell>
          <table:table-cell office:value-type="time" office:time-value="PT00H00M00.805S" calcext:value-type="time">
            <text:p>00:00:00.81</text:p>
          </table:table-cell>
          <table:table-cell office:value-type="time" office:time-value="PT00H00M03.641S" calcext:value-type="time">
            <text:p>00:00:03.64</text:p>
          </table:table-cell>
          <table:table-cell office:value-type="string" calcext:value-type="string">
            <text:p>Mi, 4. Apr 2018, 18:06:55.150</text:p>
          </table:table-cell>
          <table:table-cell table:number-columns-repeated="2"/>
          <table:table-cell table:formula="of:=[.D6]-[.D$3]" office:value-type="time" office:time-value="PT00H00M02.463S" calcext:value-type="time">
            <text:p>00:02.46</text:p>
          </table:table-cell>
          <table:table-cell table:formula="of:=[.H6]/([.A6]-1)*24*60*60"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nde</text:p>
          </table:table-cell>
          <table:table-cell office:value-type="time" office:time-value="PT00H00M00.89S" calcext:value-type="time">
            <text:p>00:00:00.89</text:p>
          </table:table-cell>
          <table:table-cell office:value-type="time" office:time-value="PT00H00M04.531S" calcext:value-type="time">
            <text:p>00:00:04.53</text:p>
          </table:table-cell>
          <table:table-cell office:value-type="string" calcext:value-type="string">
            <text:p>Mi, 4. Apr 2018, 18:06:56.040</text:p>
          </table:table-cell>
          <table:table-cell table:number-columns-repeated="2"/>
          <table:table-cell table:formula="of:=[.D7]-[.D$3]" office:value-type="time" office:time-value="PT00H00M03.353S" calcext:value-type="time">
            <text:p>00:03.35</text:p>
          </table:table-cell>
          <table:table-cell table:formula="of:=[.H7]/([.A7]-1)*24*60*60" office:value-type="float" office:value="0.83825" calcext:value-type="float">
            <text:p>0.838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de</text:p>
          </table:table-cell>
          <table:table-cell office:value-type="time" office:time-value="PT00H00M00.983S" calcext:value-type="time">
            <text:p>00:00:00.98</text:p>
          </table:table-cell>
          <table:table-cell office:value-type="time" office:time-value="PT00H00M05.514S" calcext:value-type="time">
            <text:p>00:00:05.51</text:p>
          </table:table-cell>
          <table:table-cell office:value-type="string" calcext:value-type="string">
            <text:p>Mi, 4. Apr 2018, 18:06:57.023</text:p>
          </table:table-cell>
          <table:table-cell table:number-columns-repeated="2"/>
          <table:table-cell table:formula="of:=[.D8]-[.D$3]" office:value-type="time" office:time-value="PT00H00M04.336S" calcext:value-type="time">
            <text:p>00:04.34</text:p>
          </table:table-cell>
          <table:table-cell table:formula="of:=[.H8]/([.A8]-1)*24*60*60" office:value-type="float" office:value="0.8672" calcext:value-type="float">
            <text:p>0.8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nde</text:p>
          </table:table-cell>
          <table:table-cell office:value-type="time" office:time-value="PT00H00M00.829S" calcext:value-type="time">
            <text:p>00:00:00.83</text:p>
          </table:table-cell>
          <table:table-cell office:value-type="time" office:time-value="PT00H00M06.343S" calcext:value-type="time">
            <text:p>00:00:06.34</text:p>
          </table:table-cell>
          <table:table-cell office:value-type="string" calcext:value-type="string">
            <text:p>Mi, 4. Apr 2018, 18:06:57.852</text:p>
          </table:table-cell>
          <table:table-cell table:number-columns-repeated="2"/>
          <table:table-cell table:formula="of:=[.D9]-[.D$3]" office:value-type="time" office:time-value="PT00H00M05.165S" calcext:value-type="time">
            <text:p>00:05.17</text:p>
          </table:table-cell>
          <table:table-cell table:formula="of:=[.H9]/([.A9]-1)*24*60*60" office:value-type="float" office:value="0.860833333333333" calcext:value-type="float">
            <text:p>0.8608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nde</text:p>
          </table:table-cell>
          <table:table-cell office:value-type="time" office:time-value="PT00H00M00.939S" calcext:value-type="time">
            <text:p>00:00:00.94</text:p>
          </table:table-cell>
          <table:table-cell office:value-type="time" office:time-value="PT00H00M07.282S" calcext:value-type="time">
            <text:p>00:00:07.28</text:p>
          </table:table-cell>
          <table:table-cell office:value-type="string" calcext:value-type="string">
            <text:p>Mi, 4. Apr 2018, 18:06:58.791</text:p>
          </table:table-cell>
          <table:table-cell table:number-columns-repeated="2"/>
          <table:table-cell table:formula="of:=[.D10]-[.D$3]" office:value-type="time" office:time-value="PT00H00M06.104S" calcext:value-type="time">
            <text:p>00:06.10</text:p>
          </table:table-cell>
          <table:table-cell table:formula="of:=[.H10]/([.A10]-1)*24*60*60" office:value-type="float" office:value="0.872" calcext:value-type="float">
            <text:p>0.8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nde</text:p>
          </table:table-cell>
          <table:table-cell office:value-type="time" office:time-value="PT00H00M00.879S" calcext:value-type="time">
            <text:p>00:00:00.88</text:p>
          </table:table-cell>
          <table:table-cell office:value-type="time" office:time-value="PT00H00M08.161S" calcext:value-type="time">
            <text:p>00:00:08.16</text:p>
          </table:table-cell>
          <table:table-cell office:value-type="string" calcext:value-type="string">
            <text:p>Mi, 4. Apr 2018, 18:06:59.671</text:p>
          </table:table-cell>
          <table:table-cell table:number-columns-repeated="2"/>
          <table:table-cell table:formula="of:=[.D11]-[.D$3]" office:value-type="time" office:time-value="PT00H00M06.983S" calcext:value-type="time">
            <text:p>00:06.98</text:p>
          </table:table-cell>
          <table:table-cell table:formula="of:=[.H11]/([.A11]-1)*24*60*60" office:value-type="float" office:value="0.872875" calcext:value-type="float">
            <text:p>0.872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nde</text:p>
          </table:table-cell>
          <table:table-cell office:value-type="time" office:time-value="PT00H00M00.896S" calcext:value-type="time">
            <text:p>00:00:00.90</text:p>
          </table:table-cell>
          <table:table-cell office:value-type="time" office:time-value="PT00H00M09.057S" calcext:value-type="time">
            <text:p>00:00:09.06</text:p>
          </table:table-cell>
          <table:table-cell office:value-type="string" calcext:value-type="string">
            <text:p>Mi, 4. Apr 2018, 18:07:00.566</text:p>
          </table:table-cell>
          <table:table-cell table:number-columns-repeated="2"/>
          <table:table-cell table:formula="of:=[.D12]-[.D$3]" office:value-type="time" office:time-value="PT00H00M07.879S" calcext:value-type="time">
            <text:p>00:07.88</text:p>
          </table:table-cell>
          <table:table-cell table:formula="of:=[.H12]/([.A12]-1)*24*60*60" office:value-type="float" office:value="0.875444444444445" calcext:value-type="float">
            <text:p>0.87544444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nde</text:p>
          </table:table-cell>
          <table:table-cell office:value-type="time" office:time-value="PT00H00M00.89S" calcext:value-type="time">
            <text:p>00:00:00.89</text:p>
          </table:table-cell>
          <table:table-cell office:value-type="time" office:time-value="PT00H00M09.947S" calcext:value-type="time">
            <text:p>00:00:09.95</text:p>
          </table:table-cell>
          <table:table-cell office:value-type="string" calcext:value-type="string">
            <text:p>Mi, 4. Apr 2018, 18:07:01.456</text:p>
          </table:table-cell>
          <table:table-cell table:number-columns-repeated="2"/>
          <table:table-cell table:formula="of:=[.D13]-[.D$3]" office:value-type="time" office:time-value="PT00H00M08.769S" calcext:value-type="time">
            <text:p>00:08.77</text:p>
          </table:table-cell>
          <table:table-cell table:formula="of:=[.H13]/([.A13]-1)*24*60*60" office:value-type="float" office:value="0.8769" calcext:value-type="float">
            <text:p>0.87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unde</text:p>
          </table:table-cell>
          <table:table-cell office:value-type="time" office:time-value="PT00H00M00.853S" calcext:value-type="time">
            <text:p>00:00:00.85</text:p>
          </table:table-cell>
          <table:table-cell office:value-type="time" office:time-value="PT00H00M10.8S" calcext:value-type="time">
            <text:p>00:00:10.80</text:p>
          </table:table-cell>
          <table:table-cell office:value-type="string" calcext:value-type="string">
            <text:p>Mi, 4. Apr 2018, 18:07:02.309</text:p>
          </table:table-cell>
          <table:table-cell table:number-columns-repeated="2"/>
          <table:table-cell table:formula="of:=[.D14]-[.D$3]" office:value-type="time" office:time-value="PT00H00M09.622S" calcext:value-type="time">
            <text:p>00:09.62</text:p>
          </table:table-cell>
          <table:table-cell table:formula="of:=[.H14]/([.A14]-1)*24*60*60" office:value-type="float" office:value="0.874727272727273" calcext:value-type="float">
            <text:p>0.87472727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unde</text:p>
          </table:table-cell>
          <table:table-cell office:value-type="time" office:time-value="PT00H00M00.997S" calcext:value-type="time">
            <text:p>00:00:01.00</text:p>
          </table:table-cell>
          <table:table-cell office:value-type="time" office:time-value="PT00H00M11.797S" calcext:value-type="time">
            <text:p>00:00:11.80</text:p>
          </table:table-cell>
          <table:table-cell office:value-type="string" calcext:value-type="string">
            <text:p>Mi, 4. Apr 2018, 18:07:03.306</text:p>
          </table:table-cell>
          <table:table-cell table:number-columns-repeated="2"/>
          <table:table-cell table:formula="of:=[.D15]-[.D$3]" office:value-type="time" office:time-value="PT00H00M10.619S" calcext:value-type="time">
            <text:p>00:10.62</text:p>
          </table:table-cell>
          <table:table-cell table:formula="of:=[.H15]/([.A15]-1)*24*60*60" office:value-type="float" office:value="0.884916666666667" calcext:value-type="float">
            <text:p>0.88491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de</text:p>
          </table:table-cell>
          <table:table-cell office:value-type="time" office:time-value="PT00H00M00.938S" calcext:value-type="time">
            <text:p>00:00:00.94</text:p>
          </table:table-cell>
          <table:table-cell office:value-type="time" office:time-value="PT00H00M12.735S" calcext:value-type="time">
            <text:p>00:00:12.74</text:p>
          </table:table-cell>
          <table:table-cell office:value-type="string" calcext:value-type="string">
            <text:p>Mi, 4. Apr 2018, 18:07:04.244</text:p>
          </table:table-cell>
          <table:table-cell table:number-columns-repeated="2"/>
          <table:table-cell table:formula="of:=[.D16]-[.D$3]" office:value-type="time" office:time-value="PT00H00M11.557S" calcext:value-type="time">
            <text:p>00:11.56</text:p>
          </table:table-cell>
          <table:table-cell table:formula="of:=[.H16]/([.A16]-1)*24*60*60" office:value-type="float" office:value="0.889" calcext:value-type="float">
            <text:p>0.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unde</text:p>
          </table:table-cell>
          <table:table-cell office:value-type="time" office:time-value="PT00H00M00.854S" calcext:value-type="time">
            <text:p>00:00:00.85</text:p>
          </table:table-cell>
          <table:table-cell office:value-type="time" office:time-value="PT00H00M13.589S" calcext:value-type="time">
            <text:p>00:00:13.59</text:p>
          </table:table-cell>
          <table:table-cell office:value-type="string" calcext:value-type="string">
            <text:p>Mi, 4. Apr 2018, 18:07:05.098</text:p>
          </table:table-cell>
          <table:table-cell table:number-columns-repeated="2"/>
          <table:table-cell table:formula="of:=[.D17]-[.D$3]" office:value-type="time" office:time-value="PT00H00M12.411S" calcext:value-type="time">
            <text:p>00:12.41</text:p>
          </table:table-cell>
          <table:table-cell table:formula="of:=[.H17]/([.A17]-1)*24*60*60" office:value-type="float" office:value="0.8865" calcext:value-type="float">
            <text:p>0.88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unde</text:p>
          </table:table-cell>
          <table:table-cell office:value-type="time" office:time-value="PT00H00M00.863S" calcext:value-type="time">
            <text:p>00:00:00.86</text:p>
          </table:table-cell>
          <table:table-cell office:value-type="time" office:time-value="PT00H00M14.452S" calcext:value-type="time">
            <text:p>00:00:14.45</text:p>
          </table:table-cell>
          <table:table-cell office:value-type="string" calcext:value-type="string">
            <text:p>Mi, 4. Apr 2018, 18:07:05.961</text:p>
          </table:table-cell>
          <table:table-cell table:number-columns-repeated="2"/>
          <table:table-cell table:formula="of:=[.D18]-[.D$3]" office:value-type="time" office:time-value="PT00H00M13.274S" calcext:value-type="time">
            <text:p>00:13.27</text:p>
          </table:table-cell>
          <table:table-cell table:formula="of:=[.H18]/([.A18]-1)*24*60*60" office:value-type="float" office:value="0.884933333333333" calcext:value-type="float">
            <text:p>0.8849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unde</text:p>
          </table:table-cell>
          <table:table-cell office:value-type="time" office:time-value="PT00H00M00.878S" calcext:value-type="time">
            <text:p>00:00:00.88</text:p>
          </table:table-cell>
          <table:table-cell office:value-type="time" office:time-value="PT00H00M15.33S" calcext:value-type="time">
            <text:p>00:00:15.33</text:p>
          </table:table-cell>
          <table:table-cell office:value-type="string" calcext:value-type="string">
            <text:p>Mi, 4. Apr 2018, 18:07:06.839</text:p>
          </table:table-cell>
          <table:table-cell table:number-columns-repeated="2"/>
          <table:table-cell table:formula="of:=[.D19]-[.D$3]" office:value-type="time" office:time-value="PT00H00M14.152S" calcext:value-type="time">
            <text:p>00:14.15</text:p>
          </table:table-cell>
          <table:table-cell table:formula="of:=[.H19]/([.A19]-1)*24*60*60" office:value-type="float" office:value="0.8845" calcext:value-type="float">
            <text:p>0.88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unde</text:p>
          </table:table-cell>
          <table:table-cell office:value-type="time" office:time-value="PT00H00M00.904S" calcext:value-type="time">
            <text:p>00:00:00.90</text:p>
          </table:table-cell>
          <table:table-cell office:value-type="time" office:time-value="PT00H00M16.234S" calcext:value-type="time">
            <text:p>00:00:16.23</text:p>
          </table:table-cell>
          <table:table-cell office:value-type="string" calcext:value-type="string">
            <text:p>Mi, 4. Apr 2018, 18:07:07.743</text:p>
          </table:table-cell>
          <table:table-cell table:number-columns-repeated="2"/>
          <table:table-cell table:formula="of:=[.D20]-[.D$3]" office:value-type="time" office:time-value="PT00H00M15.056S" calcext:value-type="time">
            <text:p>00:15.06</text:p>
          </table:table-cell>
          <table:table-cell table:formula="of:=[.H20]/([.A20]-1)*24*60*60" office:value-type="float" office:value="0.885647058823529" calcext:value-type="float">
            <text:p>0.88564705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unde</text:p>
          </table:table-cell>
          <table:table-cell office:value-type="time" office:time-value="PT00H00M00.908S" calcext:value-type="time">
            <text:p>00:00:00.91</text:p>
          </table:table-cell>
          <table:table-cell office:value-type="time" office:time-value="PT00H00M17.142S" calcext:value-type="time">
            <text:p>00:00:17.14</text:p>
          </table:table-cell>
          <table:table-cell office:value-type="string" calcext:value-type="string">
            <text:p>Mi, 4. Apr 2018, 18:07:08.651</text:p>
          </table:table-cell>
          <table:table-cell table:number-columns-repeated="2"/>
          <table:table-cell table:formula="of:=[.D21]-[.D$3]" office:value-type="time" office:time-value="PT00H00M15.964S" calcext:value-type="time">
            <text:p>00:15.96</text:p>
          </table:table-cell>
          <table:table-cell table:formula="of:=[.H21]/([.A21]-1)*24*60*60" office:value-type="float" office:value="0.886888888888889" calcext:value-type="float">
            <text:p>0.8868888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unde</text:p>
          </table:table-cell>
          <table:table-cell office:value-type="time" office:time-value="PT00H00M00.842S" calcext:value-type="time">
            <text:p>00:00:00.84</text:p>
          </table:table-cell>
          <table:table-cell office:value-type="time" office:time-value="PT00H00M17.984S" calcext:value-type="time">
            <text:p>00:00:17.98</text:p>
          </table:table-cell>
          <table:table-cell office:value-type="string" calcext:value-type="string">
            <text:p>Mi, 4. Apr 2018, 18:07:09.494</text:p>
          </table:table-cell>
          <table:table-cell table:number-columns-repeated="2"/>
          <table:table-cell table:formula="of:=[.D22]-[.D$3]" office:value-type="time" office:time-value="PT00H00M16.806S" calcext:value-type="time">
            <text:p>00:16.81</text:p>
          </table:table-cell>
          <table:table-cell table:formula="of:=[.H22]/([.A22]-1)*24*60*60" office:value-type="float" office:value="0.884526315789474" calcext:value-type="float">
            <text:p>0.88452631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de</text:p>
          </table:table-cell>
          <table:table-cell office:value-type="time" office:time-value="PT00H00M00.912S" calcext:value-type="time">
            <text:p>00:00:00.91</text:p>
          </table:table-cell>
          <table:table-cell office:value-type="time" office:time-value="PT00H00M18.896S" calcext:value-type="time">
            <text:p>00:00:18.90</text:p>
          </table:table-cell>
          <table:table-cell office:value-type="string" calcext:value-type="string">
            <text:p>Mi, 4. Apr 2018, 18:07:10.405</text:p>
          </table:table-cell>
          <table:table-cell table:number-columns-repeated="2"/>
          <table:table-cell table:formula="of:=[.D23]-[.D$3]" office:value-type="time" office:time-value="PT00H00M17.718S" calcext:value-type="time">
            <text:p>00:17.72</text:p>
          </table:table-cell>
          <table:table-cell table:formula="of:=[.H23]/([.A23]-1)*24*60*60" office:value-type="float" office:value="0.8859" calcext:value-type="float">
            <text:p>0.88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unde</text:p>
          </table:table-cell>
          <table:table-cell office:value-type="time" office:time-value="PT00H00M00.902S" calcext:value-type="time">
            <text:p>00:00:00.90</text:p>
          </table:table-cell>
          <table:table-cell office:value-type="time" office:time-value="PT00H00M19.798S" calcext:value-type="time">
            <text:p>00:00:19.80</text:p>
          </table:table-cell>
          <table:table-cell office:value-type="string" calcext:value-type="string">
            <text:p>Mi, 4. Apr 2018, 18:07:11.307</text:p>
          </table:table-cell>
          <table:table-cell table:number-columns-repeated="2"/>
          <table:table-cell table:formula="of:=[.D24]-[.D$3]" office:value-type="time" office:time-value="PT00H00M18.62S" calcext:value-type="time">
            <text:p>00:18.62</text:p>
          </table:table-cell>
          <table:table-cell table:formula="of:=[.H24]/([.A24]-1)*24*60*60" office:value-type="float" office:value="0.886666666666667" calcext:value-type="float">
            <text:p>0.88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unde</text:p>
          </table:table-cell>
          <table:table-cell office:value-type="time" office:time-value="PT00H00M00.902S" calcext:value-type="time">
            <text:p>00:00:00.90</text:p>
          </table:table-cell>
          <table:table-cell office:value-type="time" office:time-value="PT00H00M20.7S" calcext:value-type="time">
            <text:p>00:00:20.70</text:p>
          </table:table-cell>
          <table:table-cell office:value-type="string" calcext:value-type="string">
            <text:p>Mi, 4. Apr 2018, 18:07:12.209</text:p>
          </table:table-cell>
          <table:table-cell table:number-columns-repeated="2"/>
          <table:table-cell table:formula="of:=[.D25]-[.D$3]" office:value-type="time" office:time-value="PT00H00M19.522S" calcext:value-type="time">
            <text:p>00:19.52</text:p>
          </table:table-cell>
          <table:table-cell table:formula="of:=[.H25]/([.A25]-1)*24*60*60" office:value-type="float" office:value="0.887363636363636" calcext:value-type="float">
            <text:p>0.88736363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unde</text:p>
          </table:table-cell>
          <table:table-cell office:value-type="time" office:time-value="PT00H00M00.903S" calcext:value-type="time">
            <text:p>00:00:00.90</text:p>
          </table:table-cell>
          <table:table-cell office:value-type="time" office:time-value="PT00H00M21.603S" calcext:value-type="time">
            <text:p>00:00:21.60</text:p>
          </table:table-cell>
          <table:table-cell office:value-type="string" calcext:value-type="string">
            <text:p>Mi, 4. Apr 2018, 18:07:13.112</text:p>
          </table:table-cell>
          <table:table-cell table:number-columns-repeated="2"/>
          <table:table-cell table:formula="of:=[.D26]-[.D$3]" office:value-type="time" office:time-value="PT00H00M20.425S" calcext:value-type="time">
            <text:p>00:20.43</text:p>
          </table:table-cell>
          <table:table-cell table:formula="of:=[.H26]/([.A26]-1)*24*60*60" office:value-type="float" office:value="0.888043478260869" calcext:value-type="float">
            <text:p>0.88804347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unde</text:p>
          </table:table-cell>
          <table:table-cell office:value-type="time" office:time-value="PT00H00M00.96S" calcext:value-type="time">
            <text:p>00:00:00.96</text:p>
          </table:table-cell>
          <table:table-cell office:value-type="time" office:time-value="PT00H00M22.563S" calcext:value-type="time">
            <text:p>00:00:22.56</text:p>
          </table:table-cell>
          <table:table-cell office:value-type="string" calcext:value-type="string">
            <text:p>Mi, 4. Apr 2018, 18:07:14.072</text:p>
          </table:table-cell>
          <table:table-cell table:number-columns-repeated="2"/>
          <table:table-cell table:formula="of:=[.D27]-[.D$3]" office:value-type="time" office:time-value="PT00H00M21.385S" calcext:value-type="time">
            <text:p>00:21.39</text:p>
          </table:table-cell>
          <table:table-cell table:formula="of:=[.H27]/([.A27]-1)*24*60*60" office:value-type="float" office:value="0.891041666666667" calcext:value-type="float">
            <text:p>0.891041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unde</text:p>
          </table:table-cell>
          <table:table-cell office:value-type="time" office:time-value="PT00H00M00.802S" calcext:value-type="time">
            <text:p>00:00:00.80</text:p>
          </table:table-cell>
          <table:table-cell office:value-type="time" office:time-value="PT00H00M23.365S" calcext:value-type="time">
            <text:p>00:00:23.37</text:p>
          </table:table-cell>
          <table:table-cell office:value-type="string" calcext:value-type="string">
            <text:p>Mi, 4. Apr 2018, 18:07:14.874</text:p>
          </table:table-cell>
          <table:table-cell table:number-columns-repeated="2"/>
          <table:table-cell table:formula="of:=[.D28]-[.D$3]" office:value-type="time" office:time-value="PT00H00M22.187S" calcext:value-type="time">
            <text:p>00:22.19</text:p>
          </table:table-cell>
          <table:table-cell table:formula="of:=[.H28]/([.A28]-1)*24*60*60" office:value-type="float" office:value="0.88748" calcext:value-type="float">
            <text:p>0.887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unde</text:p>
          </table:table-cell>
          <table:table-cell office:value-type="time" office:time-value="PT00H00M00.878S" calcext:value-type="time">
            <text:p>00:00:00.88</text:p>
          </table:table-cell>
          <table:table-cell office:value-type="time" office:time-value="PT00H00M24.243S" calcext:value-type="time">
            <text:p>00:00:24.24</text:p>
          </table:table-cell>
          <table:table-cell office:value-type="string" calcext:value-type="string">
            <text:p>Mi, 4. Apr 2018, 18:07:15.752</text:p>
          </table:table-cell>
          <table:table-cell table:number-columns-repeated="2"/>
          <table:table-cell table:formula="of:=[.D29]-[.D$3]" office:value-type="time" office:time-value="PT00H00M23.065S" calcext:value-type="time">
            <text:p>00:23.07</text:p>
          </table:table-cell>
          <table:table-cell table:formula="of:=[.H29]/([.A29]-1)*24*60*60" office:value-type="float" office:value="0.887115384615385" calcext:value-type="float">
            <text:p>0.88711538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nde</text:p>
          </table:table-cell>
          <table:table-cell office:value-type="time" office:time-value="PT00H00M00.901S" calcext:value-type="time">
            <text:p>00:00:00.90</text:p>
          </table:table-cell>
          <table:table-cell office:value-type="time" office:time-value="PT00H00M25.144S" calcext:value-type="time">
            <text:p>00:00:25.14</text:p>
          </table:table-cell>
          <table:table-cell office:value-type="string" calcext:value-type="string">
            <text:p>Mi, 4. Apr 2018, 18:07:16.653</text:p>
          </table:table-cell>
          <table:table-cell table:number-columns-repeated="2"/>
          <table:table-cell table:formula="of:=[.D30]-[.D$3]" office:value-type="time" office:time-value="PT00H00M23.966S" calcext:value-type="time">
            <text:p>00:23.97</text:p>
          </table:table-cell>
          <table:table-cell table:formula="of:=[.H30]/([.A30]-1)*24*60*60" office:value-type="float" office:value="0.88762962962963" calcext:value-type="float">
            <text:p>0.88762962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nde</text:p>
          </table:table-cell>
          <table:table-cell office:value-type="time" office:time-value="PT00H00M00.936S" calcext:value-type="time">
            <text:p>00:00:00.94</text:p>
          </table:table-cell>
          <table:table-cell office:value-type="time" office:time-value="PT00H00M26.08S" calcext:value-type="time">
            <text:p>00:00:26.08</text:p>
          </table:table-cell>
          <table:table-cell office:value-type="string" calcext:value-type="string">
            <text:p>Mi, 4. Apr 2018, 18:07:17.589</text:p>
          </table:table-cell>
          <table:table-cell table:number-columns-repeated="2"/>
          <table:table-cell table:formula="of:=[.D31]-[.D$3]" office:value-type="time" office:time-value="PT00H00M24.902S" calcext:value-type="time">
            <text:p>00:24.90</text:p>
          </table:table-cell>
          <table:table-cell table:formula="of:=[.H31]/([.A31]-1)*24*60*60" office:value-type="float" office:value="0.889357142857143" calcext:value-type="float">
            <text:p>0.88935714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nde</text:p>
          </table:table-cell>
          <table:table-cell office:value-type="time" office:time-value="PT00H00M00.915S" calcext:value-type="time">
            <text:p>00:00:00.92</text:p>
          </table:table-cell>
          <table:table-cell office:value-type="time" office:time-value="PT00H00M26.995S" calcext:value-type="time">
            <text:p>00:00:27.00</text:p>
          </table:table-cell>
          <table:table-cell office:value-type="string" calcext:value-type="string">
            <text:p>Mi, 4. Apr 2018, 18:07:18.504</text:p>
          </table:table-cell>
          <table:table-cell table:number-columns-repeated="2"/>
          <table:table-cell table:formula="of:=[.D32]-[.D$3]" office:value-type="time" office:time-value="PT00H00M25.817S" calcext:value-type="time">
            <text:p>00:25.82</text:p>
          </table:table-cell>
          <table:table-cell table:formula="of:=[.H32]/([.A32]-1)*24*60*60" office:value-type="float" office:value="0.890241379310345" calcext:value-type="float">
            <text:p>0.89024137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unde</text:p>
          </table:table-cell>
          <table:table-cell office:value-type="time" office:time-value="PT00H00M00.91S" calcext:value-type="time">
            <text:p>00:00:00.91</text:p>
          </table:table-cell>
          <table:table-cell office:value-type="time" office:time-value="PT00H00M27.905S" calcext:value-type="time">
            <text:p>00:00:27.91</text:p>
          </table:table-cell>
          <table:table-cell office:value-type="string" calcext:value-type="string">
            <text:p>Mi, 4. Apr 2018, 18:07:19.414</text:p>
          </table:table-cell>
          <table:table-cell table:number-columns-repeated="2"/>
          <table:table-cell table:formula="of:=[.D33]-[.D$3]" office:value-type="time" office:time-value="PT00H00M26.727S" calcext:value-type="time">
            <text:p>00:26.73</text:p>
          </table:table-cell>
          <table:table-cell table:formula="of:=[.H33]/([.A33]-1)*24*60*60" office:value-type="float" office:value="0.8909" calcext:value-type="float">
            <text:p>0.89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unde</text:p>
          </table:table-cell>
          <table:table-cell office:value-type="time" office:time-value="PT00H00M00.903S" calcext:value-type="time">
            <text:p>00:00:00.90</text:p>
          </table:table-cell>
          <table:table-cell office:value-type="time" office:time-value="PT00H00M28.808S" calcext:value-type="time">
            <text:p>00:00:28.81</text:p>
          </table:table-cell>
          <table:table-cell office:value-type="string" calcext:value-type="string">
            <text:p>Mi, 4. Apr 2018, 18:07:20.317</text:p>
          </table:table-cell>
          <table:table-cell table:number-columns-repeated="2"/>
          <table:table-cell table:formula="of:=[.D34]-[.D$3]" office:value-type="time" office:time-value="PT00H00M27.63S" calcext:value-type="time">
            <text:p>00:27.63</text:p>
          </table:table-cell>
          <table:table-cell table:formula="of:=[.H34]/([.A34]-1)*24*60*60" office:value-type="float" office:value="0.891290322580645" calcext:value-type="float">
            <text:p>0.89129032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unde</text:p>
          </table:table-cell>
          <table:table-cell office:value-type="time" office:time-value="PT00H00M00.864S" calcext:value-type="time">
            <text:p>00:00:00.86</text:p>
          </table:table-cell>
          <table:table-cell office:value-type="time" office:time-value="PT00H00M29.672S" calcext:value-type="time">
            <text:p>00:00:29.67</text:p>
          </table:table-cell>
          <table:table-cell office:value-type="string" calcext:value-type="string">
            <text:p>Mi, 4. Apr 2018, 18:07:21.181</text:p>
          </table:table-cell>
          <table:table-cell table:number-columns-repeated="2"/>
          <table:table-cell table:formula="of:=[.D35]-[.D$3]" office:value-type="time" office:time-value="PT00H00M28.494S" calcext:value-type="time">
            <text:p>00:28.49</text:p>
          </table:table-cell>
          <table:table-cell table:formula="of:=[.H35]/([.A35]-1)*24*60*60" office:value-type="float" office:value="0.8904375" calcext:value-type="float">
            <text:p>0.89043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unde</text:p>
          </table:table-cell>
          <table:table-cell office:value-type="time" office:time-value="PT00H00M00.901S" calcext:value-type="time">
            <text:p>00:00:00.90</text:p>
          </table:table-cell>
          <table:table-cell office:value-type="time" office:time-value="PT00H00M30.573S" calcext:value-type="time">
            <text:p>00:00:30.57</text:p>
          </table:table-cell>
          <table:table-cell office:value-type="string" calcext:value-type="string">
            <text:p>Mi, 4. Apr 2018, 18:07:22.082</text:p>
          </table:table-cell>
          <table:table-cell table:number-columns-repeated="2"/>
          <table:table-cell table:formula="of:=[.D36]-[.D$3]" office:value-type="time" office:time-value="PT00H00M29.395S" calcext:value-type="time">
            <text:p>00:29.40</text:p>
          </table:table-cell>
          <table:table-cell table:formula="of:=[.H36]/([.A36]-1)*24*60*60" office:value-type="float" office:value="0.890757575757576" calcext:value-type="float">
            <text:p>0.89075757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unde</text:p>
          </table:table-cell>
          <table:table-cell office:value-type="time" office:time-value="PT00H00M00.892S" calcext:value-type="time">
            <text:p>00:00:00.89</text:p>
          </table:table-cell>
          <table:table-cell office:value-type="time" office:time-value="PT00H00M31.465S" calcext:value-type="time">
            <text:p>00:00:31.47</text:p>
          </table:table-cell>
          <table:table-cell office:value-type="string" calcext:value-type="string">
            <text:p>Mi, 4. Apr 2018, 18:07:22.974</text:p>
          </table:table-cell>
          <table:table-cell table:number-columns-repeated="2"/>
          <table:table-cell table:formula="of:=[.D37]-[.D$3]" office:value-type="time" office:time-value="PT00H00M30.287S" calcext:value-type="time">
            <text:p>00:30.29</text:p>
          </table:table-cell>
          <table:table-cell table:formula="of:=[.H37]/([.A37]-1)*24*60*60" office:value-type="float" office:value="0.890794117647059" calcext:value-type="float">
            <text:p>0.89079411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unde</text:p>
          </table:table-cell>
          <table:table-cell office:value-type="time" office:time-value="PT00H00M00.838S" calcext:value-type="time">
            <text:p>00:00:00.84</text:p>
          </table:table-cell>
          <table:table-cell office:value-type="time" office:time-value="PT00H00M32.303S" calcext:value-type="time">
            <text:p>00:00:32.30</text:p>
          </table:table-cell>
          <table:table-cell office:value-type="string" calcext:value-type="string">
            <text:p>Mi, 4. Apr 2018, 18:07:23.812</text:p>
          </table:table-cell>
          <table:table-cell table:number-columns-repeated="2"/>
          <table:table-cell table:formula="of:=[.D38]-[.D$3]" office:value-type="time" office:time-value="PT00H00M31.125S" calcext:value-type="time">
            <text:p>00:31.13</text:p>
          </table:table-cell>
          <table:table-cell table:formula="of:=[.H38]/([.A38]-1)*24*60*60" office:value-type="float" office:value="0.889285714285714" calcext:value-type="float">
            <text:p>0.88928571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unde</text:p>
          </table:table-cell>
          <table:table-cell office:value-type="time" office:time-value="PT00H00M00.914S" calcext:value-type="time">
            <text:p>00:00:00.91</text:p>
          </table:table-cell>
          <table:table-cell office:value-type="time" office:time-value="PT00H00M33.217S" calcext:value-type="time">
            <text:p>00:00:33.22</text:p>
          </table:table-cell>
          <table:table-cell office:value-type="string" calcext:value-type="string">
            <text:p>Mi, 4. Apr 2018, 18:07:24.726</text:p>
          </table:table-cell>
          <table:table-cell table:number-columns-repeated="2"/>
          <table:table-cell table:formula="of:=[.D39]-[.D$3]" office:value-type="time" office:time-value="PT00H00M32.039S" calcext:value-type="time">
            <text:p>00:32.04</text:p>
          </table:table-cell>
          <table:table-cell table:formula="of:=[.H39]/([.A39]-1)*24*60*60" office:value-type="float" office:value="0.889972222222222" calcext:value-type="float">
            <text:p>0.88997222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unde</text:p>
          </table:table-cell>
          <table:table-cell office:value-type="time" office:time-value="PT00H00M01.008S" calcext:value-type="time">
            <text:p>00:00:01.01</text:p>
          </table:table-cell>
          <table:table-cell office:value-type="time" office:time-value="PT00H00M34.225S" calcext:value-type="time">
            <text:p>00:00:34.23</text:p>
          </table:table-cell>
          <table:table-cell office:value-type="string" calcext:value-type="string">
            <text:p>Mi, 4. Apr 2018, 18:07:25.734</text:p>
          </table:table-cell>
          <table:table-cell table:number-columns-repeated="2"/>
          <table:table-cell table:formula="of:=[.D40]-[.D$3]" office:value-type="time" office:time-value="PT00H00M33.047S" calcext:value-type="time">
            <text:p>00:33.05</text:p>
          </table:table-cell>
          <table:table-cell table:formula="of:=[.H40]/([.A40]-1)*24*60*60" office:value-type="float" office:value="0.893162162162162" calcext:value-type="float">
            <text:p>0.89316216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unde</text:p>
          </table:table-cell>
          <table:table-cell office:value-type="time" office:time-value="PT00H00M00.803S" calcext:value-type="time">
            <text:p>00:00:00.80</text:p>
          </table:table-cell>
          <table:table-cell office:value-type="time" office:time-value="PT00H00M35.028S" calcext:value-type="time">
            <text:p>00:00:35.03</text:p>
          </table:table-cell>
          <table:table-cell office:value-type="string" calcext:value-type="string">
            <text:p>Mi, 4. Apr 2018, 18:07:26.537</text:p>
          </table:table-cell>
          <table:table-cell table:number-columns-repeated="2"/>
          <table:table-cell table:formula="of:=[.D41]-[.D$3]" office:value-type="time" office:time-value="PT00H00M33.85S" calcext:value-type="time">
            <text:p>00:33.85</text:p>
          </table:table-cell>
          <table:table-cell table:formula="of:=[.H41]/([.A41]-1)*24*60*60" office:value-type="float" office:value="0.89078947368421" calcext:value-type="float">
            <text:p>0.89078947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unde</text:p>
          </table:table-cell>
          <table:table-cell office:value-type="time" office:time-value="PT00H00M00.914S" calcext:value-type="time">
            <text:p>00:00:00.91</text:p>
          </table:table-cell>
          <table:table-cell office:value-type="time" office:time-value="PT00H00M35.942S" calcext:value-type="time">
            <text:p>00:00:35.94</text:p>
          </table:table-cell>
          <table:table-cell office:value-type="string" calcext:value-type="string">
            <text:p>Mi, 4. Apr 2018, 18:07:27.451</text:p>
          </table:table-cell>
          <table:table-cell table:number-columns-repeated="2"/>
          <table:table-cell table:formula="of:=[.D42]-[.D$3]" office:value-type="time" office:time-value="PT00H00M34.764S" calcext:value-type="time">
            <text:p>00:34.76</text:p>
          </table:table-cell>
          <table:table-cell table:formula="of:=[.H42]/([.A42]-1)*24*60*60" office:value-type="float" office:value="0.891384615384616" calcext:value-type="float">
            <text:p>0.89138461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unde</text:p>
          </table:table-cell>
          <table:table-cell office:value-type="time" office:time-value="PT00H00M00.906S" calcext:value-type="time">
            <text:p>00:00:00.91</text:p>
          </table:table-cell>
          <table:table-cell office:value-type="time" office:time-value="PT00H00M36.848S" calcext:value-type="time">
            <text:p>00:00:36.85</text:p>
          </table:table-cell>
          <table:table-cell office:value-type="string" calcext:value-type="string">
            <text:p>Mi, 4. Apr 2018, 18:07:28.357</text:p>
          </table:table-cell>
          <table:table-cell table:number-columns-repeated="2"/>
          <table:table-cell table:formula="of:=[.D43]-[.D$3]" office:value-type="time" office:time-value="PT00H00M35.67S" calcext:value-type="time">
            <text:p>00:35.67</text:p>
          </table:table-cell>
          <table:table-cell table:formula="of:=[.H43]/([.A43]-1)*24*60*60" office:value-type="float" office:value="0.89175" calcext:value-type="float">
            <text:p>0.891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unde</text:p>
          </table:table-cell>
          <table:table-cell office:value-type="time" office:time-value="PT00H00M00.883S" calcext:value-type="time">
            <text:p>00:00:00.88</text:p>
          </table:table-cell>
          <table:table-cell office:value-type="time" office:time-value="PT00H00M37.731S" calcext:value-type="time">
            <text:p>00:00:37.73</text:p>
          </table:table-cell>
          <table:table-cell office:value-type="string" calcext:value-type="string">
            <text:p>Mi, 4. Apr 2018, 18:07:29.240</text:p>
          </table:table-cell>
          <table:table-cell table:number-columns-repeated="2"/>
          <table:table-cell table:formula="of:=[.D44]-[.D$3]" office:value-type="time" office:time-value="PT00H00M36.553S" calcext:value-type="time">
            <text:p>00:36.55</text:p>
          </table:table-cell>
          <table:table-cell table:formula="of:=[.H44]/([.A44]-1)*24*60*60" office:value-type="float" office:value="0.891536585365854" calcext:value-type="float">
            <text:p>0.89153658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unde</text:p>
          </table:table-cell>
          <table:table-cell office:value-type="time" office:time-value="PT00H00M00.927S" calcext:value-type="time">
            <text:p>00:00:00.93</text:p>
          </table:table-cell>
          <table:table-cell office:value-type="time" office:time-value="PT00H00M38.658S" calcext:value-type="time">
            <text:p>00:00:38.66</text:p>
          </table:table-cell>
          <table:table-cell office:value-type="string" calcext:value-type="string">
            <text:p>Mi, 4. Apr 2018, 18:07:30.168</text:p>
          </table:table-cell>
          <table:table-cell table:number-columns-repeated="2"/>
          <table:table-cell table:formula="of:=[.D45]-[.D$3]" office:value-type="time" office:time-value="PT00H00M37.48S" calcext:value-type="time">
            <text:p>00:37.48</text:p>
          </table:table-cell>
          <table:table-cell table:formula="of:=[.H45]/([.A45]-1)*24*60*60" office:value-type="float" office:value="0.892380952380953" calcext:value-type="float">
            <text:p>0.89238095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nde</text:p>
          </table:table-cell>
          <table:table-cell office:value-type="time" office:time-value="PT00H00M00.937S" calcext:value-type="time">
            <text:p>00:00:00.94</text:p>
          </table:table-cell>
          <table:table-cell office:value-type="time" office:time-value="PT00H00M39.595S" calcext:value-type="time">
            <text:p>00:00:39.60</text:p>
          </table:table-cell>
          <table:table-cell office:value-type="string" calcext:value-type="string">
            <text:p>Mi, 4. Apr 2018, 18:07:31.104</text:p>
          </table:table-cell>
          <table:table-cell table:number-columns-repeated="2"/>
          <table:table-cell table:formula="of:=[.D46]-[.D$3]" office:value-type="time" office:time-value="PT00H00M38.417S" calcext:value-type="time">
            <text:p>00:38.42</text:p>
          </table:table-cell>
          <table:table-cell table:formula="of:=[.H46]/([.A46]-1)*24*60*60" office:value-type="float" office:value="0.893418604651163" calcext:value-type="float">
            <text:p>0.89341860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unde</text:p>
          </table:table-cell>
          <table:table-cell office:value-type="time" office:time-value="PT00H00M00.887S" calcext:value-type="time">
            <text:p>00:00:00.89</text:p>
          </table:table-cell>
          <table:table-cell office:value-type="time" office:time-value="PT00H00M40.482S" calcext:value-type="time">
            <text:p>00:00:40.48</text:p>
          </table:table-cell>
          <table:table-cell office:value-type="string" calcext:value-type="string">
            <text:p>Mi, 4. Apr 2018, 18:07:31.992</text:p>
          </table:table-cell>
          <table:table-cell table:number-columns-repeated="2"/>
          <table:table-cell table:formula="of:=[.D47]-[.D$3]" office:value-type="time" office:time-value="PT00H00M39.304S" calcext:value-type="time">
            <text:p>00:39.30</text:p>
          </table:table-cell>
          <table:table-cell table:formula="of:=[.H47]/([.A47]-1)*24*60*60" office:value-type="float" office:value="0.893272727272727" calcext:value-type="float">
            <text:p>0.89327272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unde</text:p>
          </table:table-cell>
          <table:table-cell office:value-type="time" office:time-value="PT00H00M00.926S" calcext:value-type="time">
            <text:p>00:00:00.93</text:p>
          </table:table-cell>
          <table:table-cell office:value-type="time" office:time-value="PT00H00M41.408S" calcext:value-type="time">
            <text:p>00:00:41.41</text:p>
          </table:table-cell>
          <table:table-cell office:value-type="string" calcext:value-type="string">
            <text:p>Mi, 4. Apr 2018, 18:07:32.917</text:p>
          </table:table-cell>
          <table:table-cell table:number-columns-repeated="2"/>
          <table:table-cell table:formula="of:=[.D48]-[.D$3]" office:value-type="time" office:time-value="PT00H00M40.23S" calcext:value-type="time">
            <text:p>00:40.23</text:p>
          </table:table-cell>
          <table:table-cell table:formula="of:=[.H48]/([.A48]-1)*24*60*60" office:value-type="float" office:value="0.894" calcext:value-type="float">
            <text:p>0.8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unde</text:p>
          </table:table-cell>
          <table:table-cell office:value-type="time" office:time-value="PT00H00M00.984S" calcext:value-type="time">
            <text:p>00:00:00.98</text:p>
          </table:table-cell>
          <table:table-cell office:value-type="time" office:time-value="PT00H00M42.392S" calcext:value-type="time">
            <text:p>00:00:42.39</text:p>
          </table:table-cell>
          <table:table-cell office:value-type="string" calcext:value-type="string">
            <text:p>Mi, 4. Apr 2018, 18:07:33.901</text:p>
          </table:table-cell>
          <table:table-cell table:number-columns-repeated="2"/>
          <table:table-cell table:formula="of:=[.D49]-[.D$3]" office:value-type="time" office:time-value="PT00H00M41.214S" calcext:value-type="time">
            <text:p>00:41.21</text:p>
          </table:table-cell>
          <table:table-cell table:formula="of:=[.H49]/([.A49]-1)*24*60*60" office:value-type="float" office:value="0.89595652173913" calcext:value-type="float">
            <text:p>0.89595652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unde</text:p>
          </table:table-cell>
          <table:table-cell office:value-type="time" office:time-value="PT00H00M00.854S" calcext:value-type="time">
            <text:p>00:00:00.85</text:p>
          </table:table-cell>
          <table:table-cell office:value-type="time" office:time-value="PT00H00M43.246S" calcext:value-type="time">
            <text:p>00:00:43.25</text:p>
          </table:table-cell>
          <table:table-cell office:value-type="string" calcext:value-type="string">
            <text:p>Mi, 4. Apr 2018, 18:07:34.755</text:p>
          </table:table-cell>
          <table:table-cell table:number-columns-repeated="2"/>
          <table:table-cell table:formula="of:=[.D50]-[.D$3]" office:value-type="time" office:time-value="PT00H00M42.068S" calcext:value-type="time">
            <text:p>00:42.07</text:p>
          </table:table-cell>
          <table:table-cell table:formula="of:=[.H50]/([.A50]-1)*24*60*60" office:value-type="float" office:value="0.895063829787234" calcext:value-type="float">
            <text:p>0.89506382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unde</text:p>
          </table:table-cell>
          <table:table-cell office:value-type="time" office:time-value="PT00H00M00.851S" calcext:value-type="time">
            <text:p>00:00:00.85</text:p>
          </table:table-cell>
          <table:table-cell office:value-type="time" office:time-value="PT00H00M44.097S" calcext:value-type="time">
            <text:p>00:00:44.10</text:p>
          </table:table-cell>
          <table:table-cell office:value-type="string" calcext:value-type="string">
            <text:p>Mi, 4. Apr 2018, 18:07:35.606</text:p>
          </table:table-cell>
          <table:table-cell table:number-columns-repeated="2"/>
          <table:table-cell table:formula="of:=[.D51]-[.D$3]" office:value-type="time" office:time-value="PT00H00M42.919S" calcext:value-type="time">
            <text:p>00:42.92</text:p>
          </table:table-cell>
          <table:table-cell table:formula="of:=[.H51]/([.A51]-1)*24*60*60" office:value-type="float" office:value="0.894145833333333" calcext:value-type="float">
            <text:p>0.8941458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unde</text:p>
          </table:table-cell>
          <table:table-cell office:value-type="time" office:time-value="PT00H00M00.858S" calcext:value-type="time">
            <text:p>00:00:00.86</text:p>
          </table:table-cell>
          <table:table-cell office:value-type="time" office:time-value="PT00H00M44.955S" calcext:value-type="time">
            <text:p>00:00:44.96</text:p>
          </table:table-cell>
          <table:table-cell office:value-type="string" calcext:value-type="string">
            <text:p>Mi, 4. Apr 2018, 18:07:36.464</text:p>
          </table:table-cell>
          <table:table-cell table:number-columns-repeated="2"/>
          <table:table-cell table:formula="of:=[.D52]-[.D$3]" office:value-type="time" office:time-value="PT00H00M43.777S" calcext:value-type="time">
            <text:p>00:43.78</text:p>
          </table:table-cell>
          <table:table-cell table:formula="of:=[.H52]/([.A52]-1)*24*60*60" office:value-type="float" office:value="0.893408163265306" calcext:value-type="float">
            <text:p>0.89340816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unde</text:p>
          </table:table-cell>
          <table:table-cell office:value-type="time" office:time-value="PT00H00M00.913S" calcext:value-type="time">
            <text:p>00:00:00.91</text:p>
          </table:table-cell>
          <table:table-cell office:value-type="time" office:time-value="PT00H00M45.868S" calcext:value-type="time">
            <text:p>00:00:45.87</text:p>
          </table:table-cell>
          <table:table-cell office:value-type="string" calcext:value-type="string">
            <text:p>Mi, 4. Apr 2018, 18:07:37.377</text:p>
          </table:table-cell>
          <table:table-cell table:number-columns-repeated="2"/>
          <table:table-cell table:formula="of:=[.D53]-[.D$3]" office:value-type="time" office:time-value="PT00H00M44.69S" calcext:value-type="time">
            <text:p>00:44.69</text:p>
          </table:table-cell>
          <table:table-cell table:formula="of:=[.H53]/([.A53]-1)*24*60*60" office:value-type="float" office:value="0.8938" calcext:value-type="float">
            <text:p>0.89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unde</text:p>
          </table:table-cell>
          <table:table-cell office:value-type="time" office:time-value="PT00H00M00.874S" calcext:value-type="time">
            <text:p>00:00:00.87</text:p>
          </table:table-cell>
          <table:table-cell office:value-type="time" office:time-value="PT00H00M46.742S" calcext:value-type="time">
            <text:p>00:00:46.74</text:p>
          </table:table-cell>
          <table:table-cell office:value-type="string" calcext:value-type="string">
            <text:p>Mi, 4. Apr 2018, 18:07:38.251</text:p>
          </table:table-cell>
          <table:table-cell table:number-columns-repeated="2"/>
          <table:table-cell table:formula="of:=[.D54]-[.D$3]" office:value-type="time" office:time-value="PT00H00M45.564S" calcext:value-type="time">
            <text:p>00:45.56</text:p>
          </table:table-cell>
          <table:table-cell table:formula="of:=[.H54]/([.A54]-1)*24*60*60" office:value-type="float" office:value="0.893411764705882" calcext:value-type="float">
            <text:p>0.89341176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unde</text:p>
          </table:table-cell>
          <table:table-cell office:value-type="time" office:time-value="PT00H00M00.912S" calcext:value-type="time">
            <text:p>00:00:00.91</text:p>
          </table:table-cell>
          <table:table-cell office:value-type="time" office:time-value="PT00H00M47.654S" calcext:value-type="time">
            <text:p>00:00:47.65</text:p>
          </table:table-cell>
          <table:table-cell office:value-type="string" calcext:value-type="string">
            <text:p>Mi, 4. Apr 2018, 18:07:39.163</text:p>
          </table:table-cell>
          <table:table-cell table:number-columns-repeated="2"/>
          <table:table-cell table:formula="of:=[.D55]-[.D$3]" office:value-type="time" office:time-value="PT00H00M46.476S" calcext:value-type="time">
            <text:p>00:46.48</text:p>
          </table:table-cell>
          <table:table-cell table:formula="of:=[.H55]/([.A55]-1)*24*60*60" office:value-type="float" office:value="0.893769230769231" calcext:value-type="float">
            <text:p>0.89376923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unde</text:p>
          </table:table-cell>
          <table:table-cell office:value-type="time" office:time-value="PT00H00M00.892S" calcext:value-type="time">
            <text:p>00:00:00.89</text:p>
          </table:table-cell>
          <table:table-cell office:value-type="time" office:time-value="PT00H00M48.546S" calcext:value-type="time">
            <text:p>00:00:48.55</text:p>
          </table:table-cell>
          <table:table-cell office:value-type="string" calcext:value-type="string">
            <text:p>Mi, 4. Apr 2018, 18:07:40.055</text:p>
          </table:table-cell>
          <table:table-cell table:number-columns-repeated="2"/>
          <table:table-cell table:formula="of:=[.D56]-[.D$3]" office:value-type="time" office:time-value="PT00H00M47.368S" calcext:value-type="time">
            <text:p>00:47.37</text:p>
          </table:table-cell>
          <table:table-cell table:formula="of:=[.H56]/([.A56]-1)*24*60*60" office:value-type="float" office:value="0.893735849056604" calcext:value-type="float">
            <text:p>0.89373584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unde</text:p>
          </table:table-cell>
          <table:table-cell office:value-type="time" office:time-value="PT00H00M00.865S" calcext:value-type="time">
            <text:p>00:00:00.87</text:p>
          </table:table-cell>
          <table:table-cell office:value-type="time" office:time-value="PT00H00M49.411S" calcext:value-type="time">
            <text:p>00:00:49.41</text:p>
          </table:table-cell>
          <table:table-cell office:value-type="string" calcext:value-type="string">
            <text:p>Mi, 4. Apr 2018, 18:07:40.920</text:p>
          </table:table-cell>
          <table:table-cell table:number-columns-repeated="2"/>
          <table:table-cell table:formula="of:=[.D57]-[.D$3]" office:value-type="time" office:time-value="PT00H00M48.233S" calcext:value-type="time">
            <text:p>00:48.23</text:p>
          </table:table-cell>
          <table:table-cell table:formula="of:=[.H57]/([.A57]-1)*24*60*60" office:value-type="float" office:value="0.893203703703704" calcext:value-type="float">
            <text:p>0.89320370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unde</text:p>
          </table:table-cell>
          <table:table-cell office:value-type="time" office:time-value="PT00H00M00.968S" calcext:value-type="time">
            <text:p>00:00:00.97</text:p>
          </table:table-cell>
          <table:table-cell office:value-type="time" office:time-value="PT00H00M50.379S" calcext:value-type="time">
            <text:p>00:00:50.38</text:p>
          </table:table-cell>
          <table:table-cell office:value-type="string" calcext:value-type="string">
            <text:p>Mi, 4. Apr 2018, 18:07:41.889</text:p>
          </table:table-cell>
          <table:table-cell table:number-columns-repeated="2"/>
          <table:table-cell table:formula="of:=[.D58]-[.D$3]" office:value-type="time" office:time-value="PT00H00M49.201S" calcext:value-type="time">
            <text:p>00:49.20</text:p>
          </table:table-cell>
          <table:table-cell table:formula="of:=[.H58]/([.A58]-1)*24*60*60" office:value-type="float" office:value="0.894563636363636" calcext:value-type="float">
            <text:p>0.89456363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unde</text:p>
          </table:table-cell>
          <table:table-cell office:value-type="time" office:time-value="PT00H00M00.878S" calcext:value-type="time">
            <text:p>00:00:00.88</text:p>
          </table:table-cell>
          <table:table-cell office:value-type="time" office:time-value="PT00H00M51.257S" calcext:value-type="time">
            <text:p>00:00:51.26</text:p>
          </table:table-cell>
          <table:table-cell office:value-type="string" calcext:value-type="string">
            <text:p>Mi, 4. Apr 2018, 18:07:42.766</text:p>
          </table:table-cell>
          <table:table-cell table:number-columns-repeated="2"/>
          <table:table-cell table:formula="of:=[.D59]-[.D$3]" office:value-type="time" office:time-value="PT00H00M50.079S" calcext:value-type="time">
            <text:p>00:50.08</text:p>
          </table:table-cell>
          <table:table-cell table:formula="of:=[.H59]/([.A59]-1)*24*60*60" office:value-type="float" office:value="0.894267857142857" calcext:value-type="float">
            <text:p>0.89426785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unde</text:p>
          </table:table-cell>
          <table:table-cell office:value-type="time" office:time-value="PT00H00M00.925S" calcext:value-type="time">
            <text:p>00:00:00.93</text:p>
          </table:table-cell>
          <table:table-cell office:value-type="time" office:time-value="PT00H00M52.182S" calcext:value-type="time">
            <text:p>00:00:52.18</text:p>
          </table:table-cell>
          <table:table-cell office:value-type="string" calcext:value-type="string">
            <text:p>Mi, 4. Apr 2018, 18:07:43.691</text:p>
          </table:table-cell>
          <table:table-cell table:number-columns-repeated="2"/>
          <table:table-cell table:formula="of:=[.D60]-[.D$3]" office:value-type="time" office:time-value="PT00H00M51.004S" calcext:value-type="time">
            <text:p>00:51.00</text:p>
          </table:table-cell>
          <table:table-cell table:formula="of:=[.H60]/([.A60]-1)*24*60*60" office:value-type="float" office:value="0.89480701754386" calcext:value-type="float">
            <text:p>0.89480701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unde</text:p>
          </table:table-cell>
          <table:table-cell office:value-type="time" office:time-value="PT00H00M00.906S" calcext:value-type="time">
            <text:p>00:00:00.91</text:p>
          </table:table-cell>
          <table:table-cell office:value-type="time" office:time-value="PT00H00M53.088S" calcext:value-type="time">
            <text:p>00:00:53.09</text:p>
          </table:table-cell>
          <table:table-cell office:value-type="string" calcext:value-type="string">
            <text:p>Mi, 4. Apr 2018, 18:07:44.597</text:p>
          </table:table-cell>
          <table:table-cell table:number-columns-repeated="2"/>
          <table:table-cell table:formula="of:=[.D61]-[.D$3]" office:value-type="time" office:time-value="PT00H00M51.91S" calcext:value-type="time">
            <text:p>00:51.91</text:p>
          </table:table-cell>
          <table:table-cell table:formula="of:=[.H61]/([.A61]-1)*24*60*60" office:value-type="float" office:value="0.895" calcext:value-type="float">
            <text:p>0.8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unde</text:p>
          </table:table-cell>
          <table:table-cell office:value-type="time" office:time-value="PT00H00M00.754S" calcext:value-type="time">
            <text:p>00:00:00.75</text:p>
          </table:table-cell>
          <table:table-cell office:value-type="time" office:time-value="PT00H00M53.842S" calcext:value-type="time">
            <text:p>00:00:53.84</text:p>
          </table:table-cell>
          <table:table-cell office:value-type="string" calcext:value-type="string">
            <text:p>Mi, 4. Apr 2018, 18:07:45.351</text:p>
          </table:table-cell>
          <table:table-cell table:number-columns-repeated="2"/>
          <table:table-cell table:formula="of:=[.D62]-[.D$3]" office:value-type="time" office:time-value="PT00H00M52.664S" calcext:value-type="time">
            <text:p>00:52.66</text:p>
          </table:table-cell>
          <table:table-cell table:formula="of:=[.H62]/([.A62]-1)*24*60*60" office:value-type="float" office:value="0.892610169491525" calcext:value-type="float">
            <text:p>0.89261016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unde</text:p>
          </table:table-cell>
          <table:table-cell office:value-type="time" office:time-value="PT00H00M00.934S" calcext:value-type="time">
            <text:p>00:00:00.93</text:p>
          </table:table-cell>
          <table:table-cell office:value-type="time" office:time-value="PT00H00M54.776S" calcext:value-type="time">
            <text:p>00:00:54.78</text:p>
          </table:table-cell>
          <table:table-cell office:value-type="string" calcext:value-type="string">
            <text:p>Mi, 4. Apr 2018, 18:07:46.286</text:p>
          </table:table-cell>
          <table:table-cell table:number-columns-repeated="2"/>
          <table:table-cell table:formula="of:=[.D63]-[.D$3]" office:value-type="time" office:time-value="PT00H00M53.598S" calcext:value-type="time">
            <text:p>00:53.60</text:p>
          </table:table-cell>
          <table:table-cell table:formula="of:=[.H63]/([.A63]-1)*24*60*60" office:value-type="float" office:value="0.8933" calcext:value-type="float">
            <text:p>0.89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unde</text:p>
          </table:table-cell>
          <table:table-cell office:value-type="time" office:time-value="PT00H00M00.927S" calcext:value-type="time">
            <text:p>00:00:00.93</text:p>
          </table:table-cell>
          <table:table-cell office:value-type="time" office:time-value="PT00H00M55.703S" calcext:value-type="time">
            <text:p>00:00:55.70</text:p>
          </table:table-cell>
          <table:table-cell office:value-type="string" calcext:value-type="string">
            <text:p>Mi, 4. Apr 2018, 18:07:47.212</text:p>
          </table:table-cell>
          <table:table-cell table:number-columns-repeated="2"/>
          <table:table-cell table:formula="of:=[.D64]-[.D$3]" office:value-type="time" office:time-value="PT00H00M54.525S" calcext:value-type="time">
            <text:p>00:54.53</text:p>
          </table:table-cell>
          <table:table-cell table:formula="of:=[.H64]/([.A64]-1)*24*60*60" office:value-type="float" office:value="0.893852459016393" calcext:value-type="float">
            <text:p>0.8938524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unde</text:p>
          </table:table-cell>
          <table:table-cell office:value-type="time" office:time-value="PT00H00M00.827S" calcext:value-type="time">
            <text:p>00:00:00.83</text:p>
          </table:table-cell>
          <table:table-cell office:value-type="time" office:time-value="PT00H00M56.53S" calcext:value-type="time">
            <text:p>00:00:56.53</text:p>
          </table:table-cell>
          <table:table-cell office:value-type="string" calcext:value-type="string">
            <text:p>Mi, 4. Apr 2018, 18:07:48.039</text:p>
          </table:table-cell>
          <table:table-cell table:number-columns-repeated="2"/>
          <table:table-cell table:formula="of:=[.D65]-[.D$3]" office:value-type="time" office:time-value="PT00H00M55.352S" calcext:value-type="time">
            <text:p>00:55.35</text:p>
          </table:table-cell>
          <table:table-cell table:formula="of:=[.H65]/([.A65]-1)*24*60*60" office:value-type="float" office:value="0.892774193548387" calcext:value-type="float">
            <text:p>0.89277419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unde</text:p>
          </table:table-cell>
          <table:table-cell office:value-type="time" office:time-value="PT00H00M00.831S" calcext:value-type="time">
            <text:p>00:00:00.83</text:p>
          </table:table-cell>
          <table:table-cell office:value-type="time" office:time-value="PT00H00M57.361S" calcext:value-type="time">
            <text:p>00:00:57.36</text:p>
          </table:table-cell>
          <table:table-cell office:value-type="string" calcext:value-type="string">
            <text:p>Mi, 4. Apr 2018, 18:07:48.870</text:p>
          </table:table-cell>
          <table:table-cell table:number-columns-repeated="2"/>
          <table:table-cell table:formula="of:=[.D66]-[.D$3]" office:value-type="time" office:time-value="PT00H00M56.183S" calcext:value-type="time">
            <text:p>00:56.18</text:p>
          </table:table-cell>
          <table:table-cell table:formula="of:=[.H66]/([.A66]-1)*24*60*60" office:value-type="float" office:value="0.891793650793651" calcext:value-type="float">
            <text:p>0.89179365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unde</text:p>
          </table:table-cell>
          <table:table-cell office:value-type="time" office:time-value="PT00H00M01.093S" calcext:value-type="time">
            <text:p>00:00:01.09</text:p>
          </table:table-cell>
          <table:table-cell office:value-type="time" office:time-value="PT00H00M58.454S" calcext:value-type="time">
            <text:p>00:00:58.45</text:p>
          </table:table-cell>
          <table:table-cell office:value-type="string" calcext:value-type="string">
            <text:p>Mi, 4. Apr 2018, 18:07:49.963</text:p>
          </table:table-cell>
          <table:table-cell table:number-columns-repeated="2"/>
          <table:table-cell table:formula="of:=[.D67]-[.D$3]" office:value-type="time" office:time-value="PT00H00M57.276S" calcext:value-type="time">
            <text:p>00:57.28</text:p>
          </table:table-cell>
          <table:table-cell table:formula="of:=[.H67]/([.A67]-1)*24*60*60" office:value-type="float" office:value="0.8949375" calcext:value-type="float">
            <text:p>0.89493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unde</text:p>
          </table:table-cell>
          <table:table-cell office:value-type="time" office:time-value="PT00H00M01.008S" calcext:value-type="time">
            <text:p>00:00:01.01</text:p>
          </table:table-cell>
          <table:table-cell office:value-type="time" office:time-value="PT00H00M59.462S" calcext:value-type="time">
            <text:p>00:00:59.46</text:p>
          </table:table-cell>
          <table:table-cell office:value-type="string" calcext:value-type="string">
            <text:p>Mi, 4. Apr 2018, 18:07:50.972</text:p>
          </table:table-cell>
          <table:table-cell table:number-columns-repeated="2"/>
          <table:table-cell table:formula="of:=[.D68]-[.D$3]" office:value-type="time" office:time-value="PT00H00M58.284S" calcext:value-type="time">
            <text:p>00:58.28</text:p>
          </table:table-cell>
          <table:table-cell table:formula="of:=[.H68]/([.A68]-1)*24*60*60" office:value-type="float" office:value="0.896676923076923" calcext:value-type="float">
            <text:p>0.89667692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unde</text:p>
          </table:table-cell>
          <table:table-cell office:value-type="time" office:time-value="PT00H00M00.865S" calcext:value-type="time">
            <text:p>00:00:00.87</text:p>
          </table:table-cell>
          <table:table-cell office:value-type="time" office:time-value="PT00H01M00.327S" calcext:value-type="time">
            <text:p>00:01:00.33</text:p>
          </table:table-cell>
          <table:table-cell office:value-type="string" calcext:value-type="string">
            <text:p>Mi, 4. Apr 2018, 18:07:51.836</text:p>
          </table:table-cell>
          <table:table-cell table:number-columns-repeated="2"/>
          <table:table-cell table:formula="of:=[.D69]-[.D$3]" office:value-type="time" office:time-value="PT00H00M59.149S" calcext:value-type="time">
            <text:p>00:59.15</text:p>
          </table:table-cell>
          <table:table-cell table:formula="of:=[.H69]/([.A69]-1)*24*60*60" office:value-type="float" office:value="0.89619696969697" calcext:value-type="float">
            <text:p>0.89619696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unde</text:p>
          </table:table-cell>
          <table:table-cell office:value-type="time" office:time-value="PT00H00M00.853S" calcext:value-type="time">
            <text:p>00:00:00.85</text:p>
          </table:table-cell>
          <table:table-cell office:value-type="time" office:time-value="PT00H01M01.18S" calcext:value-type="time">
            <text:p>00:01:01.18</text:p>
          </table:table-cell>
          <table:table-cell office:value-type="string" calcext:value-type="string">
            <text:p>Mi, 4. Apr 2018, 18:07:52.689</text:p>
          </table:table-cell>
          <table:table-cell table:number-columns-repeated="2"/>
          <table:table-cell table:formula="of:=[.D70]-[.D$3]" office:value-type="time" office:time-value="PT00H01M00.002S" calcext:value-type="time">
            <text:p>01:00.00</text:p>
          </table:table-cell>
          <table:table-cell table:formula="of:=[.H70]/([.A70]-1)*24*60*60" office:value-type="float" office:value="0.89555223880597" calcext:value-type="float">
            <text:p>0.89555223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unde</text:p>
          </table:table-cell>
          <table:table-cell office:value-type="time" office:time-value="PT00H00M00.889S" calcext:value-type="time">
            <text:p>00:00:00.89</text:p>
          </table:table-cell>
          <table:table-cell office:value-type="time" office:time-value="PT00H01M02.069S" calcext:value-type="time">
            <text:p>00:01:02.07</text:p>
          </table:table-cell>
          <table:table-cell office:value-type="string" calcext:value-type="string">
            <text:p>Mi, 4. Apr 2018, 18:07:53.578</text:p>
          </table:table-cell>
          <table:table-cell table:number-columns-repeated="2"/>
          <table:table-cell table:formula="of:=[.D71]-[.D$3]" office:value-type="time" office:time-value="PT00H01M00.891S" calcext:value-type="time">
            <text:p>01:00.89</text:p>
          </table:table-cell>
          <table:table-cell table:formula="of:=[.H71]/([.A71]-1)*24*60*60" office:value-type="float" office:value="0.895455882352941" calcext:value-type="float">
            <text:p>0.89545588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unde</text:p>
          </table:table-cell>
          <table:table-cell office:value-type="time" office:time-value="PT00H00M00.89S" calcext:value-type="time">
            <text:p>00:00:00.89</text:p>
          </table:table-cell>
          <table:table-cell office:value-type="time" office:time-value="PT00H01M02.959S" calcext:value-type="time">
            <text:p>00:01:02.96</text:p>
          </table:table-cell>
          <table:table-cell office:value-type="string" calcext:value-type="string">
            <text:p>Mi, 4. Apr 2018, 18:07:54.468</text:p>
          </table:table-cell>
          <table:table-cell table:number-columns-repeated="2"/>
          <table:table-cell table:formula="of:=[.D72]-[.D$3]" office:value-type="time" office:time-value="PT00H01M01.781S" calcext:value-type="time">
            <text:p>01:01.78</text:p>
          </table:table-cell>
          <table:table-cell table:formula="of:=[.H72]/([.A72]-1)*24*60*60" office:value-type="float" office:value="0.895376811594203" calcext:value-type="float">
            <text:p>0.89537681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unde</text:p>
          </table:table-cell>
          <table:table-cell office:value-type="time" office:time-value="PT00H00M00.898S" calcext:value-type="time">
            <text:p>00:00:00.90</text:p>
          </table:table-cell>
          <table:table-cell office:value-type="time" office:time-value="PT00H01M03.857S" calcext:value-type="time">
            <text:p>00:01:03.86</text:p>
          </table:table-cell>
          <table:table-cell office:value-type="string" calcext:value-type="string">
            <text:p>Mi, 4. Apr 2018, 18:07:55.367</text:p>
          </table:table-cell>
          <table:table-cell table:number-columns-repeated="2"/>
          <table:table-cell table:formula="of:=[.D73]-[.D$3]" office:value-type="time" office:time-value="PT00H01M02.679S" calcext:value-type="time">
            <text:p>01:02.68</text:p>
          </table:table-cell>
          <table:table-cell table:formula="of:=[.H73]/([.A73]-1)*24*60*60" office:value-type="float" office:value="0.895414285714286" calcext:value-type="float">
            <text:p>0.89541428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unde</text:p>
          </table:table-cell>
          <table:table-cell office:value-type="time" office:time-value="PT00H00M00.94S" calcext:value-type="time">
            <text:p>00:00:00.94</text:p>
          </table:table-cell>
          <table:table-cell office:value-type="time" office:time-value="PT00H01M04.797S" calcext:value-type="time">
            <text:p>00:01:04.80</text:p>
          </table:table-cell>
          <table:table-cell office:value-type="string" calcext:value-type="string">
            <text:p>Mi, 4. Apr 2018, 18:07:56.306</text:p>
          </table:table-cell>
          <table:table-cell table:number-columns-repeated="2"/>
          <table:table-cell table:formula="of:=[.D74]-[.D$3]" office:value-type="time" office:time-value="PT00H01M03.619S" calcext:value-type="time">
            <text:p>01:03.62</text:p>
          </table:table-cell>
          <table:table-cell table:formula="of:=[.H74]/([.A74]-1)*24*60*60" office:value-type="float" office:value="0.896042253521127" calcext:value-type="float">
            <text:p>0.89604225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unde</text:p>
          </table:table-cell>
          <table:table-cell office:value-type="time" office:time-value="PT00H00M00.936S" calcext:value-type="time">
            <text:p>00:00:00.94</text:p>
          </table:table-cell>
          <table:table-cell office:value-type="time" office:time-value="PT00H01M05.733S" calcext:value-type="time">
            <text:p>00:01:05.73</text:p>
          </table:table-cell>
          <table:table-cell office:value-type="string" calcext:value-type="string">
            <text:p>Mi, 4. Apr 2018, 18:07:57.242</text:p>
          </table:table-cell>
          <table:table-cell table:number-columns-repeated="2"/>
          <table:table-cell table:formula="of:=[.D75]-[.D$3]" office:value-type="time" office:time-value="PT00H01M04.555S" calcext:value-type="time">
            <text:p>01:04.56</text:p>
          </table:table-cell>
          <table:table-cell table:formula="of:=[.H75]/([.A75]-1)*24*60*60" office:value-type="float" office:value="0.896597222222222" calcext:value-type="float">
            <text:p>0.89659722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unde</text:p>
          </table:table-cell>
          <table:table-cell office:value-type="time" office:time-value="PT00H00M00.852S" calcext:value-type="time">
            <text:p>00:00:00.85</text:p>
          </table:table-cell>
          <table:table-cell office:value-type="time" office:time-value="PT00H01M06.585S" calcext:value-type="time">
            <text:p>00:01:06.59</text:p>
          </table:table-cell>
          <table:table-cell office:value-type="string" calcext:value-type="string">
            <text:p>Mi, 4. Apr 2018, 18:07:58.094</text:p>
          </table:table-cell>
          <table:table-cell table:number-columns-repeated="2"/>
          <table:table-cell table:formula="of:=[.D76]-[.D$3]" office:value-type="time" office:time-value="PT00H01M05.407S" calcext:value-type="time">
            <text:p>01:05.41</text:p>
          </table:table-cell>
          <table:table-cell table:formula="of:=[.H76]/([.A76]-1)*24*60*60" office:value-type="float" office:value="0.895986301369863" calcext:value-type="float">
            <text:p>0.89598630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unde</text:p>
          </table:table-cell>
          <table:table-cell office:value-type="time" office:time-value="PT00H00M00.9S" calcext:value-type="time">
            <text:p>00:00:00.90</text:p>
          </table:table-cell>
          <table:table-cell office:value-type="time" office:time-value="PT00H01M07.485S" calcext:value-type="time">
            <text:p>00:01:07.49</text:p>
          </table:table-cell>
          <table:table-cell office:value-type="string" calcext:value-type="string">
            <text:p>Mi, 4. Apr 2018, 18:07:58.994</text:p>
          </table:table-cell>
          <table:table-cell table:number-columns-repeated="2"/>
          <table:table-cell table:formula="of:=[.D77]-[.D$3]" office:value-type="time" office:time-value="PT00H01M06.307S" calcext:value-type="time">
            <text:p>01:06.31</text:p>
          </table:table-cell>
          <table:table-cell table:formula="of:=[.H77]/([.A77]-1)*24*60*60" office:value-type="float" office:value="0.896040540540541" calcext:value-type="float">
            <text:p>0.89604054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unde</text:p>
          </table:table-cell>
          <table:table-cell office:value-type="time" office:time-value="PT00H00M00.881S" calcext:value-type="time">
            <text:p>00:00:00.88</text:p>
          </table:table-cell>
          <table:table-cell office:value-type="time" office:time-value="PT00H01M08.366S" calcext:value-type="time">
            <text:p>00:01:08.37</text:p>
          </table:table-cell>
          <table:table-cell office:value-type="string" calcext:value-type="string">
            <text:p>Mi, 4. Apr 2018, 18:07:59.875</text:p>
          </table:table-cell>
          <table:table-cell table:number-columns-repeated="2"/>
          <table:table-cell table:formula="of:=[.D78]-[.D$3]" office:value-type="time" office:time-value="PT00H01M07.188S" calcext:value-type="time">
            <text:p>01:07.19</text:p>
          </table:table-cell>
          <table:table-cell table:formula="of:=[.H78]/([.A78]-1)*24*60*60" office:value-type="float" office:value="0.89584" calcext:value-type="float">
            <text:p>0.895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unde</text:p>
          </table:table-cell>
          <table:table-cell office:value-type="time" office:time-value="PT00H00M00.957S" calcext:value-type="time">
            <text:p>00:00:00.96</text:p>
          </table:table-cell>
          <table:table-cell office:value-type="time" office:time-value="PT00H01M09.323S" calcext:value-type="time">
            <text:p>00:01:09.32</text:p>
          </table:table-cell>
          <table:table-cell office:value-type="string" calcext:value-type="string">
            <text:p>Mi, 4. Apr 2018, 18:08:00.832</text:p>
          </table:table-cell>
          <table:table-cell table:number-columns-repeated="2"/>
          <table:table-cell table:formula="of:=[.D79]-[.D$3]" office:value-type="time" office:time-value="PT00H01M08.145S" calcext:value-type="time">
            <text:p>01:08.15</text:p>
          </table:table-cell>
          <table:table-cell table:formula="of:=[.H79]/([.A79]-1)*24*60*60" office:value-type="float" office:value="0.896644736842105" calcext:value-type="float">
            <text:p>0.89664473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use</text:p>
          </table:table-cell>
          <table:table-cell office:value-type="time" office:time-value="PT00H00M01.042S" calcext:value-type="time">
            <text:p>00:00:01.04</text:p>
          </table:table-cell>
          <table:table-cell office:value-type="time" office:time-value="PT00H01M10.365S" calcext:value-type="time">
            <text:p>00:01:10.37</text:p>
          </table:table-cell>
          <table:table-cell office:value-type="string" calcext:value-type="string">
            <text:p>Mi, 4. Apr 2018, 18:08:01.875</text:p>
          </table:table-cell>
          <table:table-cell table:number-columns-repeated="2"/>
          <table:table-cell table:formula="of:=[.D80]-[.D$3]" office:value-type="time" office:time-value="PT00H01M09.187S" calcext:value-type="time">
            <text:p>01:09.19</text:p>
          </table:table-cell>
          <table:table-cell table:formula="of:=[.H80]/([.A80]-1)*24*60*60" office:value-type="float" office:value="0.898532467532467" calcext:value-type="float">
            <text:p>0.89853246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Mi, 4. Apr 2018, 18:08:02.157</text:p>
          </table:table-cell>
          <table:table-cell table:number-columns-repeated="2"/>
          <table:table-cell table:formula="of:=[.D81]-[.D$3]" office:value-type="string" office:string-value="" calcext:value-type="error">
            <text:p>#VALUE!</text:p>
          </table:table-cell>
          <table:table-cell table:formula="of:=[.H81]/([.A81]-1)*24*60*60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use</text:p>
          </table:table-cell>
          <table:table-cell office:value-type="time" office:time-value="PT00H00M01.956S" calcext:value-type="time">
            <text:p>00:00:01.96</text:p>
          </table:table-cell>
          <table:table-cell office:value-type="time" office:time-value="PT00H01M12.321S" calcext:value-type="time">
            <text:p>00:01:12.32</text:p>
          </table:table-cell>
          <table:table-cell office:value-type="string" calcext:value-type="string">
            <text:p>Mi, 4. Apr 2018, 18:08:04.114</text:p>
          </table:table-cell>
          <table:table-cell table:number-columns-repeated="2"/>
          <table:table-cell table:formula="of:=[.D82]-[.D$3]" office:value-type="time" office:time-value="PT00H01M11.143S" calcext:value-type="time">
            <text:p>01:11.14</text:p>
          </table:table-cell>
          <table:table-cell table:formula="of:=[.H82]/([.A82]-1)*24*60*60" office:value-type="float" office:value="0.912089743589744" calcext:value-type="float">
            <text:p>0.91208974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unde</text:p>
          </table:table-cell>
          <table:table-cell office:value-type="time" office:time-value="PT00H00M00.342S" calcext:value-type="time">
            <text:p>00:00:00.34</text:p>
          </table:table-cell>
          <table:table-cell office:value-type="time" office:time-value="PT00H00M29.277S" calcext:value-type="time">
            <text:p>00:00:29.28</text:p>
          </table:table-cell>
          <table:table-cell office:value-type="string" calcext:value-type="string">
            <text:p>Mi, 4. Apr 2018, 18:03:35.696</text:p>
          </table:table-cell>
          <table:table-cell table:number-columns-repeated="2"/>
          <table:table-cell table:formula="of:=[.D83]-[.D$3]" office:value-type="time" office:time-value="PT00H00M28.099S" calcext:value-type="time">
            <text:p>00:28.10</text:p>
          </table:table-cell>
          <table:table-cell table:formula="of:=[.H83]/([.A83]-1)*24*60*60" office:value-type="float" office:value="0.3512375" calcext:value-type="float">
            <text:p>0.35123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unde</text:p>
          </table:table-cell>
          <table:table-cell office:value-type="time" office:time-value="PT00H00M00.364S" calcext:value-type="time">
            <text:p>00:00:00.36</text:p>
          </table:table-cell>
          <table:table-cell office:value-type="time" office:time-value="PT00H00M29.641S" calcext:value-type="time">
            <text:p>00:00:29.64</text:p>
          </table:table-cell>
          <table:table-cell office:value-type="string" calcext:value-type="string">
            <text:p>Mi, 4. Apr 2018, 18:03:36.060</text:p>
          </table:table-cell>
          <table:table-cell table:number-columns-repeated="2"/>
          <table:table-cell table:formula="of:=[.D84]-[.D$3]" office:value-type="time" office:time-value="PT00H00M28.463S" calcext:value-type="time">
            <text:p>00:28.46</text:p>
          </table:table-cell>
          <table:table-cell table:formula="of:=[.H84]/([.A84]-1)*24*60*60" office:value-type="float" office:value="0.351395061728395" calcext:value-type="float">
            <text:p>0.35139506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unde</text:p>
          </table:table-cell>
          <table:table-cell office:value-type="time" office:time-value="PT00H00M00.361S" calcext:value-type="time">
            <text:p>00:00:00.36</text:p>
          </table:table-cell>
          <table:table-cell office:value-type="time" office:time-value="PT00H00M30.002S" calcext:value-type="time">
            <text:p>00:00:30.00</text:p>
          </table:table-cell>
          <table:table-cell office:value-type="string" calcext:value-type="string">
            <text:p>Mi, 4. Apr 2018, 18:03:36.421</text:p>
          </table:table-cell>
          <table:table-cell table:number-columns-repeated="2"/>
          <table:table-cell table:formula="of:=[.D85]-[.D$3]" office:value-type="time" office:time-value="PT00H00M28.824S" calcext:value-type="time">
            <text:p>00:28.82</text:p>
          </table:table-cell>
          <table:table-cell table:formula="of:=[.H85]/([.A85]-1)*24*60*60" office:value-type="float" office:value="0.351512195121951" calcext:value-type="float">
            <text:p>0.35151219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unde</text:p>
          </table:table-cell>
          <table:table-cell office:value-type="time" office:time-value="PT00H00M00.347S" calcext:value-type="time">
            <text:p>00:00:00.35</text:p>
          </table:table-cell>
          <table:table-cell office:value-type="time" office:time-value="PT00H00M30.349S" calcext:value-type="time">
            <text:p>00:00:30.35</text:p>
          </table:table-cell>
          <table:table-cell office:value-type="string" calcext:value-type="string">
            <text:p>Mi, 4. Apr 2018, 18:03:36.768</text:p>
          </table:table-cell>
          <table:table-cell table:number-columns-repeated="2"/>
          <table:table-cell table:formula="of:=[.D86]-[.D$3]" office:value-type="time" office:time-value="PT00H00M29.171S" calcext:value-type="time">
            <text:p>00:29.17</text:p>
          </table:table-cell>
          <table:table-cell table:formula="of:=[.H86]/([.A86]-1)*24*60*60" office:value-type="float" office:value="0.351457831325301" calcext:value-type="float">
            <text:p>0.35145783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unde</text:p>
          </table:table-cell>
          <table:table-cell office:value-type="time" office:time-value="PT00H00M00.332S" calcext:value-type="time">
            <text:p>00:00:00.33</text:p>
          </table:table-cell>
          <table:table-cell office:value-type="time" office:time-value="PT00H00M30.681S" calcext:value-type="time">
            <text:p>00:00:30.68</text:p>
          </table:table-cell>
          <table:table-cell office:value-type="string" calcext:value-type="string">
            <text:p>Mi, 4. Apr 2018, 18:03:37.100</text:p>
          </table:table-cell>
          <table:table-cell table:number-columns-repeated="2"/>
          <table:table-cell table:formula="of:=[.D87]-[.D$3]" office:value-type="time" office:time-value="PT00H00M29.503S" calcext:value-type="time">
            <text:p>00:29.50</text:p>
          </table:table-cell>
          <table:table-cell table:formula="of:=[.H87]/([.A87]-1)*24*60*60" office:value-type="float" office:value="0.35122619047619" calcext:value-type="float">
            <text:p>0.35122619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unde</text:p>
          </table:table-cell>
          <table:table-cell office:value-type="time" office:time-value="PT00H00M00.341S" calcext:value-type="time">
            <text:p>00:00:00.34</text:p>
          </table:table-cell>
          <table:table-cell office:value-type="time" office:time-value="PT00H00M31.022S" calcext:value-type="time">
            <text:p>00:00:31.02</text:p>
          </table:table-cell>
          <table:table-cell office:value-type="string" calcext:value-type="string">
            <text:p>Mi, 4. Apr 2018, 18:03:37.441</text:p>
          </table:table-cell>
          <table:table-cell table:number-columns-repeated="2"/>
          <table:table-cell table:formula="of:=[.D88]-[.D$3]" office:value-type="time" office:time-value="PT00H00M29.844S" calcext:value-type="time">
            <text:p>00:29.84</text:p>
          </table:table-cell>
          <table:table-cell table:formula="of:=[.H88]/([.A88]-1)*24*60*60" office:value-type="float" office:value="0.351105882352941" calcext:value-type="float">
            <text:p>0.35110588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unde</text:p>
          </table:table-cell>
          <table:table-cell office:value-type="time" office:time-value="PT00H00M00.353S" calcext:value-type="time">
            <text:p>00:00:00.35</text:p>
          </table:table-cell>
          <table:table-cell office:value-type="time" office:time-value="PT00H00M31.375S" calcext:value-type="time">
            <text:p>00:00:31.38</text:p>
          </table:table-cell>
          <table:table-cell office:value-type="string" calcext:value-type="string">
            <text:p>Mi, 4. Apr 2018, 18:03:37.795</text:p>
          </table:table-cell>
          <table:table-cell table:number-columns-repeated="2"/>
          <table:table-cell table:formula="of:=[.D89]-[.D$3]" office:value-type="time" office:time-value="PT00H00M30.197S" calcext:value-type="time">
            <text:p>00:30.20</text:p>
          </table:table-cell>
          <table:table-cell table:formula="of:=[.H89]/([.A89]-1)*24*60*60" office:value-type="float" office:value="0.351127906976744" calcext:value-type="float">
            <text:p>0.3511279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unde</text:p>
          </table:table-cell>
          <table:table-cell office:value-type="time" office:time-value="PT00H00M00.375S" calcext:value-type="time">
            <text:p>00:00:00.38</text:p>
          </table:table-cell>
          <table:table-cell office:value-type="time" office:time-value="PT00H00M31.75S" calcext:value-type="time">
            <text:p>00:00:31.75</text:p>
          </table:table-cell>
          <table:table-cell office:value-type="string" calcext:value-type="string">
            <text:p>Mi, 4. Apr 2018, 18:03:38.169</text:p>
          </table:table-cell>
          <table:table-cell table:number-columns-repeated="2"/>
          <table:table-cell table:formula="of:=[.D90]-[.D$3]" office:value-type="time" office:time-value="PT00H00M30.572S" calcext:value-type="time">
            <text:p>00:30.57</text:p>
          </table:table-cell>
          <table:table-cell table:formula="of:=[.H90]/([.A90]-1)*24*60*60" office:value-type="float" office:value="0.351402298850575" calcext:value-type="float">
            <text:p>0.35140229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unde</text:p>
          </table:table-cell>
          <table:table-cell office:value-type="time" office:time-value="PT00H00M00.335S" calcext:value-type="time">
            <text:p>00:00:00.34</text:p>
          </table:table-cell>
          <table:table-cell office:value-type="time" office:time-value="PT00H00M32.085S" calcext:value-type="time">
            <text:p>00:00:32.09</text:p>
          </table:table-cell>
          <table:table-cell office:value-type="string" calcext:value-type="string">
            <text:p>Mi, 4. Apr 2018, 18:03:38.504</text:p>
          </table:table-cell>
          <table:table-cell table:number-columns-repeated="2"/>
          <table:table-cell table:formula="of:=[.D91]-[.D$3]" office:value-type="time" office:time-value="PT00H00M30.907S" calcext:value-type="time">
            <text:p>00:30.91</text:p>
          </table:table-cell>
          <table:table-cell table:formula="of:=[.H91]/([.A91]-1)*24*60*60" office:value-type="float" office:value="0.351215909090909" calcext:value-type="float">
            <text:p>0.35121590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unde</text:p>
          </table:table-cell>
          <table:table-cell office:value-type="time" office:time-value="PT00H00M00.35S" calcext:value-type="time">
            <text:p>00:00:00.35</text:p>
          </table:table-cell>
          <table:table-cell office:value-type="time" office:time-value="PT00H00M32.435S" calcext:value-type="time">
            <text:p>00:00:32.44</text:p>
          </table:table-cell>
          <table:table-cell office:value-type="string" calcext:value-type="string">
            <text:p>Mi, 4. Apr 2018, 18:03:38.854</text:p>
          </table:table-cell>
          <table:table-cell table:number-columns-repeated="2"/>
          <table:table-cell table:formula="of:=[.D92]-[.D$3]" office:value-type="time" office:time-value="PT00H00M31.257S" calcext:value-type="time">
            <text:p>00:31.26</text:p>
          </table:table-cell>
          <table:table-cell table:formula="of:=[.H92]/([.A92]-1)*24*60*60" office:value-type="float" office:value="0.351202247191011" calcext:value-type="float">
            <text:p>0.35120224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unde</text:p>
          </table:table-cell>
          <table:table-cell office:value-type="time" office:time-value="PT00H00M00.388S" calcext:value-type="time">
            <text:p>00:00:00.39</text:p>
          </table:table-cell>
          <table:table-cell office:value-type="time" office:time-value="PT00H00M32.823S" calcext:value-type="time">
            <text:p>00:00:32.82</text:p>
          </table:table-cell>
          <table:table-cell office:value-type="string" calcext:value-type="string">
            <text:p>Mi, 4. Apr 2018, 18:03:39.242</text:p>
          </table:table-cell>
          <table:table-cell table:number-columns-repeated="2"/>
          <table:table-cell table:formula="of:=[.D93]-[.D$3]" office:value-type="time" office:time-value="PT00H00M31.645S" calcext:value-type="time">
            <text:p>00:31.65</text:p>
          </table:table-cell>
          <table:table-cell table:formula="of:=[.H93]/([.A93]-1)*24*60*60" office:value-type="float" office:value="0.351611111111111" calcext:value-type="float">
            <text:p>0.35161111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unde</text:p>
          </table:table-cell>
          <table:table-cell office:value-type="time" office:time-value="PT00H00M00.362S" calcext:value-type="time">
            <text:p>00:00:00.36</text:p>
          </table:table-cell>
          <table:table-cell office:value-type="time" office:time-value="PT00H00M33.185S" calcext:value-type="time">
            <text:p>00:00:33.19</text:p>
          </table:table-cell>
          <table:table-cell office:value-type="string" calcext:value-type="string">
            <text:p>Mi, 4. Apr 2018, 18:03:39.604</text:p>
          </table:table-cell>
          <table:table-cell table:number-columns-repeated="2"/>
          <table:table-cell table:formula="of:=[.D94]-[.D$3]" office:value-type="time" office:time-value="PT00H00M32.007S" calcext:value-type="time">
            <text:p>00:32.01</text:p>
          </table:table-cell>
          <table:table-cell table:formula="of:=[.H94]/([.A94]-1)*24*60*60" office:value-type="float" office:value="0.351725274725275" calcext:value-type="float">
            <text:p>0.35172527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unde</text:p>
          </table:table-cell>
          <table:table-cell office:value-type="time" office:time-value="PT00H00M00.333S" calcext:value-type="time">
            <text:p>00:00:00.33</text:p>
          </table:table-cell>
          <table:table-cell office:value-type="time" office:time-value="PT00H00M33.518S" calcext:value-type="time">
            <text:p>00:00:33.52</text:p>
          </table:table-cell>
          <table:table-cell office:value-type="string" calcext:value-type="string">
            <text:p>Mi, 4. Apr 2018, 18:03:39.937</text:p>
          </table:table-cell>
          <table:table-cell table:number-columns-repeated="2"/>
          <table:table-cell table:formula="of:=[.D95]-[.D$3]" office:value-type="time" office:time-value="PT00H00M32.34S" calcext:value-type="time">
            <text:p>00:32.34</text:p>
          </table:table-cell>
          <table:table-cell table:formula="of:=[.H95]/([.A95]-1)*24*60*60" office:value-type="float" office:value="0.351521739130435" calcext:value-type="float">
            <text:p>0.35152173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unde</text:p>
          </table:table-cell>
          <table:table-cell office:value-type="time" office:time-value="PT00H00M00.344S" calcext:value-type="time">
            <text:p>00:00:00.34</text:p>
          </table:table-cell>
          <table:table-cell office:value-type="time" office:time-value="PT00H00M33.862S" calcext:value-type="time">
            <text:p>00:00:33.86</text:p>
          </table:table-cell>
          <table:table-cell office:value-type="string" calcext:value-type="string">
            <text:p>Mi, 4. Apr 2018, 18:03:40.281</text:p>
          </table:table-cell>
          <table:table-cell table:number-columns-repeated="2"/>
          <table:table-cell table:formula="of:=[.D96]-[.D$3]" office:value-type="time" office:time-value="PT00H00M32.684S" calcext:value-type="time">
            <text:p>00:32.68</text:p>
          </table:table-cell>
          <table:table-cell table:formula="of:=[.H96]/([.A96]-1)*24*60*60" office:value-type="float" office:value="0.351440860215054" calcext:value-type="float">
            <text:p>0.35144086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unde</text:p>
          </table:table-cell>
          <table:table-cell office:value-type="time" office:time-value="PT00H00M00.36S" calcext:value-type="time">
            <text:p>00:00:00.36</text:p>
          </table:table-cell>
          <table:table-cell office:value-type="time" office:time-value="PT00H00M34.222S" calcext:value-type="time">
            <text:p>00:00:34.22</text:p>
          </table:table-cell>
          <table:table-cell office:value-type="string" calcext:value-type="string">
            <text:p>Mi, 4. Apr 2018, 18:03:40.641</text:p>
          </table:table-cell>
          <table:table-cell table:number-columns-repeated="2"/>
          <table:table-cell table:formula="of:=[.D97]-[.D$3]" office:value-type="time" office:time-value="PT00H00M33.044S" calcext:value-type="time">
            <text:p>00:33.04</text:p>
          </table:table-cell>
          <table:table-cell table:formula="of:=[.H97]/([.A97]-1)*24*60*60" office:value-type="float" office:value="0.351531914893617" calcext:value-type="float">
            <text:p>0.35153191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unde</text:p>
          </table:table-cell>
          <table:table-cell office:value-type="time" office:time-value="PT00H00M00.32S" calcext:value-type="time">
            <text:p>00:00:00.32</text:p>
          </table:table-cell>
          <table:table-cell office:value-type="time" office:time-value="PT00H00M34.542S" calcext:value-type="time">
            <text:p>00:00:34.54</text:p>
          </table:table-cell>
          <table:table-cell office:value-type="string" calcext:value-type="string">
            <text:p>Mi, 4. Apr 2018, 18:03:40.961</text:p>
          </table:table-cell>
          <table:table-cell table:number-columns-repeated="2"/>
          <table:table-cell table:formula="of:=[.D98]-[.D$3]" office:value-type="time" office:time-value="PT00H00M33.364S" calcext:value-type="time">
            <text:p>00:33.36</text:p>
          </table:table-cell>
          <table:table-cell table:formula="of:=[.H98]/([.A98]-1)*24*60*60" office:value-type="float" office:value="0.3512" calcext:value-type="float">
            <text:p>0.35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unde</text:p>
          </table:table-cell>
          <table:table-cell office:value-type="time" office:time-value="PT00H00M00.346S" calcext:value-type="time">
            <text:p>00:00:00.35</text:p>
          </table:table-cell>
          <table:table-cell office:value-type="time" office:time-value="PT00H00M34.888S" calcext:value-type="time">
            <text:p>00:00:34.89</text:p>
          </table:table-cell>
          <table:table-cell office:value-type="string" calcext:value-type="string">
            <text:p>Mi, 4. Apr 2018, 18:03:41.307</text:p>
          </table:table-cell>
          <table:table-cell table:number-columns-repeated="2"/>
          <table:table-cell table:formula="of:=[.D99]-[.D$3]" office:value-type="time" office:time-value="PT00H00M33.71S" calcext:value-type="time">
            <text:p>00:33.71</text:p>
          </table:table-cell>
          <table:table-cell table:formula="of:=[.H99]/([.A99]-1)*24*60*60" office:value-type="float" office:value="0.351145833333333" calcext:value-type="float">
            <text:p>0.3511458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unde</text:p>
          </table:table-cell>
          <table:table-cell office:value-type="time" office:time-value="PT00H00M00.342S" calcext:value-type="time">
            <text:p>00:00:00.34</text:p>
          </table:table-cell>
          <table:table-cell office:value-type="time" office:time-value="PT00H00M35.23S" calcext:value-type="time">
            <text:p>00:00:35.23</text:p>
          </table:table-cell>
          <table:table-cell office:value-type="string" calcext:value-type="string">
            <text:p>Mi, 4. Apr 2018, 18:03:41.649</text:p>
          </table:table-cell>
          <table:table-cell table:number-columns-repeated="2"/>
          <table:table-cell table:formula="of:=[.D100]-[.D$3]" office:value-type="time" office:time-value="PT00H00M34.052S" calcext:value-type="time">
            <text:p>00:34.05</text:p>
          </table:table-cell>
          <table:table-cell table:formula="of:=[.H100]/([.A100]-1)*24*60*60" office:value-type="float" office:value="0.351051546391753" calcext:value-type="float">
            <text:p>0.35105154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unde</text:p>
          </table:table-cell>
          <table:table-cell office:value-type="time" office:time-value="PT00H00M00.356S" calcext:value-type="time">
            <text:p>00:00:00.36</text:p>
          </table:table-cell>
          <table:table-cell office:value-type="time" office:time-value="PT00H00M35.586S" calcext:value-type="time">
            <text:p>00:00:35.59</text:p>
          </table:table-cell>
          <table:table-cell office:value-type="string" calcext:value-type="string">
            <text:p>Mi, 4. Apr 2018, 18:03:42.005</text:p>
          </table:table-cell>
          <table:table-cell table:number-columns-repeated="2"/>
          <table:table-cell table:formula="of:=[.D101]-[.D$3]" office:value-type="time" office:time-value="PT00H00M34.408S" calcext:value-type="time">
            <text:p>00:34.41</text:p>
          </table:table-cell>
          <table:table-cell table:formula="of:=[.H101]/([.A101]-1)*24*60*60" office:value-type="float" office:value="0.351102040816326" calcext:value-type="float">
            <text:p>0.35110204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unde</text:p>
          </table:table-cell>
          <table:table-cell office:value-type="time" office:time-value="PT00H00M00.353S" calcext:value-type="time">
            <text:p>00:00:00.35</text:p>
          </table:table-cell>
          <table:table-cell office:value-type="time" office:time-value="PT00H00M35.939S" calcext:value-type="time">
            <text:p>00:00:35.94</text:p>
          </table:table-cell>
          <table:table-cell office:value-type="string" calcext:value-type="string">
            <text:p>Mi, 4. Apr 2018, 18:03:42.358</text:p>
          </table:table-cell>
          <table:table-cell table:number-columns-repeated="2"/>
          <table:table-cell table:formula="of:=[.D102]-[.D$3]" office:value-type="time" office:time-value="PT00H00M34.761S" calcext:value-type="time">
            <text:p>00:34.76</text:p>
          </table:table-cell>
          <table:table-cell table:formula="of:=[.H102]/([.A102]-1)*24*60*60" office:value-type="float" office:value="0.351121212121212" calcext:value-type="float">
            <text:p>0.35112121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unde</text:p>
          </table:table-cell>
          <table:table-cell office:value-type="time" office:time-value="PT00H00M00.374S" calcext:value-type="time">
            <text:p>00:00:00.37</text:p>
          </table:table-cell>
          <table:table-cell office:value-type="time" office:time-value="PT00H00M36.313S" calcext:value-type="time">
            <text:p>00:00:36.31</text:p>
          </table:table-cell>
          <table:table-cell office:value-type="string" calcext:value-type="string">
            <text:p>Mi, 4. Apr 2018, 18:03:42.732</text:p>
          </table:table-cell>
          <table:table-cell table:number-columns-repeated="2"/>
          <table:table-cell table:formula="of:=[.D103]-[.D$3]" office:value-type="time" office:time-value="PT00H00M35.135S" calcext:value-type="time">
            <text:p>00:35.14</text:p>
          </table:table-cell>
          <table:table-cell table:formula="of:=[.H103]/([.A103]-1)*24*60*60" office:value-type="float" office:value="0.35135" calcext:value-type="float">
            <text:p>0.351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unde</text:p>
          </table:table-cell>
          <table:table-cell office:value-type="time" office:time-value="PT00H00M00.385S" calcext:value-type="time">
            <text:p>00:00:00.39</text:p>
          </table:table-cell>
          <table:table-cell office:value-type="time" office:time-value="PT00H00M36.698S" calcext:value-type="time">
            <text:p>00:00:36.70</text:p>
          </table:table-cell>
          <table:table-cell office:value-type="string" calcext:value-type="string">
            <text:p>Mi, 4. Apr 2018, 18:03:43.117</text:p>
          </table:table-cell>
          <table:table-cell table:number-columns-repeated="2"/>
          <table:table-cell table:formula="of:=[.D104]-[.D$3]" office:value-type="time" office:time-value="PT00H00M35.52S" calcext:value-type="time">
            <text:p>00:35.52</text:p>
          </table:table-cell>
          <table:table-cell table:formula="of:=[.H104]/([.A104]-1)*24*60*60" office:value-type="float" office:value="0.351683168316832" calcext:value-type="float">
            <text:p>0.35168316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unde</text:p>
          </table:table-cell>
          <table:table-cell office:value-type="time" office:time-value="PT00H00M00.341S" calcext:value-type="time">
            <text:p>00:00:00.34</text:p>
          </table:table-cell>
          <table:table-cell office:value-type="time" office:time-value="PT00H00M37.039S" calcext:value-type="time">
            <text:p>00:00:37.04</text:p>
          </table:table-cell>
          <table:table-cell office:value-type="string" calcext:value-type="string">
            <text:p>Mi, 4. Apr 2018, 18:03:43.458</text:p>
          </table:table-cell>
          <table:table-cell table:number-columns-repeated="2"/>
          <table:table-cell table:formula="of:=[.D105]-[.D$3]" office:value-type="time" office:time-value="PT00H00M35.861S" calcext:value-type="time">
            <text:p>00:35.86</text:p>
          </table:table-cell>
          <table:table-cell table:formula="of:=[.H105]/([.A105]-1)*24*60*60" office:value-type="float" office:value="0.351578431372549" calcext:value-type="float">
            <text:p>0.35157843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unde</text:p>
          </table:table-cell>
          <table:table-cell office:value-type="time" office:time-value="PT00H00M00.334S" calcext:value-type="time">
            <text:p>00:00:00.33</text:p>
          </table:table-cell>
          <table:table-cell office:value-type="time" office:time-value="PT00H00M37.373S" calcext:value-type="time">
            <text:p>00:00:37.37</text:p>
          </table:table-cell>
          <table:table-cell office:value-type="string" calcext:value-type="string">
            <text:p>Mi, 4. Apr 2018, 18:03:43.792</text:p>
          </table:table-cell>
          <table:table-cell table:number-columns-repeated="2"/>
          <table:table-cell table:formula="of:=[.D106]-[.D$3]" office:value-type="time" office:time-value="PT00H00M36.195S" calcext:value-type="time">
            <text:p>00:36.20</text:p>
          </table:table-cell>
          <table:table-cell table:formula="of:=[.H106]/([.A106]-1)*24*60*60" office:value-type="float" office:value="0.351407766990291" calcext:value-type="float">
            <text:p>0.3514077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unde</text:p>
          </table:table-cell>
          <table:table-cell office:value-type="time" office:time-value="PT00H00M00.364S" calcext:value-type="time">
            <text:p>00:00:00.36</text:p>
          </table:table-cell>
          <table:table-cell office:value-type="time" office:time-value="PT00H00M37.737S" calcext:value-type="time">
            <text:p>00:00:37.74</text:p>
          </table:table-cell>
          <table:table-cell office:value-type="string" calcext:value-type="string">
            <text:p>Mi, 4. Apr 2018, 18:03:44.156</text:p>
          </table:table-cell>
          <table:table-cell table:number-columns-repeated="2"/>
          <table:table-cell table:formula="of:=[.D107]-[.D$3]" office:value-type="time" office:time-value="PT00H00M36.559S" calcext:value-type="time">
            <text:p>00:36.56</text:p>
          </table:table-cell>
          <table:table-cell table:formula="of:=[.H107]/([.A107]-1)*24*60*60" office:value-type="float" office:value="0.351528846153846" calcext:value-type="float">
            <text:p>0.35152884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unde</text:p>
          </table:table-cell>
          <table:table-cell office:value-type="time" office:time-value="PT00H00M00.338S" calcext:value-type="time">
            <text:p>00:00:00.34</text:p>
          </table:table-cell>
          <table:table-cell office:value-type="time" office:time-value="PT00H00M38.075S" calcext:value-type="time">
            <text:p>00:00:38.08</text:p>
          </table:table-cell>
          <table:table-cell office:value-type="string" calcext:value-type="string">
            <text:p>Mi, 4. Apr 2018, 18:03:44.494</text:p>
          </table:table-cell>
          <table:table-cell table:number-columns-repeated="2"/>
          <table:table-cell table:formula="of:=[.D108]-[.D$3]" office:value-type="time" office:time-value="PT00H00M36.897S" calcext:value-type="time">
            <text:p>00:36.90</text:p>
          </table:table-cell>
          <table:table-cell table:formula="of:=[.H108]/([.A108]-1)*24*60*60" office:value-type="float" office:value="0.3514" calcext:value-type="float">
            <text:p>0.35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unde</text:p>
          </table:table-cell>
          <table:table-cell office:value-type="time" office:time-value="PT00H00M00.365S" calcext:value-type="time">
            <text:p>00:00:00.37</text:p>
          </table:table-cell>
          <table:table-cell office:value-type="time" office:time-value="PT00H00M38.44S" calcext:value-type="time">
            <text:p>00:00:38.44</text:p>
          </table:table-cell>
          <table:table-cell office:value-type="string" calcext:value-type="string">
            <text:p>Mi, 4. Apr 2018, 18:03:44.859</text:p>
          </table:table-cell>
          <table:table-cell table:number-columns-repeated="2"/>
          <table:table-cell table:formula="of:=[.D109]-[.D$3]" office:value-type="time" office:time-value="PT00H00M37.262S" calcext:value-type="time">
            <text:p>00:37.26</text:p>
          </table:table-cell>
          <table:table-cell table:formula="of:=[.H109]/([.A109]-1)*24*60*60" office:value-type="float" office:value="0.351528301886792" calcext:value-type="float">
            <text:p>0.35152830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unde</text:p>
          </table:table-cell>
          <table:table-cell office:value-type="time" office:time-value="PT00H00M00.719S" calcext:value-type="time">
            <text:p>00:00:00.72</text:p>
          </table:table-cell>
          <table:table-cell office:value-type="time" office:time-value="PT00H00M39.159S" calcext:value-type="time">
            <text:p>00:00:39.16</text:p>
          </table:table-cell>
          <table:table-cell office:value-type="string" calcext:value-type="string">
            <text:p>Mi, 4. Apr 2018, 18:03:45.578</text:p>
          </table:table-cell>
          <table:table-cell table:number-columns-repeated="2"/>
          <table:table-cell table:formula="of:=[.D110]-[.D$3]" office:value-type="time" office:time-value="PT00H00M37.981S" calcext:value-type="time">
            <text:p>00:37.98</text:p>
          </table:table-cell>
          <table:table-cell table:formula="of:=[.H110]/([.A110]-1)*24*60*60" office:value-type="float" office:value="0.35496261682243" calcext:value-type="float">
            <text:p>0.35496261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unde</text:p>
          </table:table-cell>
          <table:table-cell office:value-type="time" office:time-value="PT00H00M00.362S" calcext:value-type="time">
            <text:p>00:00:00.36</text:p>
          </table:table-cell>
          <table:table-cell office:value-type="time" office:time-value="PT00H00M39.521S" calcext:value-type="time">
            <text:p>00:00:39.52</text:p>
          </table:table-cell>
          <table:table-cell office:value-type="string" calcext:value-type="string">
            <text:p>Mi, 4. Apr 2018, 18:03:45.940</text:p>
          </table:table-cell>
          <table:table-cell table:number-columns-repeated="2"/>
          <table:table-cell table:formula="of:=[.D111]-[.D$3]" office:value-type="time" office:time-value="PT00H00M38.343S" calcext:value-type="time">
            <text:p>00:38.34</text:p>
          </table:table-cell>
          <table:table-cell table:formula="of:=[.H111]/([.A111]-1)*24*60*60" office:value-type="float" office:value="0.355027777777778" calcext:value-type="float">
            <text:p>0.35502777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unde</text:p>
          </table:table-cell>
          <table:table-cell office:value-type="time" office:time-value="PT00H00M00.314S" calcext:value-type="time">
            <text:p>00:00:00.31</text:p>
          </table:table-cell>
          <table:table-cell office:value-type="time" office:time-value="PT00H00M39.835S" calcext:value-type="time">
            <text:p>00:00:39.84</text:p>
          </table:table-cell>
          <table:table-cell office:value-type="string" calcext:value-type="string">
            <text:p>Mi, 4. Apr 2018, 18:03:46.254</text:p>
          </table:table-cell>
          <table:table-cell table:number-columns-repeated="2"/>
          <table:table-cell table:formula="of:=[.D112]-[.D$3]" office:value-type="time" office:time-value="PT00H00M38.657S" calcext:value-type="time">
            <text:p>00:38.66</text:p>
          </table:table-cell>
          <table:table-cell table:formula="of:=[.H112]/([.A112]-1)*24*60*60" office:value-type="float" office:value="0.354651376146789" calcext:value-type="float">
            <text:p>0.354651376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unde</text:p>
          </table:table-cell>
          <table:table-cell office:value-type="time" office:time-value="PT00H00M00.346S" calcext:value-type="time">
            <text:p>00:00:00.35</text:p>
          </table:table-cell>
          <table:table-cell office:value-type="time" office:time-value="PT00H00M40.181S" calcext:value-type="time">
            <text:p>00:00:40.18</text:p>
          </table:table-cell>
          <table:table-cell office:value-type="string" calcext:value-type="string">
            <text:p>Mi, 4. Apr 2018, 18:03:46.600</text:p>
          </table:table-cell>
          <table:table-cell table:number-columns-repeated="2"/>
          <table:table-cell table:formula="of:=[.D113]-[.D$3]" office:value-type="time" office:time-value="PT00H00M39.003S" calcext:value-type="time">
            <text:p>00:39.00</text:p>
          </table:table-cell>
          <table:table-cell table:formula="of:=[.H113]/([.A113]-1)*24*60*60" office:value-type="float" office:value="0.354572727272727" calcext:value-type="float">
            <text:p>0.35457272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unde</text:p>
          </table:table-cell>
          <table:table-cell office:value-type="time" office:time-value="PT00H00M00.329S" calcext:value-type="time">
            <text:p>00:00:00.33</text:p>
          </table:table-cell>
          <table:table-cell office:value-type="time" office:time-value="PT00H00M40.51S" calcext:value-type="time">
            <text:p>00:00:40.51</text:p>
          </table:table-cell>
          <table:table-cell office:value-type="string" calcext:value-type="string">
            <text:p>Mi, 4. Apr 2018, 18:03:46.929</text:p>
          </table:table-cell>
          <table:table-cell table:number-columns-repeated="2"/>
          <table:table-cell table:formula="of:=[.D114]-[.D$3]" office:value-type="time" office:time-value="PT00H00M39.332S" calcext:value-type="time">
            <text:p>00:39.33</text:p>
          </table:table-cell>
          <table:table-cell table:formula="of:=[.H114]/([.A114]-1)*24*60*60" office:value-type="float" office:value="0.354342342342342" calcext:value-type="float">
            <text:p>0.35434234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unde</text:p>
          </table:table-cell>
          <table:table-cell office:value-type="time" office:time-value="PT00H00M00.374S" calcext:value-type="time">
            <text:p>00:00:00.37</text:p>
          </table:table-cell>
          <table:table-cell office:value-type="time" office:time-value="PT00H00M40.884S" calcext:value-type="time">
            <text:p>00:00:40.88</text:p>
          </table:table-cell>
          <table:table-cell office:value-type="string" calcext:value-type="string">
            <text:p>Mi, 4. Apr 2018, 18:03:47.303</text:p>
          </table:table-cell>
          <table:table-cell table:number-columns-repeated="2"/>
          <table:table-cell table:formula="of:=[.D115]-[.D$3]" office:value-type="time" office:time-value="PT00H00M39.706S" calcext:value-type="time">
            <text:p>00:39.71</text:p>
          </table:table-cell>
          <table:table-cell table:formula="of:=[.H115]/([.A115]-1)*24*60*60" office:value-type="float" office:value="0.354517857142857" calcext:value-type="float">
            <text:p>0.35451785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unde</text:p>
          </table:table-cell>
          <table:table-cell office:value-type="time" office:time-value="PT00H00M00.374S" calcext:value-type="time">
            <text:p>00:00:00.37</text:p>
          </table:table-cell>
          <table:table-cell office:value-type="time" office:time-value="PT00H00M41.258S" calcext:value-type="time">
            <text:p>00:00:41.26</text:p>
          </table:table-cell>
          <table:table-cell office:value-type="string" calcext:value-type="string">
            <text:p>Mi, 4. Apr 2018, 18:03:47.677</text:p>
          </table:table-cell>
          <table:table-cell table:number-columns-repeated="2"/>
          <table:table-cell table:formula="of:=[.D116]-[.D$3]" office:value-type="time" office:time-value="PT00H00M40.08S" calcext:value-type="time">
            <text:p>00:40.08</text:p>
          </table:table-cell>
          <table:table-cell table:formula="of:=[.H116]/([.A116]-1)*24*60*60" office:value-type="float" office:value="0.354690265486726" calcext:value-type="float">
            <text:p>0.35469026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unde</text:p>
          </table:table-cell>
          <table:table-cell office:value-type="time" office:time-value="PT00H00M00.348S" calcext:value-type="time">
            <text:p>00:00:00.35</text:p>
          </table:table-cell>
          <table:table-cell office:value-type="time" office:time-value="PT00H00M41.606S" calcext:value-type="time">
            <text:p>00:00:41.61</text:p>
          </table:table-cell>
          <table:table-cell office:value-type="string" calcext:value-type="string">
            <text:p>Mi, 4. Apr 2018, 18:03:48.025</text:p>
          </table:table-cell>
          <table:table-cell table:number-columns-repeated="2"/>
          <table:table-cell table:formula="of:=[.D117]-[.D$3]" office:value-type="time" office:time-value="PT00H00M40.428S" calcext:value-type="time">
            <text:p>00:40.43</text:p>
          </table:table-cell>
          <table:table-cell table:formula="of:=[.H117]/([.A117]-1)*24*60*60" office:value-type="float" office:value="0.354631578947368" calcext:value-type="float">
            <text:p>0.354631578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unde</text:p>
          </table:table-cell>
          <table:table-cell office:value-type="time" office:time-value="PT00H00M00.327S" calcext:value-type="time">
            <text:p>00:00:00.33</text:p>
          </table:table-cell>
          <table:table-cell office:value-type="time" office:time-value="PT00H00M41.933S" calcext:value-type="time">
            <text:p>00:00:41.93</text:p>
          </table:table-cell>
          <table:table-cell office:value-type="string" calcext:value-type="string">
            <text:p>Mi, 4. Apr 2018, 18:03:48.352</text:p>
          </table:table-cell>
          <table:table-cell table:number-columns-repeated="2"/>
          <table:table-cell table:formula="of:=[.D118]-[.D$3]" office:value-type="time" office:time-value="PT00H00M40.755S" calcext:value-type="time">
            <text:p>00:40.76</text:p>
          </table:table-cell>
          <table:table-cell table:formula="of:=[.H118]/([.A118]-1)*24*60*60" office:value-type="float" office:value="0.354391304347826" calcext:value-type="float">
            <text:p>0.35439130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unde</text:p>
          </table:table-cell>
          <table:table-cell office:value-type="time" office:time-value="PT00H00M00.385S" calcext:value-type="time">
            <text:p>00:00:00.39</text:p>
          </table:table-cell>
          <table:table-cell office:value-type="time" office:time-value="PT00H00M42.318S" calcext:value-type="time">
            <text:p>00:00:42.32</text:p>
          </table:table-cell>
          <table:table-cell office:value-type="string" calcext:value-type="string">
            <text:p>Mi, 4. Apr 2018, 18:03:48.737</text:p>
          </table:table-cell>
          <table:table-cell table:number-columns-repeated="2"/>
          <table:table-cell table:formula="of:=[.D119]-[.D$3]" office:value-type="time" office:time-value="PT00H00M41.14S" calcext:value-type="time">
            <text:p>00:41.14</text:p>
          </table:table-cell>
          <table:table-cell table:formula="of:=[.H119]/([.A119]-1)*24*60*60" office:value-type="float" office:value="0.354655172413793" calcext:value-type="float">
            <text:p>0.35465517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unde</text:p>
          </table:table-cell>
          <table:table-cell office:value-type="time" office:time-value="PT00H00M00.352S" calcext:value-type="time">
            <text:p>00:00:00.35</text:p>
          </table:table-cell>
          <table:table-cell office:value-type="time" office:time-value="PT00H00M42.67S" calcext:value-type="time">
            <text:p>00:00:42.67</text:p>
          </table:table-cell>
          <table:table-cell office:value-type="string" calcext:value-type="string">
            <text:p>Mi, 4. Apr 2018, 18:03:49.089</text:p>
          </table:table-cell>
          <table:table-cell table:number-columns-repeated="2"/>
          <table:table-cell table:formula="of:=[.D120]-[.D$3]" office:value-type="time" office:time-value="PT00H00M41.492S" calcext:value-type="time">
            <text:p>00:41.49</text:p>
          </table:table-cell>
          <table:table-cell table:formula="of:=[.H120]/([.A120]-1)*24*60*60" office:value-type="float" office:value="0.354632478632479" calcext:value-type="float">
            <text:p>0.35463247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unde</text:p>
          </table:table-cell>
          <table:table-cell office:value-type="time" office:time-value="PT00H00M00.346S" calcext:value-type="time">
            <text:p>00:00:00.35</text:p>
          </table:table-cell>
          <table:table-cell office:value-type="time" office:time-value="PT00H00M43.016S" calcext:value-type="time">
            <text:p>00:00:43.02</text:p>
          </table:table-cell>
          <table:table-cell office:value-type="string" calcext:value-type="string">
            <text:p>Mi, 4. Apr 2018, 18:03:49.435</text:p>
          </table:table-cell>
          <table:table-cell table:number-columns-repeated="2"/>
          <table:table-cell table:formula="of:=[.D121]-[.D$3]" office:value-type="time" office:time-value="PT00H00M41.838S" calcext:value-type="time">
            <text:p>00:41.84</text:p>
          </table:table-cell>
          <table:table-cell table:formula="of:=[.H121]/([.A121]-1)*24*60*60" office:value-type="float" office:value="0.354559322033898" calcext:value-type="float">
            <text:p>0.3545593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unde</text:p>
          </table:table-cell>
          <table:table-cell office:value-type="time" office:time-value="PT00H00M00.34S" calcext:value-type="time">
            <text:p>00:00:00.34</text:p>
          </table:table-cell>
          <table:table-cell office:value-type="time" office:time-value="PT00H00M43.356S" calcext:value-type="time">
            <text:p>00:00:43.36</text:p>
          </table:table-cell>
          <table:table-cell office:value-type="string" calcext:value-type="string">
            <text:p>Mi, 4. Apr 2018, 18:03:49.776</text:p>
          </table:table-cell>
          <table:table-cell table:number-columns-repeated="2"/>
          <table:table-cell table:formula="of:=[.D122]-[.D$3]" office:value-type="time" office:time-value="PT00H00M42.178S" calcext:value-type="time">
            <text:p>00:42.18</text:p>
          </table:table-cell>
          <table:table-cell table:formula="of:=[.H122]/([.A122]-1)*24*60*60" office:value-type="float" office:value="0.354436974789916" calcext:value-type="float">
            <text:p>0.35443697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unde</text:p>
          </table:table-cell>
          <table:table-cell office:value-type="time" office:time-value="PT00H00M00.364S" calcext:value-type="time">
            <text:p>00:00:00.36</text:p>
          </table:table-cell>
          <table:table-cell office:value-type="time" office:time-value="PT00H00M43.72S" calcext:value-type="time">
            <text:p>00:00:43.72</text:p>
          </table:table-cell>
          <table:table-cell office:value-type="string" calcext:value-type="string">
            <text:p>Mi, 4. Apr 2018, 18:03:50.139</text:p>
          </table:table-cell>
          <table:table-cell table:number-columns-repeated="2"/>
          <table:table-cell table:formula="of:=[.D123]-[.D$3]" office:value-type="time" office:time-value="PT00H00M42.542S" calcext:value-type="time">
            <text:p>00:42.54</text:p>
          </table:table-cell>
          <table:table-cell table:formula="of:=[.H123]/([.A123]-1)*24*60*60" office:value-type="float" office:value="0.354516666666667" calcext:value-type="float">
            <text:p>0.354516666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unde</text:p>
          </table:table-cell>
          <table:table-cell office:value-type="time" office:time-value="PT00H00M00.365S" calcext:value-type="time">
            <text:p>00:00:00.37</text:p>
          </table:table-cell>
          <table:table-cell office:value-type="time" office:time-value="PT00H00M44.085S" calcext:value-type="time">
            <text:p>00:00:44.09</text:p>
          </table:table-cell>
          <table:table-cell office:value-type="string" calcext:value-type="string">
            <text:p>Mi, 4. Apr 2018, 18:03:50.504</text:p>
          </table:table-cell>
          <table:table-cell table:number-columns-repeated="2"/>
          <table:table-cell table:formula="of:=[.D124]-[.D$3]" office:value-type="time" office:time-value="PT00H00M42.907S" calcext:value-type="time">
            <text:p>00:42.91</text:p>
          </table:table-cell>
          <table:table-cell table:formula="of:=[.H124]/([.A124]-1)*24*60*60" office:value-type="float" office:value="0.354603305785124" calcext:value-type="float">
            <text:p>0.354603305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unde</text:p>
          </table:table-cell>
          <table:table-cell office:value-type="time" office:time-value="PT00H00M00.344S" calcext:value-type="time">
            <text:p>00:00:00.34</text:p>
          </table:table-cell>
          <table:table-cell office:value-type="time" office:time-value="PT00H00M44.429S" calcext:value-type="time">
            <text:p>00:00:44.43</text:p>
          </table:table-cell>
          <table:table-cell office:value-type="string" calcext:value-type="string">
            <text:p>Mi, 4. Apr 2018, 18:03:50.848</text:p>
          </table:table-cell>
          <table:table-cell table:number-columns-repeated="2"/>
          <table:table-cell table:formula="of:=[.D125]-[.D$3]" office:value-type="time" office:time-value="PT00H00M43.251S" calcext:value-type="time">
            <text:p>00:43.25</text:p>
          </table:table-cell>
          <table:table-cell table:formula="of:=[.H125]/([.A125]-1)*24*60*60" office:value-type="float" office:value="0.354516393442623" calcext:value-type="float">
            <text:p>0.35451639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unde</text:p>
          </table:table-cell>
          <table:table-cell office:value-type="time" office:time-value="PT00H00M00.397S" calcext:value-type="time">
            <text:p>00:00:00.40</text:p>
          </table:table-cell>
          <table:table-cell office:value-type="time" office:time-value="PT00H00M44.826S" calcext:value-type="time">
            <text:p>00:00:44.83</text:p>
          </table:table-cell>
          <table:table-cell office:value-type="string" calcext:value-type="string">
            <text:p>Mi, 4. Apr 2018, 18:03:51.245</text:p>
          </table:table-cell>
          <table:table-cell table:number-columns-repeated="2"/>
          <table:table-cell table:formula="of:=[.D126]-[.D$3]" office:value-type="time" office:time-value="PT00H00M43.648S" calcext:value-type="time">
            <text:p>00:43.65</text:p>
          </table:table-cell>
          <table:table-cell table:formula="of:=[.H126]/([.A126]-1)*24*60*60" office:value-type="float" office:value="0.354861788617886" calcext:value-type="float">
            <text:p>0.35486178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unde</text:p>
          </table:table-cell>
          <table:table-cell office:value-type="time" office:time-value="PT00H00M00.359S" calcext:value-type="time">
            <text:p>00:00:00.36</text:p>
          </table:table-cell>
          <table:table-cell office:value-type="time" office:time-value="PT00H00M45.185S" calcext:value-type="time">
            <text:p>00:00:45.19</text:p>
          </table:table-cell>
          <table:table-cell office:value-type="string" calcext:value-type="string">
            <text:p>Mi, 4. Apr 2018, 18:03:51.604</text:p>
          </table:table-cell>
          <table:table-cell table:number-columns-repeated="2"/>
          <table:table-cell table:formula="of:=[.D127]-[.D$3]" office:value-type="time" office:time-value="PT00H00M44.007S" calcext:value-type="time">
            <text:p>00:44.01</text:p>
          </table:table-cell>
          <table:table-cell table:formula="of:=[.H127]/([.A127]-1)*24*60*60" office:value-type="float" office:value="0.354895161290323" calcext:value-type="float">
            <text:p>0.35489516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unde</text:p>
          </table:table-cell>
          <table:table-cell office:value-type="time" office:time-value="PT00H00M00.36S" calcext:value-type="time">
            <text:p>00:00:00.36</text:p>
          </table:table-cell>
          <table:table-cell office:value-type="time" office:time-value="PT00H00M45.545S" calcext:value-type="time">
            <text:p>00:00:45.55</text:p>
          </table:table-cell>
          <table:table-cell office:value-type="string" calcext:value-type="string">
            <text:p>Mi, 4. Apr 2018, 18:03:51.964</text:p>
          </table:table-cell>
          <table:table-cell table:number-columns-repeated="2"/>
          <table:table-cell table:formula="of:=[.D128]-[.D$3]" office:value-type="time" office:time-value="PT00H00M44.367S" calcext:value-type="time">
            <text:p>00:44.37</text:p>
          </table:table-cell>
          <table:table-cell table:formula="of:=[.H128]/([.A128]-1)*24*60*60" office:value-type="float" office:value="0.354936" calcext:value-type="float">
            <text:p>0.3549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unde</text:p>
          </table:table-cell>
          <table:table-cell office:value-type="time" office:time-value="PT00H00M00.343S" calcext:value-type="time">
            <text:p>00:00:00.34</text:p>
          </table:table-cell>
          <table:table-cell office:value-type="time" office:time-value="PT00H00M45.888S" calcext:value-type="time">
            <text:p>00:00:45.89</text:p>
          </table:table-cell>
          <table:table-cell office:value-type="string" calcext:value-type="string">
            <text:p>Mi, 4. Apr 2018, 18:03:52.307</text:p>
          </table:table-cell>
          <table:table-cell table:number-columns-repeated="2"/>
          <table:table-cell table:formula="of:=[.D129]-[.D$3]" office:value-type="time" office:time-value="PT00H00M44.71S" calcext:value-type="time">
            <text:p>00:44.71</text:p>
          </table:table-cell>
          <table:table-cell table:formula="of:=[.H129]/([.A129]-1)*24*60*60" office:value-type="float" office:value="0.35484126984127" calcext:value-type="float">
            <text:p>0.35484126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unde</text:p>
          </table:table-cell>
          <table:table-cell office:value-type="time" office:time-value="PT00H00M00.347S" calcext:value-type="time">
            <text:p>00:00:00.35</text:p>
          </table:table-cell>
          <table:table-cell office:value-type="time" office:time-value="PT00H00M46.235S" calcext:value-type="time">
            <text:p>00:00:46.24</text:p>
          </table:table-cell>
          <table:table-cell office:value-type="string" calcext:value-type="string">
            <text:p>Mi, 4. Apr 2018, 18:03:52.654</text:p>
          </table:table-cell>
          <table:table-cell table:number-columns-repeated="2"/>
          <table:table-cell table:formula="of:=[.D130]-[.D$3]" office:value-type="time" office:time-value="PT00H00M45.057S" calcext:value-type="time">
            <text:p>00:45.06</text:p>
          </table:table-cell>
          <table:table-cell table:formula="of:=[.H130]/([.A130]-1)*24*60*60" office:value-type="float" office:value="0.354779527559055" calcext:value-type="float">
            <text:p>0.35477952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unde</text:p>
          </table:table-cell>
          <table:table-cell office:value-type="time" office:time-value="PT00H00M00.331S" calcext:value-type="time">
            <text:p>00:00:00.33</text:p>
          </table:table-cell>
          <table:table-cell office:value-type="time" office:time-value="PT00H00M46.566S" calcext:value-type="time">
            <text:p>00:00:46.57</text:p>
          </table:table-cell>
          <table:table-cell office:value-type="string" calcext:value-type="string">
            <text:p>Mi, 4. Apr 2018, 18:03:52.985</text:p>
          </table:table-cell>
          <table:table-cell table:number-columns-repeated="2"/>
          <table:table-cell table:formula="of:=[.D131]-[.D$3]" office:value-type="time" office:time-value="PT00H00M45.388S" calcext:value-type="time">
            <text:p>00:45.39</text:p>
          </table:table-cell>
          <table:table-cell table:formula="of:=[.H131]/([.A131]-1)*24*60*60" office:value-type="float" office:value="0.35459375" calcext:value-type="float">
            <text:p>0.354593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unde</text:p>
          </table:table-cell>
          <table:table-cell office:value-type="time" office:time-value="PT00H00M00.361S" calcext:value-type="time">
            <text:p>00:00:00.36</text:p>
          </table:table-cell>
          <table:table-cell office:value-type="time" office:time-value="PT00H00M46.927S" calcext:value-type="time">
            <text:p>00:00:46.93</text:p>
          </table:table-cell>
          <table:table-cell office:value-type="string" calcext:value-type="string">
            <text:p>Mi, 4. Apr 2018, 18:03:53.346</text:p>
          </table:table-cell>
          <table:table-cell table:number-columns-repeated="2"/>
          <table:table-cell table:formula="of:=[.D132]-[.D$3]" office:value-type="time" office:time-value="PT00H00M45.749S" calcext:value-type="time">
            <text:p>00:45.75</text:p>
          </table:table-cell>
          <table:table-cell table:formula="of:=[.H132]/([.A132]-1)*24*60*60" office:value-type="float" office:value="0.354643410852713" calcext:value-type="float">
            <text:p>0.35464341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unde</text:p>
          </table:table-cell>
          <table:table-cell office:value-type="time" office:time-value="PT00H00M00.359S" calcext:value-type="time">
            <text:p>00:00:00.36</text:p>
          </table:table-cell>
          <table:table-cell office:value-type="time" office:time-value="PT00H00M47.286S" calcext:value-type="time">
            <text:p>00:00:47.29</text:p>
          </table:table-cell>
          <table:table-cell office:value-type="string" calcext:value-type="string">
            <text:p>Mi, 4. Apr 2018, 18:03:53.706</text:p>
          </table:table-cell>
          <table:table-cell table:number-columns-repeated="2"/>
          <table:table-cell table:formula="of:=[.D133]-[.D$3]" office:value-type="time" office:time-value="PT00H00M46.108S" calcext:value-type="time">
            <text:p>00:46.11</text:p>
          </table:table-cell>
          <table:table-cell table:formula="of:=[.H133]/([.A133]-1)*24*60*60" office:value-type="float" office:value="0.354676923076923" calcext:value-type="float">
            <text:p>0.35467692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unde</text:p>
          </table:table-cell>
          <table:table-cell office:value-type="time" office:time-value="PT00H00M00.337S" calcext:value-type="time">
            <text:p>00:00:00.34</text:p>
          </table:table-cell>
          <table:table-cell office:value-type="time" office:time-value="PT00H00M47.623S" calcext:value-type="time">
            <text:p>00:00:47.62</text:p>
          </table:table-cell>
          <table:table-cell office:value-type="string" calcext:value-type="string">
            <text:p>Mi, 4. Apr 2018, 18:03:54.042</text:p>
          </table:table-cell>
          <table:table-cell table:number-columns-repeated="2"/>
          <table:table-cell table:formula="of:=[.D134]-[.D$3]" office:value-type="time" office:time-value="PT00H00M46.445S" calcext:value-type="time">
            <text:p>00:46.45</text:p>
          </table:table-cell>
          <table:table-cell table:formula="of:=[.H134]/([.A134]-1)*24*60*60" office:value-type="float" office:value="0.354541984732824" calcext:value-type="float">
            <text:p>0.35454198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unde</text:p>
          </table:table-cell>
          <table:table-cell office:value-type="time" office:time-value="PT00H00M00.341S" calcext:value-type="time">
            <text:p>00:00:00.34</text:p>
          </table:table-cell>
          <table:table-cell office:value-type="time" office:time-value="PT00H00M47.964S" calcext:value-type="time">
            <text:p>00:00:47.96</text:p>
          </table:table-cell>
          <table:table-cell office:value-type="string" calcext:value-type="string">
            <text:p>Mi, 4. Apr 2018, 18:03:54.383</text:p>
          </table:table-cell>
          <table:table-cell table:number-columns-repeated="2"/>
          <table:table-cell table:formula="of:=[.D135]-[.D$3]" office:value-type="time" office:time-value="PT00H00M46.786S" calcext:value-type="time">
            <text:p>00:46.79</text:p>
          </table:table-cell>
          <table:table-cell table:formula="of:=[.H135]/([.A135]-1)*24*60*60" office:value-type="float" office:value="0.354439393939394" calcext:value-type="float">
            <text:p>0.35443939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unde</text:p>
          </table:table-cell>
          <table:table-cell office:value-type="time" office:time-value="PT00H00M00.255S" calcext:value-type="time">
            <text:p>00:00:00.26</text:p>
          </table:table-cell>
          <table:table-cell office:value-type="time" office:time-value="PT00H00M48.219S" calcext:value-type="time">
            <text:p>00:00:48.22</text:p>
          </table:table-cell>
          <table:table-cell office:value-type="string" calcext:value-type="string">
            <text:p>Mi, 4. Apr 2018, 18:03:54.638</text:p>
          </table:table-cell>
          <table:table-cell table:number-columns-repeated="2"/>
          <table:table-cell table:formula="of:=[.D136]-[.D$3]" office:value-type="time" office:time-value="PT00H00M47.041S" calcext:value-type="time">
            <text:p>00:47.04</text:p>
          </table:table-cell>
          <table:table-cell table:formula="of:=[.H136]/([.A136]-1)*24*60*60" office:value-type="float" office:value="0.353691729323308" calcext:value-type="float">
            <text:p>0.353691729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use</text:p>
          </table:table-cell>
          <table:table-cell office:value-type="time" office:time-value="PT00H00M00.624S" calcext:value-type="time">
            <text:p>00:00:00.62</text:p>
          </table:table-cell>
          <table:table-cell office:value-type="time" office:time-value="PT00H00M48.843S" calcext:value-type="time">
            <text:p>00:00:48.84</text:p>
          </table:table-cell>
          <table:table-cell office:value-type="string" calcext:value-type="string">
            <text:p>Mi, 4. Apr 2018, 18:03:55.262</text:p>
          </table:table-cell>
          <table:table-cell table:number-columns-repeated="2"/>
          <table:table-cell table:formula="of:=[.D137]-[.D$3]" office:value-type="time" office:time-value="PT00H00M47.665S" calcext:value-type="time">
            <text:p>00:47.67</text:p>
          </table:table-cell>
          <table:table-cell table:formula="of:=[.H137]/([.A137]-1)*24*60*60" office:value-type="float" office:value="0.355708955223881" calcext:value-type="float">
            <text:p>0.35570895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unde</text:p>
          </table:table-cell>
          <table:table-cell office:value-type="time" office:time-value="PT00H00M00.175S" calcext:value-type="time">
            <text:p>00:00:00.18</text:p>
          </table:table-cell>
          <table:table-cell office:value-type="time" office:time-value="PT00H00M30.147S" calcext:value-type="time">
            <text:p>00:00:30.15</text:p>
          </table:table-cell>
          <table:table-cell office:value-type="string" calcext:value-type="string">
            <text:p>Mi, 4. Apr 2018, 18:00:04.040</text:p>
          </table:table-cell>
          <table:table-cell table:number-columns-repeated="2"/>
          <table:table-cell table:formula="of:=[.D138]-[.D$3]" office:value-type="time" office:time-value="PT00H00M28.969S" calcext:value-type="time">
            <text:p>00:28.97</text:p>
          </table:table-cell>
          <table:table-cell table:formula="of:=[.H138]/([.A138]-1)*24*60*60" office:value-type="float" office:value="0.214585185185185" calcext:value-type="float">
            <text:p>0.214585185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unde</text:p>
          </table:table-cell>
          <table:table-cell office:value-type="time" office:time-value="PT00H00M00.241S" calcext:value-type="time">
            <text:p>00:00:00.24</text:p>
          </table:table-cell>
          <table:table-cell office:value-type="time" office:time-value="PT00H00M30.388S" calcext:value-type="time">
            <text:p>00:00:30.39</text:p>
          </table:table-cell>
          <table:table-cell office:value-type="string" calcext:value-type="string">
            <text:p>Mi, 4. Apr 2018, 18:00:04.281</text:p>
          </table:table-cell>
          <table:table-cell table:number-columns-repeated="2"/>
          <table:table-cell table:formula="of:=[.D139]-[.D$3]" office:value-type="time" office:time-value="PT00H00M29.21S" calcext:value-type="time">
            <text:p>00:29.21</text:p>
          </table:table-cell>
          <table:table-cell table:formula="of:=[.H139]/([.A139]-1)*24*60*60" office:value-type="float" office:value="0.214779411764706" calcext:value-type="float">
            <text:p>0.21477941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unde</text:p>
          </table:table-cell>
          <table:table-cell office:value-type="time" office:time-value="PT00H00M00.205S" calcext:value-type="time">
            <text:p>00:00:00.21</text:p>
          </table:table-cell>
          <table:table-cell office:value-type="time" office:time-value="PT00H00M30.593S" calcext:value-type="time">
            <text:p>00:00:30.59</text:p>
          </table:table-cell>
          <table:table-cell office:value-type="string" calcext:value-type="string">
            <text:p>Mi, 4. Apr 2018, 18:00:04.485</text:p>
          </table:table-cell>
          <table:table-cell table:number-columns-repeated="2"/>
          <table:table-cell table:formula="of:=[.D140]-[.D$3]" office:value-type="time" office:time-value="PT00H00M29.415S" calcext:value-type="time">
            <text:p>00:29.42</text:p>
          </table:table-cell>
          <table:table-cell table:formula="of:=[.H140]/([.A140]-1)*24*60*60" office:value-type="float" office:value="0.21470802919708" calcext:value-type="float">
            <text:p>0.21470802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unde</text:p>
          </table:table-cell>
          <table:table-cell office:value-type="time" office:time-value="PT00H00M00.203S" calcext:value-type="time">
            <text:p>00:00:00.20</text:p>
          </table:table-cell>
          <table:table-cell office:value-type="time" office:time-value="PT00H00M30.796S" calcext:value-type="time">
            <text:p>00:00:30.80</text:p>
          </table:table-cell>
          <table:table-cell office:value-type="string" calcext:value-type="string">
            <text:p>Mi, 4. Apr 2018, 18:00:04.688</text:p>
          </table:table-cell>
          <table:table-cell table:number-columns-repeated="2"/>
          <table:table-cell table:formula="of:=[.D141]-[.D$3]" office:value-type="time" office:time-value="PT00H00M29.618S" calcext:value-type="time">
            <text:p>00:29.62</text:p>
          </table:table-cell>
          <table:table-cell table:formula="of:=[.H141]/[.A141]*24*60*60" office:value-type="float" office:value="0.213079136690647" calcext:value-type="float">
            <text:p>0.21307913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unde</text:p>
          </table:table-cell>
          <table:table-cell office:value-type="time" office:time-value="PT00H00M00.228S" calcext:value-type="time">
            <text:p>00:00:00.23</text:p>
          </table:table-cell>
          <table:table-cell office:value-type="time" office:time-value="PT00H00M31.024S" calcext:value-type="time">
            <text:p>00:00:31.02</text:p>
          </table:table-cell>
          <table:table-cell office:value-type="string" calcext:value-type="string">
            <text:p>Mi, 4. Apr 2018, 18:00:04.916</text:p>
          </table:table-cell>
          <table:table-cell table:number-columns-repeated="2"/>
          <table:table-cell table:formula="of:=[.D142]-[.D$3]" office:value-type="time" office:time-value="PT00H00M29.846S" calcext:value-type="time">
            <text:p>00:29.85</text:p>
          </table:table-cell>
          <table:table-cell table:formula="of:=[.H142]/[.A142]*24*60*60" office:value-type="float" office:value="0.213185714285714" calcext:value-type="float">
            <text:p>0.21318571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unde</text:p>
          </table:table-cell>
          <table:table-cell office:value-type="time" office:time-value="PT00H00M00.208S" calcext:value-type="time">
            <text:p>00:00:00.21</text:p>
          </table:table-cell>
          <table:table-cell office:value-type="time" office:time-value="PT00H00M31.232S" calcext:value-type="time">
            <text:p>00:00:31.23</text:p>
          </table:table-cell>
          <table:table-cell office:value-type="string" calcext:value-type="string">
            <text:p>Mi, 4. Apr 2018, 18:00:05.124</text:p>
          </table:table-cell>
          <table:table-cell table:number-columns-repeated="2"/>
          <table:table-cell table:formula="of:=[.D143]-[.D$3]" office:value-type="time" office:time-value="PT00H00M30.054S" calcext:value-type="time">
            <text:p>00:30.05</text:p>
          </table:table-cell>
          <table:table-cell table:formula="of:=[.H143]/[.A143]*24*60*60" office:value-type="float" office:value="0.213148936170213" calcext:value-type="float">
            <text:p>0.21314893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unde</text:p>
          </table:table-cell>
          <table:table-cell office:value-type="time" office:time-value="PT00H00M00.214S" calcext:value-type="time">
            <text:p>00:00:00.21</text:p>
          </table:table-cell>
          <table:table-cell office:value-type="time" office:time-value="PT00H00M31.446S" calcext:value-type="time">
            <text:p>00:00:31.45</text:p>
          </table:table-cell>
          <table:table-cell office:value-type="string" calcext:value-type="string">
            <text:p>Mi, 4. Apr 2018, 18:00:05.338</text:p>
          </table:table-cell>
          <table:table-cell table:number-columns-repeated="2"/>
          <table:table-cell table:formula="of:=[.D144]-[.D$3]" office:value-type="time" office:time-value="PT00H00M30.268S" calcext:value-type="time">
            <text:p>00:30.27</text:p>
          </table:table-cell>
          <table:table-cell table:formula="of:=[.H144]/[.A144]*24*60*60" office:value-type="float" office:value="0.213154929577465" calcext:value-type="float">
            <text:p>0.21315492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unde</text:p>
          </table:table-cell>
          <table:table-cell office:value-type="time" office:time-value="PT00H00M00.226S" calcext:value-type="time">
            <text:p>00:00:00.23</text:p>
          </table:table-cell>
          <table:table-cell office:value-type="time" office:time-value="PT00H00M31.672S" calcext:value-type="time">
            <text:p>00:00:31.67</text:p>
          </table:table-cell>
          <table:table-cell office:value-type="string" calcext:value-type="string">
            <text:p>Mi, 4. Apr 2018, 18:00:05.565</text:p>
          </table:table-cell>
          <table:table-cell table:number-columns-repeated="2"/>
          <table:table-cell table:formula="of:=[.D145]-[.D$3]" office:value-type="time" office:time-value="PT00H00M30.494S" calcext:value-type="time">
            <text:p>00:30.49</text:p>
          </table:table-cell>
          <table:table-cell table:formula="of:=[.H145]/[.A145]*24*60*60" office:value-type="float" office:value="0.213244755244755" calcext:value-type="float">
            <text:p>0.21324475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unde</text:p>
          </table:table-cell>
          <table:table-cell office:value-type="time" office:time-value="PT00H00M00.235S" calcext:value-type="time">
            <text:p>00:00:00.24</text:p>
          </table:table-cell>
          <table:table-cell office:value-type="time" office:time-value="PT00H00M31.907S" calcext:value-type="time">
            <text:p>00:00:31.91</text:p>
          </table:table-cell>
          <table:table-cell office:value-type="string" calcext:value-type="string">
            <text:p>Mi, 4. Apr 2018, 18:00:05.799</text:p>
          </table:table-cell>
          <table:table-cell table:number-columns-repeated="2"/>
          <table:table-cell table:formula="of:=[.D146]-[.D$3]" office:value-type="time" office:time-value="PT00H00M30.729S" calcext:value-type="time">
            <text:p>00:30.73</text:p>
          </table:table-cell>
          <table:table-cell table:formula="of:=[.H146]/[.A146]*24*60*60" office:value-type="float" office:value="0.213395833333333" calcext:value-type="float">
            <text:p>0.21339583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unde</text:p>
          </table:table-cell>
          <table:table-cell office:value-type="time" office:time-value="PT00H00M00.187S" calcext:value-type="time">
            <text:p>00:00:00.19</text:p>
          </table:table-cell>
          <table:table-cell office:value-type="time" office:time-value="PT00H00M32.094S" calcext:value-type="time">
            <text:p>00:00:32.09</text:p>
          </table:table-cell>
          <table:table-cell office:value-type="string" calcext:value-type="string">
            <text:p>Mi, 4. Apr 2018, 18:00:05.987</text:p>
          </table:table-cell>
          <table:table-cell table:number-columns-repeated="2"/>
          <table:table-cell table:formula="of:=[.D147]-[.D$3]" office:value-type="time" office:time-value="PT00H00M30.916S" calcext:value-type="time">
            <text:p>00:30.92</text:p>
          </table:table-cell>
          <table:table-cell table:formula="of:=[.H147]/[.A147]*24*60*60" office:value-type="float" office:value="0.213213793103448" calcext:value-type="float">
            <text:p>0.21321379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unde</text:p>
          </table:table-cell>
          <table:table-cell office:value-type="time" office:time-value="PT00H00M00.219S" calcext:value-type="time">
            <text:p>00:00:00.22</text:p>
          </table:table-cell>
          <table:table-cell office:value-type="time" office:time-value="PT00H00M32.313S" calcext:value-type="time">
            <text:p>00:00:32.31</text:p>
          </table:table-cell>
          <table:table-cell office:value-type="string" calcext:value-type="string">
            <text:p>Mi, 4. Apr 2018, 18:00:06.205</text:p>
          </table:table-cell>
          <table:table-cell table:number-columns-repeated="2"/>
          <table:table-cell table:formula="of:=[.D148]-[.D$3]" office:value-type="time" office:time-value="PT00H00M31.135S" calcext:value-type="time">
            <text:p>00:31.14</text:p>
          </table:table-cell>
          <table:table-cell table:formula="of:=[.H148]/[.A148]*24*60*60" office:value-type="float" office:value="0.213253424657534" calcext:value-type="float">
            <text:p>0.21325342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unde</text:p>
          </table:table-cell>
          <table:table-cell office:value-type="time" office:time-value="PT00H00M00.189S" calcext:value-type="time">
            <text:p>00:00:00.19</text:p>
          </table:table-cell>
          <table:table-cell office:value-type="time" office:time-value="PT00H00M32.502S" calcext:value-type="time">
            <text:p>00:00:32.50</text:p>
          </table:table-cell>
          <table:table-cell office:value-type="string" calcext:value-type="string">
            <text:p>Mi, 4. Apr 2018, 18:00:06.394</text:p>
          </table:table-cell>
          <table:table-cell table:number-columns-repeated="2"/>
          <table:table-cell table:formula="of:=[.D149]-[.D$3]" office:value-type="time" office:time-value="PT00H00M31.324S" calcext:value-type="time">
            <text:p>00:31.32</text:p>
          </table:table-cell>
          <table:table-cell table:formula="of:=[.H149]/[.A149]*24*60*60" office:value-type="float" office:value="0.21308843537415" calcext:value-type="float">
            <text:p>0.213088435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unde</text:p>
          </table:table-cell>
          <table:table-cell office:value-type="time" office:time-value="PT00H00M00.251S" calcext:value-type="time">
            <text:p>00:00:00.25</text:p>
          </table:table-cell>
          <table:table-cell office:value-type="time" office:time-value="PT00H00M32.753S" calcext:value-type="time">
            <text:p>00:00:32.75</text:p>
          </table:table-cell>
          <table:table-cell office:value-type="string" calcext:value-type="string">
            <text:p>Mi, 4. Apr 2018, 18:00:06.645</text:p>
          </table:table-cell>
          <table:table-cell table:number-columns-repeated="2"/>
          <table:table-cell table:formula="of:=[.D150]-[.D$3]" office:value-type="time" office:time-value="PT00H00M31.575S" calcext:value-type="time">
            <text:p>00:31.58</text:p>
          </table:table-cell>
          <table:table-cell table:formula="of:=[.H150]/[.A150]*24*60*60" office:value-type="float" office:value="0.213344594594595" calcext:value-type="float">
            <text:p>0.21334459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unde</text:p>
          </table:table-cell>
          <table:table-cell office:value-type="time" office:time-value="PT00H00M00.205S" calcext:value-type="time">
            <text:p>00:00:00.21</text:p>
          </table:table-cell>
          <table:table-cell office:value-type="time" office:time-value="PT00H00M32.958S" calcext:value-type="time">
            <text:p>00:00:32.96</text:p>
          </table:table-cell>
          <table:table-cell office:value-type="string" calcext:value-type="string">
            <text:p>Mi, 4. Apr 2018, 18:00:06.851</text:p>
          </table:table-cell>
          <table:table-cell table:number-columns-repeated="2"/>
          <table:table-cell table:formula="of:=[.D151]-[.D$3]" office:value-type="time" office:time-value="PT00H00M31.78S" calcext:value-type="time">
            <text:p>00:31.78</text:p>
          </table:table-cell>
          <table:table-cell table:formula="of:=[.H151]/[.A151]*24*60*60" office:value-type="float" office:value="0.213288590604027" calcext:value-type="float">
            <text:p>0.21328859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unde</text:p>
          </table:table-cell>
          <table:table-cell office:value-type="time" office:time-value="PT00H00M00.227S" calcext:value-type="time">
            <text:p>00:00:00.23</text:p>
          </table:table-cell>
          <table:table-cell office:value-type="time" office:time-value="PT00H00M33.185S" calcext:value-type="time">
            <text:p>00:00:33.19</text:p>
          </table:table-cell>
          <table:table-cell office:value-type="string" calcext:value-type="string">
            <text:p>Mi, 4. Apr 2018, 18:00:07.077</text:p>
          </table:table-cell>
          <table:table-cell table:number-columns-repeated="2"/>
          <table:table-cell table:formula="of:=[.D152]-[.D$3]" office:value-type="time" office:time-value="PT00H00M32.007S" calcext:value-type="time">
            <text:p>00:32.01</text:p>
          </table:table-cell>
          <table:table-cell table:formula="of:=[.H152]/[.A152]*24*60*60" office:value-type="float" office:value="0.21338" calcext:value-type="float">
            <text:p>0.213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unde</text:p>
          </table:table-cell>
          <table:table-cell office:value-type="time" office:time-value="PT00H00M00.171S" calcext:value-type="time">
            <text:p>00:00:00.17</text:p>
          </table:table-cell>
          <table:table-cell office:value-type="time" office:time-value="PT00H00M33.356S" calcext:value-type="time">
            <text:p>00:00:33.36</text:p>
          </table:table-cell>
          <table:table-cell office:value-type="string" calcext:value-type="string">
            <text:p>Mi, 4. Apr 2018, 18:00:07.248</text:p>
          </table:table-cell>
          <table:table-cell table:number-columns-repeated="2"/>
          <table:table-cell table:formula="of:=[.D153]-[.D$3]" office:value-type="time" office:time-value="PT00H00M32.178S" calcext:value-type="time">
            <text:p>00:32.18</text:p>
          </table:table-cell>
          <table:table-cell table:formula="of:=[.H153]/[.A153]*24*60*60" office:value-type="float" office:value="0.213099337748344" calcext:value-type="float">
            <text:p>0.21309933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unde</text:p>
          </table:table-cell>
          <table:table-cell office:value-type="time" office:time-value="PT00H00M00.191S" calcext:value-type="time">
            <text:p>00:00:00.19</text:p>
          </table:table-cell>
          <table:table-cell office:value-type="time" office:time-value="PT00H00M33.547S" calcext:value-type="time">
            <text:p>00:00:33.55</text:p>
          </table:table-cell>
          <table:table-cell office:value-type="string" calcext:value-type="string">
            <text:p>Mi, 4. Apr 2018, 18:00:07.439</text:p>
          </table:table-cell>
          <table:table-cell table:number-columns-repeated="2"/>
          <table:table-cell table:formula="of:=[.D154]-[.D$3]" office:value-type="time" office:time-value="PT00H00M32.369S" calcext:value-type="time">
            <text:p>00:32.37</text:p>
          </table:table-cell>
          <table:table-cell table:formula="of:=[.H154]/[.A154]*24*60*60" office:value-type="float" office:value="0.212953947368421" calcext:value-type="float">
            <text:p>0.212953947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unde</text:p>
          </table:table-cell>
          <table:table-cell office:value-type="time" office:time-value="PT00H00M00.263S" calcext:value-type="time">
            <text:p>00:00:00.26</text:p>
          </table:table-cell>
          <table:table-cell office:value-type="time" office:time-value="PT00H00M33.81S" calcext:value-type="time">
            <text:p>00:00:33.81</text:p>
          </table:table-cell>
          <table:table-cell office:value-type="string" calcext:value-type="string">
            <text:p>Mi, 4. Apr 2018, 18:00:07.703</text:p>
          </table:table-cell>
          <table:table-cell table:number-columns-repeated="2"/>
          <table:table-cell table:formula="of:=[.D155]-[.D$3]" office:value-type="time" office:time-value="PT00H00M32.632S" calcext:value-type="time">
            <text:p>00:32.63</text:p>
          </table:table-cell>
          <table:table-cell table:formula="of:=[.H155]/[.A155]*24*60*60" office:value-type="float" office:value="0.213281045751634" calcext:value-type="float">
            <text:p>0.213281045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unde</text:p>
          </table:table-cell>
          <table:table-cell office:value-type="time" office:time-value="PT00H00M00.206S" calcext:value-type="time">
            <text:p>00:00:00.21</text:p>
          </table:table-cell>
          <table:table-cell office:value-type="time" office:time-value="PT00H00M34.016S" calcext:value-type="time">
            <text:p>00:00:34.02</text:p>
          </table:table-cell>
          <table:table-cell office:value-type="string" calcext:value-type="string">
            <text:p>Mi, 4. Apr 2018, 18:00:07.908</text:p>
          </table:table-cell>
          <table:table-cell table:number-columns-repeated="2"/>
          <table:table-cell table:formula="of:=[.D156]-[.D$3]" office:value-type="time" office:time-value="PT00H00M32.838S" calcext:value-type="time">
            <text:p>00:32.84</text:p>
          </table:table-cell>
          <table:table-cell table:formula="of:=[.H156]/[.A156]*24*60*60" office:value-type="float" office:value="0.213233766233766" calcext:value-type="float">
            <text:p>0.21323376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unde</text:p>
          </table:table-cell>
          <table:table-cell office:value-type="time" office:time-value="PT00H00M00.214S" calcext:value-type="time">
            <text:p>00:00:00.21</text:p>
          </table:table-cell>
          <table:table-cell office:value-type="time" office:time-value="PT00H00M34.23S" calcext:value-type="time">
            <text:p>00:00:34.23</text:p>
          </table:table-cell>
          <table:table-cell office:value-type="string" calcext:value-type="string">
            <text:p>Mi, 4. Apr 2018, 18:00:08.123</text:p>
          </table:table-cell>
          <table:table-cell table:number-columns-repeated="2"/>
          <table:table-cell table:formula="of:=[.D157]-[.D$3]" office:value-type="time" office:time-value="PT00H00M33.052S" calcext:value-type="time">
            <text:p>00:33.05</text:p>
          </table:table-cell>
          <table:table-cell table:formula="of:=[.H157]/[.A157]*24*60*60" office:value-type="float" office:value="0.213238709677419" calcext:value-type="float">
            <text:p>0.21323870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unde</text:p>
          </table:table-cell>
          <table:table-cell office:value-type="time" office:time-value="PT00H00M00.182S" calcext:value-type="time">
            <text:p>00:00:00.18</text:p>
          </table:table-cell>
          <table:table-cell office:value-type="time" office:time-value="PT00H00M34.412S" calcext:value-type="time">
            <text:p>00:00:34.41</text:p>
          </table:table-cell>
          <table:table-cell office:value-type="string" calcext:value-type="string">
            <text:p>Mi, 4. Apr 2018, 18:00:08.304</text:p>
          </table:table-cell>
          <table:table-cell table:number-columns-repeated="2"/>
          <table:table-cell table:formula="of:=[.D158]-[.D$3]" office:value-type="time" office:time-value="PT00H00M33.234S" calcext:value-type="time">
            <text:p>00:33.23</text:p>
          </table:table-cell>
          <table:table-cell table:formula="of:=[.H158]/[.A158]*24*60*60" office:value-type="float" office:value="0.213038461538461" calcext:value-type="float">
            <text:p>0.21303846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unde</text:p>
          </table:table-cell>
          <table:table-cell office:value-type="time" office:time-value="PT00H00M00.253S" calcext:value-type="time">
            <text:p>00:00:00.25</text:p>
          </table:table-cell>
          <table:table-cell office:value-type="time" office:time-value="PT00H00M34.665S" calcext:value-type="time">
            <text:p>00:00:34.67</text:p>
          </table:table-cell>
          <table:table-cell office:value-type="string" calcext:value-type="string">
            <text:p>Mi, 4. Apr 2018, 18:00:08.558</text:p>
          </table:table-cell>
          <table:table-cell table:number-columns-repeated="2"/>
          <table:table-cell table:formula="of:=[.D159]-[.D$3]" office:value-type="time" office:time-value="PT00H00M33.487S" calcext:value-type="time">
            <text:p>00:33.49</text:p>
          </table:table-cell>
          <table:table-cell table:formula="of:=[.H159]/[.A159]*24*60*60" office:value-type="float" office:value="0.213292993630573" calcext:value-type="float">
            <text:p>0.213292993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nde</text:p>
          </table:table-cell>
          <table:table-cell office:value-type="time" office:time-value="PT00H00M00.221S" calcext:value-type="time">
            <text:p>00:00:00.22</text:p>
          </table:table-cell>
          <table:table-cell office:value-type="time" office:time-value="PT00H00M34.886S" calcext:value-type="time">
            <text:p>00:00:34.89</text:p>
          </table:table-cell>
          <table:table-cell office:value-type="string" calcext:value-type="string">
            <text:p>Mi, 4. Apr 2018, 18:00:08.778</text:p>
          </table:table-cell>
          <table:table-cell table:number-columns-repeated="2"/>
          <table:table-cell table:formula="of:=[.D160]-[.D$3]" office:value-type="time" office:time-value="PT00H00M33.708S" calcext:value-type="time">
            <text:p>00:33.71</text:p>
          </table:table-cell>
          <table:table-cell table:formula="of:=[.H160]/[.A160]*24*60*60" office:value-type="float" office:value="0.213341772151899" calcext:value-type="float">
            <text:p>0.21334177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unde</text:p>
          </table:table-cell>
          <table:table-cell office:value-type="time" office:time-value="PT00H00M00.204S" calcext:value-type="time">
            <text:p>00:00:00.20</text:p>
          </table:table-cell>
          <table:table-cell office:value-type="time" office:time-value="PT00H00M35.09S" calcext:value-type="time">
            <text:p>00:00:35.09</text:p>
          </table:table-cell>
          <table:table-cell office:value-type="string" calcext:value-type="string">
            <text:p>Mi, 4. Apr 2018, 18:00:08.982</text:p>
          </table:table-cell>
          <table:table-cell table:number-columns-repeated="2"/>
          <table:table-cell table:formula="of:=[.D161]-[.D$3]" office:value-type="time" office:time-value="PT00H00M33.912S" calcext:value-type="time">
            <text:p>00:33.91</text:p>
          </table:table-cell>
          <table:table-cell table:formula="of:=[.H161]/[.A161]*24*60*60" office:value-type="float" office:value="0.213283018867925" calcext:value-type="float">
            <text:p>0.21328301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unde</text:p>
          </table:table-cell>
          <table:table-cell office:value-type="time" office:time-value="PT00H00M00.18S" calcext:value-type="time">
            <text:p>00:00:00.18</text:p>
          </table:table-cell>
          <table:table-cell office:value-type="time" office:time-value="PT00H00M35.27S" calcext:value-type="time">
            <text:p>00:00:35.27</text:p>
          </table:table-cell>
          <table:table-cell office:value-type="string" calcext:value-type="string">
            <text:p>Mi, 4. Apr 2018, 18:00:09.162</text:p>
          </table:table-cell>
          <table:table-cell table:number-columns-repeated="2"/>
          <table:table-cell table:formula="of:=[.D162]-[.D$3]" office:value-type="time" office:time-value="PT00H00M34.092S" calcext:value-type="time">
            <text:p>00:34.09</text:p>
          </table:table-cell>
          <table:table-cell table:formula="of:=[.H162]/[.A162]*24*60*60" office:value-type="float" office:value="0.213075" calcext:value-type="float">
            <text:p>0.2130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unde</text:p>
          </table:table-cell>
          <table:table-cell office:value-type="time" office:time-value="PT00H00M00.252S" calcext:value-type="time">
            <text:p>00:00:00.25</text:p>
          </table:table-cell>
          <table:table-cell office:value-type="time" office:time-value="PT00H00M35.522S" calcext:value-type="time">
            <text:p>00:00:35.52</text:p>
          </table:table-cell>
          <table:table-cell office:value-type="string" calcext:value-type="string">
            <text:p>Mi, 4. Apr 2018, 18:00:09.415</text:p>
          </table:table-cell>
          <table:table-cell table:number-columns-repeated="2"/>
          <table:table-cell table:formula="of:=[.D163]-[.D$3]" office:value-type="time" office:time-value="PT00H00M34.344S" calcext:value-type="time">
            <text:p>00:34.34</text:p>
          </table:table-cell>
          <table:table-cell table:formula="of:=[.H163]/[.A163]*24*60*60" office:value-type="float" office:value="0.213316770186335" calcext:value-type="float">
            <text:p>0.213316770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unde</text:p>
          </table:table-cell>
          <table:table-cell office:value-type="time" office:time-value="PT00H00M00.187S" calcext:value-type="time">
            <text:p>00:00:00.19</text:p>
          </table:table-cell>
          <table:table-cell office:value-type="time" office:time-value="PT00H00M35.709S" calcext:value-type="time">
            <text:p>00:00:35.71</text:p>
          </table:table-cell>
          <table:table-cell office:value-type="string" calcext:value-type="string">
            <text:p>Mi, 4. Apr 2018, 18:00:09.601</text:p>
          </table:table-cell>
          <table:table-cell table:number-columns-repeated="2"/>
          <table:table-cell table:formula="of:=[.D164]-[.D$3]" office:value-type="time" office:time-value="PT00H00M34.531S" calcext:value-type="time">
            <text:p>00:34.53</text:p>
          </table:table-cell>
          <table:table-cell table:formula="of:=[.H164]/[.A164]*24*60*60" office:value-type="float" office:value="0.213154320987654" calcext:value-type="float">
            <text:p>0.2131543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unde</text:p>
          </table:table-cell>
          <table:table-cell office:value-type="time" office:time-value="PT00H00M00.247S" calcext:value-type="time">
            <text:p>00:00:00.25</text:p>
          </table:table-cell>
          <table:table-cell office:value-type="time" office:time-value="PT00H00M35.956S" calcext:value-type="time">
            <text:p>00:00:35.96</text:p>
          </table:table-cell>
          <table:table-cell office:value-type="string" calcext:value-type="string">
            <text:p>Mi, 4. Apr 2018, 18:00:09.848</text:p>
          </table:table-cell>
          <table:table-cell table:number-columns-repeated="2"/>
          <table:table-cell table:formula="of:=[.D165]-[.D$3]" office:value-type="time" office:time-value="PT00H00M34.778S" calcext:value-type="time">
            <text:p>00:34.78</text:p>
          </table:table-cell>
          <table:table-cell table:formula="of:=[.H165]/[.A165]*24*60*60" office:value-type="float" office:value="0.213361963190184" calcext:value-type="float">
            <text:p>0.21336196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unde</text:p>
          </table:table-cell>
          <table:table-cell office:value-type="time" office:time-value="PT00H00M00.193S" calcext:value-type="time">
            <text:p>00:00:00.19</text:p>
          </table:table-cell>
          <table:table-cell office:value-type="time" office:time-value="PT00H00M36.149S" calcext:value-type="time">
            <text:p>00:00:36.15</text:p>
          </table:table-cell>
          <table:table-cell office:value-type="string" calcext:value-type="string">
            <text:p>Mi, 4. Apr 2018, 18:00:10.041</text:p>
          </table:table-cell>
          <table:table-cell table:number-columns-repeated="2"/>
          <table:table-cell table:formula="of:=[.D166]-[.D$3]" office:value-type="time" office:time-value="PT00H00M34.971S" calcext:value-type="time">
            <text:p>00:34.97</text:p>
          </table:table-cell>
          <table:table-cell table:formula="of:=[.H166]/[.A166]*24*60*60" office:value-type="float" office:value="0.213237804878049" calcext:value-type="float">
            <text:p>0.21323780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unde</text:p>
          </table:table-cell>
          <table:table-cell office:value-type="time" office:time-value="PT00H00M00.229S" calcext:value-type="time">
            <text:p>00:00:00.23</text:p>
          </table:table-cell>
          <table:table-cell office:value-type="time" office:time-value="PT00H00M36.378S" calcext:value-type="time">
            <text:p>00:00:36.38</text:p>
          </table:table-cell>
          <table:table-cell office:value-type="string" calcext:value-type="string">
            <text:p>Mi, 4. Apr 2018, 18:00:10.270</text:p>
          </table:table-cell>
          <table:table-cell table:number-columns-repeated="2"/>
          <table:table-cell table:formula="of:=[.D167]-[.D$3]" office:value-type="time" office:time-value="PT00H00M35.2S" calcext:value-type="time">
            <text:p>00:35.20</text:p>
          </table:table-cell>
          <table:table-cell table:formula="of:=[.H167]/[.A167]*24*60*60" office:value-type="float" office:value="0.213333333333333" calcext:value-type="float">
            <text:p>0.21333333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unde</text:p>
          </table:table-cell>
          <table:table-cell office:value-type="time" office:time-value="PT00H00M00.204S" calcext:value-type="time">
            <text:p>00:00:00.20</text:p>
          </table:table-cell>
          <table:table-cell office:value-type="time" office:time-value="PT00H00M36.582S" calcext:value-type="time">
            <text:p>00:00:36.58</text:p>
          </table:table-cell>
          <table:table-cell office:value-type="string" calcext:value-type="string">
            <text:p>Mi, 4. Apr 2018, 18:00:10.474</text:p>
          </table:table-cell>
          <table:table-cell table:number-columns-repeated="2"/>
          <table:table-cell table:formula="of:=[.D168]-[.D$3]" office:value-type="time" office:time-value="PT00H00M35.404S" calcext:value-type="time">
            <text:p>00:35.40</text:p>
          </table:table-cell>
          <table:table-cell table:formula="of:=[.H168]/[.A168]*24*60*60" office:value-type="float" office:value="0.213277108433735" calcext:value-type="float">
            <text:p>0.213277108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unde</text:p>
          </table:table-cell>
          <table:table-cell office:value-type="time" office:time-value="PT00H00M00.217S" calcext:value-type="time">
            <text:p>00:00:00.22</text:p>
          </table:table-cell>
          <table:table-cell office:value-type="time" office:time-value="PT00H00M36.799S" calcext:value-type="time">
            <text:p>00:00:36.80</text:p>
          </table:table-cell>
          <table:table-cell office:value-type="string" calcext:value-type="string">
            <text:p>Mi, 4. Apr 2018, 18:00:10.691</text:p>
          </table:table-cell>
          <table:table-cell table:number-columns-repeated="2"/>
          <table:table-cell table:formula="of:=[.D169]-[.D$3]" office:value-type="time" office:time-value="PT00H00M35.621S" calcext:value-type="time">
            <text:p>00:35.62</text:p>
          </table:table-cell>
          <table:table-cell table:formula="of:=[.H169]/[.A169]*24*60*60" office:value-type="float" office:value="0.213299401197605" calcext:value-type="float">
            <text:p>0.21329940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use</text:p>
          </table:table-cell>
          <table:table-cell office:value-type="time" office:time-value="PT00H00M00.88S" calcext:value-type="time">
            <text:p>00:00:00.88</text:p>
          </table:table-cell>
          <table:table-cell office:value-type="time" office:time-value="PT00H00M37.679S" calcext:value-type="time">
            <text:p>00:00:37.68</text:p>
          </table:table-cell>
          <table:table-cell office:value-type="string" calcext:value-type="string">
            <text:p>Mi, 4. Apr 2018, 18:00:11.571</text:p>
          </table:table-cell>
          <table:table-cell table:number-columns-repeated="2"/>
          <table:table-cell table:formula="of:=[.D170]-[.D$3]" office:value-type="time" office:time-value="PT00H00M36.501S" calcext:value-type="time">
            <text:p>00:36.50</text:p>
          </table:table-cell>
          <table:table-cell table:formula="of:=[.H170]/[.A170]*24*60*60" office:value-type="float" office:value="0.217267857142857" calcext:value-type="float">
            <text:p>0.21726785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unde</text:p>
          </table:table-cell>
          <table:table-cell office:value-type="time" office:time-value="PT00H00M00.206S" calcext:value-type="time">
            <text:p>00:00:00.21</text:p>
          </table:table-cell>
          <table:table-cell office:value-type="time" office:time-value="PT00H00M55.959S" calcext:value-type="time">
            <text:p>00:00:55.96</text:p>
          </table:table-cell>
          <table:table-cell office:value-type="string" calcext:value-type="string">
            <text:p>Mi, 4. Apr 2018, 17:57:34.124</text:p>
          </table:table-cell>
          <table:table-cell table:number-columns-repeated="2"/>
          <table:table-cell table:formula="of:=[.D171]-[.D$3]" office:value-type="time" office:time-value="PT00H00M54.781S" calcext:value-type="time">
            <text:p>00:54.78</text:p>
          </table:table-cell>
          <table:table-cell table:formula="of:=[.H171]/[.A171]*24*60*60" office:value-type="float" office:value="0.326077380952381" calcext:value-type="float">
            <text:p>0.32607738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unde</text:p>
          </table:table-cell>
          <table:table-cell office:value-type="time" office:time-value="PT00H00M00.216S" calcext:value-type="time">
            <text:p>00:00:00.22</text:p>
          </table:table-cell>
          <table:table-cell office:value-type="time" office:time-value="PT00H00M56.175S" calcext:value-type="time">
            <text:p>00:00:56.18</text:p>
          </table:table-cell>
          <table:table-cell office:value-type="string" calcext:value-type="string">
            <text:p>Mi, 4. Apr 2018, 17:57:34.340</text:p>
          </table:table-cell>
          <table:table-cell table:number-columns-repeated="2"/>
          <table:table-cell table:formula="of:=[.D172]-[.D$3]" office:value-type="time" office:time-value="PT00H00M54.997S" calcext:value-type="time">
            <text:p>00:55.00</text:p>
          </table:table-cell>
          <table:table-cell table:formula="of:=[.H172]/[.A172]*24*60*60" office:value-type="float" office:value="0.325426035502958" calcext:value-type="float">
            <text:p>0.32542603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unde</text:p>
          </table:table-cell>
          <table:table-cell office:value-type="time" office:time-value="PT00H00M00.241S" calcext:value-type="time">
            <text:p>00:00:00.24</text:p>
          </table:table-cell>
          <table:table-cell office:value-type="time" office:time-value="PT00H00M56.416S" calcext:value-type="time">
            <text:p>00:00:56.42</text:p>
          </table:table-cell>
          <table:table-cell office:value-type="string" calcext:value-type="string">
            <text:p>Mi, 4. Apr 2018, 17:57:34.581</text:p>
          </table:table-cell>
          <table:table-cell table:number-columns-repeated="2"/>
          <table:table-cell table:formula="of:=[.D173]-[.D$3]" office:value-type="time" office:time-value="PT00H00M55.238S" calcext:value-type="time">
            <text:p>00:55.24</text:p>
          </table:table-cell>
          <table:table-cell table:formula="of:=[.H173]/[.A173]*24*60*60" office:value-type="float" office:value="0.324929411764706" calcext:value-type="float">
            <text:p>0.32492941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unde</text:p>
          </table:table-cell>
          <table:table-cell office:value-type="time" office:time-value="PT00H00M00.213S" calcext:value-type="time">
            <text:p>00:00:00.21</text:p>
          </table:table-cell>
          <table:table-cell office:value-type="time" office:time-value="PT00H00M56.629S" calcext:value-type="time">
            <text:p>00:00:56.63</text:p>
          </table:table-cell>
          <table:table-cell office:value-type="string" calcext:value-type="string">
            <text:p>Mi, 4. Apr 2018, 17:57:34.794</text:p>
          </table:table-cell>
          <table:table-cell table:number-columns-repeated="2"/>
          <table:table-cell table:formula="of:=[.D174]-[.D$3]" office:value-type="time" office:time-value="PT00H00M55.451S" calcext:value-type="time">
            <text:p>00:55.45</text:p>
          </table:table-cell>
          <table:table-cell table:formula="of:=[.H174]/[.A174]*24*60*60" office:value-type="float" office:value="0.32427485380117" calcext:value-type="float">
            <text:p>0.324274853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unde</text:p>
          </table:table-cell>
          <table:table-cell office:value-type="time" office:time-value="PT00H00M00.236S" calcext:value-type="time">
            <text:p>00:00:00.24</text:p>
          </table:table-cell>
          <table:table-cell office:value-type="time" office:time-value="PT00H00M56.865S" calcext:value-type="time">
            <text:p>00:00:56.87</text:p>
          </table:table-cell>
          <table:table-cell office:value-type="string" calcext:value-type="string">
            <text:p>Mi, 4. Apr 2018, 17:57:35.030</text:p>
          </table:table-cell>
          <table:table-cell table:number-columns-repeated="2"/>
          <table:table-cell table:formula="of:=[.D175]-[.D$3]" office:value-type="time" office:time-value="PT00H00M55.687S" calcext:value-type="time">
            <text:p>00:55.69</text:p>
          </table:table-cell>
          <table:table-cell table:formula="of:=[.H175]/[.A175]*24*60*60" office:value-type="float" office:value="0.323761627906977" calcext:value-type="float">
            <text:p>0.32376162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unde</text:p>
          </table:table-cell>
          <table:table-cell office:value-type="time" office:time-value="PT00H00M00.179S" calcext:value-type="time">
            <text:p>00:00:00.18</text:p>
          </table:table-cell>
          <table:table-cell office:value-type="time" office:time-value="PT00H00M57.044S" calcext:value-type="time">
            <text:p>00:00:57.04</text:p>
          </table:table-cell>
          <table:table-cell office:value-type="string" calcext:value-type="string">
            <text:p>Mi, 4. Apr 2018, 17:57:35.210</text:p>
          </table:table-cell>
          <table:table-cell table:number-columns-repeated="2"/>
          <table:table-cell table:formula="of:=[.D176]-[.D$3]" office:value-type="time" office:time-value="PT00H00M55.866S" calcext:value-type="time">
            <text:p>00:55.87</text:p>
          </table:table-cell>
          <table:table-cell table:formula="of:=[.H176]/[.A176]*24*60*60" office:value-type="float" office:value="0.322924855491329" calcext:value-type="float">
            <text:p>0.32292485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unde</text:p>
          </table:table-cell>
          <table:table-cell office:value-type="time" office:time-value="PT00H00M00.205S" calcext:value-type="time">
            <text:p>00:00:00.21</text:p>
          </table:table-cell>
          <table:table-cell office:value-type="time" office:time-value="PT00H00M57.249S" calcext:value-type="time">
            <text:p>00:00:57.25</text:p>
          </table:table-cell>
          <table:table-cell office:value-type="string" calcext:value-type="string">
            <text:p>Mi, 4. Apr 2018, 17:57:35.414</text:p>
          </table:table-cell>
          <table:table-cell table:number-columns-repeated="2"/>
          <table:table-cell table:formula="of:=[.D177]-[.D$3]" office:value-type="time" office:time-value="PT00H00M56.071S" calcext:value-type="time">
            <text:p>00:56.07</text:p>
          </table:table-cell>
          <table:table-cell table:formula="of:=[.H177]/[.A177]*24*60*60" office:value-type="float" office:value="0.322247126436782" calcext:value-type="float">
            <text:p>0.32224712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unde</text:p>
          </table:table-cell>
          <table:table-cell office:value-type="time" office:time-value="PT00H00M00.218S" calcext:value-type="time">
            <text:p>00:00:00.22</text:p>
          </table:table-cell>
          <table:table-cell office:value-type="time" office:time-value="PT00H00M57.467S" calcext:value-type="time">
            <text:p>00:00:57.47</text:p>
          </table:table-cell>
          <table:table-cell office:value-type="string" calcext:value-type="string">
            <text:p>Mi, 4. Apr 2018, 17:57:35.633</text:p>
          </table:table-cell>
          <table:table-cell table:number-columns-repeated="2"/>
          <table:table-cell table:formula="of:=[.D178]-[.D$3]" office:value-type="time" office:time-value="PT00H00M56.289S" calcext:value-type="time">
            <text:p>00:56.29</text:p>
          </table:table-cell>
          <table:table-cell table:formula="of:=[.H178]/[.A178]*24*60*60" office:value-type="float" office:value="0.321651428571429" calcext:value-type="float">
            <text:p>0.32165142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unde</text:p>
          </table:table-cell>
          <table:table-cell office:value-type="time" office:time-value="PT00H00M00.193S" calcext:value-type="time">
            <text:p>00:00:00.19</text:p>
          </table:table-cell>
          <table:table-cell office:value-type="time" office:time-value="PT00H00M57.66S" calcext:value-type="time">
            <text:p>00:00:57.66</text:p>
          </table:table-cell>
          <table:table-cell office:value-type="string" calcext:value-type="string">
            <text:p>Mi, 4. Apr 2018, 17:57:35.825</text:p>
          </table:table-cell>
          <table:table-cell table:number-columns-repeated="2"/>
          <table:table-cell table:formula="of:=[.D179]-[.D$3]" office:value-type="time" office:time-value="PT00H00M56.482S" calcext:value-type="time">
            <text:p>00:56.48</text:p>
          </table:table-cell>
          <table:table-cell table:formula="of:=[.H179]/[.A179]*24*60*60" office:value-type="float" office:value="0.320920454545455" calcext:value-type="float">
            <text:p>0.32092045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unde</text:p>
          </table:table-cell>
          <table:table-cell office:value-type="time" office:time-value="PT00H00M00.207S" calcext:value-type="time">
            <text:p>00:00:00.21</text:p>
          </table:table-cell>
          <table:table-cell office:value-type="time" office:time-value="PT00H00M57.867S" calcext:value-type="time">
            <text:p>00:00:57.87</text:p>
          </table:table-cell>
          <table:table-cell office:value-type="string" calcext:value-type="string">
            <text:p>Mi, 4. Apr 2018, 17:57:36.032</text:p>
          </table:table-cell>
          <table:table-cell table:number-columns-repeated="2"/>
          <table:table-cell table:formula="of:=[.D180]-[.D$3]" office:value-type="time" office:time-value="PT00H00M56.689S" calcext:value-type="time">
            <text:p>00:56.69</text:p>
          </table:table-cell>
          <table:table-cell table:formula="of:=[.H180]/[.A180]*24*60*60" office:value-type="float" office:value="0.320276836158192" calcext:value-type="float">
            <text:p>0.320276836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unde</text:p>
          </table:table-cell>
          <table:table-cell office:value-type="time" office:time-value="PT00H00M00.217S" calcext:value-type="time">
            <text:p>00:00:00.22</text:p>
          </table:table-cell>
          <table:table-cell office:value-type="time" office:time-value="PT00H00M58.084S" calcext:value-type="time">
            <text:p>00:00:58.08</text:p>
          </table:table-cell>
          <table:table-cell office:value-type="string" calcext:value-type="string">
            <text:p>Mi, 4. Apr 2018, 17:57:36.249</text:p>
          </table:table-cell>
          <table:table-cell table:number-columns-repeated="2"/>
          <table:table-cell table:formula="of:=[.D181]-[.D$3]" office:value-type="time" office:time-value="PT00H00M56.906S" calcext:value-type="time">
            <text:p>00:56.91</text:p>
          </table:table-cell>
          <table:table-cell table:formula="of:=[.H181]/[.A181]*24*60*60" office:value-type="float" office:value="0.319696629213483" calcext:value-type="float">
            <text:p>0.319696629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unde</text:p>
          </table:table-cell>
          <table:table-cell office:value-type="time" office:time-value="PT00H00M00.215S" calcext:value-type="time">
            <text:p>00:00:00.22</text:p>
          </table:table-cell>
          <table:table-cell office:value-type="time" office:time-value="PT00H00M58.299S" calcext:value-type="time">
            <text:p>00:00:58.30</text:p>
          </table:table-cell>
          <table:table-cell office:value-type="string" calcext:value-type="string">
            <text:p>Mi, 4. Apr 2018, 17:57:36.464</text:p>
          </table:table-cell>
          <table:table-cell table:number-columns-repeated="2"/>
          <table:table-cell table:formula="of:=[.D182]-[.D$3]" office:value-type="time" office:time-value="PT00H00M57.121S" calcext:value-type="time">
            <text:p>00:57.12</text:p>
          </table:table-cell>
          <table:table-cell table:formula="of:=[.H182]/[.A182]*24*60*60" office:value-type="float" office:value="0.319111731843575" calcext:value-type="float">
            <text:p>0.31911173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unde</text:p>
          </table:table-cell>
          <table:table-cell office:value-type="time" office:time-value="PT00H00M00.182S" calcext:value-type="time">
            <text:p>00:00:00.18</text:p>
          </table:table-cell>
          <table:table-cell office:value-type="time" office:time-value="PT00H00M58.481S" calcext:value-type="time">
            <text:p>00:00:58.48</text:p>
          </table:table-cell>
          <table:table-cell office:value-type="string" calcext:value-type="string">
            <text:p>Mi, 4. Apr 2018, 17:57:36.646</text:p>
          </table:table-cell>
          <table:table-cell table:number-columns-repeated="2"/>
          <table:table-cell table:formula="of:=[.D183]-[.D$3]" office:value-type="time" office:time-value="PT00H00M57.303S" calcext:value-type="time">
            <text:p>00:57.30</text:p>
          </table:table-cell>
          <table:table-cell table:formula="of:=[.H183]/[.A183]*24*60*60" office:value-type="float" office:value="0.31835" calcext:value-type="float">
            <text:p>0.3183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unde</text:p>
          </table:table-cell>
          <table:table-cell office:value-type="time" office:time-value="PT00H00M00.244S" calcext:value-type="time">
            <text:p>00:00:00.24</text:p>
          </table:table-cell>
          <table:table-cell office:value-type="time" office:time-value="PT00H00M58.725S" calcext:value-type="time">
            <text:p>00:00:58.73</text:p>
          </table:table-cell>
          <table:table-cell office:value-type="string" calcext:value-type="string">
            <text:p>Mi, 4. Apr 2018, 17:57:36.891</text:p>
          </table:table-cell>
          <table:table-cell table:number-columns-repeated="2"/>
          <table:table-cell table:formula="of:=[.D184]-[.D$3]" office:value-type="time" office:time-value="PT00H00M57.547S" calcext:value-type="time">
            <text:p>00:57.55</text:p>
          </table:table-cell>
          <table:table-cell table:formula="of:=[.H184]/[.A184]*24*60*60" office:value-type="float" office:value="0.317939226519337" calcext:value-type="float">
            <text:p>0.317939226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unde</text:p>
          </table:table-cell>
          <table:table-cell office:value-type="time" office:time-value="PT00H00M00.179S" calcext:value-type="time">
            <text:p>00:00:00.18</text:p>
          </table:table-cell>
          <table:table-cell office:value-type="time" office:time-value="PT00H00M58.904S" calcext:value-type="time">
            <text:p>00:00:58.90</text:p>
          </table:table-cell>
          <table:table-cell office:value-type="string" calcext:value-type="string">
            <text:p>Mi, 4. Apr 2018, 17:57:37.070</text:p>
          </table:table-cell>
          <table:table-cell table:number-columns-repeated="2"/>
          <table:table-cell table:formula="of:=[.D185]-[.D$3]" office:value-type="time" office:time-value="PT00H00M57.726S" calcext:value-type="time">
            <text:p>00:57.73</text:p>
          </table:table-cell>
          <table:table-cell table:formula="of:=[.H185]/[.A185]*24*60*60" office:value-type="float" office:value="0.317175824175824" calcext:value-type="float">
            <text:p>0.31717582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unde</text:p>
          </table:table-cell>
          <table:table-cell office:value-type="time" office:time-value="PT00H00M00.243S" calcext:value-type="time">
            <text:p>00:00:00.24</text:p>
          </table:table-cell>
          <table:table-cell office:value-type="time" office:time-value="PT00H00M59.147S" calcext:value-type="time">
            <text:p>00:00:59.15</text:p>
          </table:table-cell>
          <table:table-cell office:value-type="string" calcext:value-type="string">
            <text:p>Mi, 4. Apr 2018, 17:57:37.312</text:p>
          </table:table-cell>
          <table:table-cell table:number-columns-repeated="2"/>
          <table:table-cell table:formula="of:=[.D186]-[.D$3]" office:value-type="time" office:time-value="PT00H00M57.969S" calcext:value-type="time">
            <text:p>00:57.97</text:p>
          </table:table-cell>
          <table:table-cell table:formula="of:=[.H186]/[.A186]*24*60*60" office:value-type="float" office:value="0.316770491803279" calcext:value-type="float">
            <text:p>0.31677049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unde</text:p>
          </table:table-cell>
          <table:table-cell office:value-type="time" office:time-value="PT00H00M00.225S" calcext:value-type="time">
            <text:p>00:00:00.23</text:p>
          </table:table-cell>
          <table:table-cell office:value-type="time" office:time-value="PT00H00M59.372S" calcext:value-type="time">
            <text:p>00:00:59.37</text:p>
          </table:table-cell>
          <table:table-cell office:value-type="string" calcext:value-type="string">
            <text:p>Mi, 4. Apr 2018, 17:57:37.53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unde</text:p>
          </table:table-cell>
          <table:table-cell office:value-type="time" office:time-value="PT00H00M00.198S" calcext:value-type="time">
            <text:p>00:00:00.20</text:p>
          </table:table-cell>
          <table:table-cell office:value-type="time" office:time-value="PT00H00M59.57S" calcext:value-type="time">
            <text:p>00:00:59.57</text:p>
          </table:table-cell>
          <table:table-cell office:value-type="string" calcext:value-type="string">
            <text:p>Mi, 4. Apr 2018, 17:57:37.73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unde</text:p>
          </table:table-cell>
          <table:table-cell office:value-type="time" office:time-value="PT00H00M00.199S" calcext:value-type="time">
            <text:p>00:00:00.20</text:p>
          </table:table-cell>
          <table:table-cell office:value-type="time" office:time-value="PT00H00M59.769S" calcext:value-type="time">
            <text:p>00:00:59.77</text:p>
          </table:table-cell>
          <table:table-cell office:value-type="string" calcext:value-type="string">
            <text:p>Mi, 4. Apr 2018, 17:57:37.93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unde</text:p>
          </table:table-cell>
          <table:table-cell office:value-type="time" office:time-value="PT00H00M00.205S" calcext:value-type="time">
            <text:p>00:00:00.21</text:p>
          </table:table-cell>
          <table:table-cell office:value-type="time" office:time-value="PT00H00M59.974S" calcext:value-type="time">
            <text:p>00:00:59.97</text:p>
          </table:table-cell>
          <table:table-cell office:value-type="string" calcext:value-type="string">
            <text:p>Mi, 4. Apr 2018, 17:57:38.13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unde</text:p>
          </table:table-cell>
          <table:table-cell office:value-type="time" office:time-value="PT00H00M00.217S" calcext:value-type="time">
            <text:p>00:00:00.22</text:p>
          </table:table-cell>
          <table:table-cell office:value-type="time" office:time-value="PT00H01M00.191S" calcext:value-type="time">
            <text:p>00:01:00.19</text:p>
          </table:table-cell>
          <table:table-cell office:value-type="string" calcext:value-type="string">
            <text:p>Mi, 4. Apr 2018, 17:57:38.35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unde</text:p>
          </table:table-cell>
          <table:table-cell office:value-type="time" office:time-value="PT00H00M00.24S" calcext:value-type="time">
            <text:p>00:00:00.24</text:p>
          </table:table-cell>
          <table:table-cell office:value-type="time" office:time-value="PT00H01M00.431S" calcext:value-type="time">
            <text:p>00:01:00.43</text:p>
          </table:table-cell>
          <table:table-cell office:value-type="string" calcext:value-type="string">
            <text:p>Mi, 4. Apr 2018, 17:57:38.59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unde</text:p>
          </table:table-cell>
          <table:table-cell office:value-type="time" office:time-value="PT00H00M00.193S" calcext:value-type="time">
            <text:p>00:00:00.19</text:p>
          </table:table-cell>
          <table:table-cell office:value-type="time" office:time-value="PT00H01M00.624S" calcext:value-type="time">
            <text:p>00:01:00.62</text:p>
          </table:table-cell>
          <table:table-cell office:value-type="string" calcext:value-type="string">
            <text:p>Mi, 4. Apr 2018, 17:57:38.78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unde</text:p>
          </table:table-cell>
          <table:table-cell office:value-type="time" office:time-value="PT00H00M00.204S" calcext:value-type="time">
            <text:p>00:00:00.20</text:p>
          </table:table-cell>
          <table:table-cell office:value-type="time" office:time-value="PT00H01M00.828S" calcext:value-type="time">
            <text:p>00:01:00.83</text:p>
          </table:table-cell>
          <table:table-cell office:value-type="string" calcext:value-type="string">
            <text:p>Mi, 4. Apr 2018, 17:57:38.99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unde</text:p>
          </table:table-cell>
          <table:table-cell office:value-type="time" office:time-value="PT00H00M00.228S" calcext:value-type="time">
            <text:p>00:00:00.23</text:p>
          </table:table-cell>
          <table:table-cell office:value-type="time" office:time-value="PT00H01M01.056S" calcext:value-type="time">
            <text:p>00:01:01.06</text:p>
          </table:table-cell>
          <table:table-cell office:value-type="string" calcext:value-type="string">
            <text:p>Mi, 4. Apr 2018, 17:57:39.22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unde</text:p>
          </table:table-cell>
          <table:table-cell office:value-type="time" office:time-value="PT00H00M00.206S" calcext:value-type="time">
            <text:p>00:00:00.21</text:p>
          </table:table-cell>
          <table:table-cell office:value-type="time" office:time-value="PT00H01M01.262S" calcext:value-type="time">
            <text:p>00:01:01.26</text:p>
          </table:table-cell>
          <table:table-cell office:value-type="string" calcext:value-type="string">
            <text:p>Mi, 4. Apr 2018, 17:57:39.42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unde</text:p>
          </table:table-cell>
          <table:table-cell office:value-type="time" office:time-value="PT00H00M00.191S" calcext:value-type="time">
            <text:p>00:00:00.19</text:p>
          </table:table-cell>
          <table:table-cell office:value-type="time" office:time-value="PT00H01M01.453S" calcext:value-type="time">
            <text:p>00:01:01.45</text:p>
          </table:table-cell>
          <table:table-cell office:value-type="string" calcext:value-type="string">
            <text:p>Mi, 4. Apr 2018, 17:57:39.61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unde</text:p>
          </table:table-cell>
          <table:table-cell office:value-type="time" office:time-value="PT00H00M00.229S" calcext:value-type="time">
            <text:p>00:00:00.23</text:p>
          </table:table-cell>
          <table:table-cell office:value-type="time" office:time-value="PT00H01M01.682S" calcext:value-type="time">
            <text:p>00:01:01.68</text:p>
          </table:table-cell>
          <table:table-cell office:value-type="string" calcext:value-type="string">
            <text:p>Mi, 4. Apr 2018, 17:57:39.84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unde</text:p>
          </table:table-cell>
          <table:table-cell office:value-type="time" office:time-value="PT00H00M00.223S" calcext:value-type="time">
            <text:p>00:00:00.22</text:p>
          </table:table-cell>
          <table:table-cell office:value-type="time" office:time-value="PT00H01M01.905S" calcext:value-type="time">
            <text:p>00:01:01.91</text:p>
          </table:table-cell>
          <table:table-cell office:value-type="string" calcext:value-type="string">
            <text:p>Mi, 4. Apr 2018, 17:57:40.07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unde</text:p>
          </table:table-cell>
          <table:table-cell office:value-type="time" office:time-value="PT00H00M00.213S" calcext:value-type="time">
            <text:p>00:00:00.21</text:p>
          </table:table-cell>
          <table:table-cell office:value-type="time" office:time-value="PT00H01M02.118S" calcext:value-type="time">
            <text:p>00:01:02.12</text:p>
          </table:table-cell>
          <table:table-cell office:value-type="string" calcext:value-type="string">
            <text:p>Mi, 4. Apr 2018, 17:57:40.28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nde</text:p>
          </table:table-cell>
          <table:table-cell office:value-type="time" office:time-value="PT00H00M00.218S" calcext:value-type="time">
            <text:p>00:00:00.22</text:p>
          </table:table-cell>
          <table:table-cell office:value-type="time" office:time-value="PT00H01M02.336S" calcext:value-type="time">
            <text:p>00:01:02.34</text:p>
          </table:table-cell>
          <table:table-cell office:value-type="string" calcext:value-type="string">
            <text:p>Mi, 4. Apr 2018, 17:57:40.50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unde</text:p>
          </table:table-cell>
          <table:table-cell office:value-type="time" office:time-value="PT00H00M00.21S" calcext:value-type="time">
            <text:p>00:00:00.21</text:p>
          </table:table-cell>
          <table:table-cell office:value-type="time" office:time-value="PT00H01M02.546S" calcext:value-type="time">
            <text:p>00:01:02.55</text:p>
          </table:table-cell>
          <table:table-cell office:value-type="string" calcext:value-type="string">
            <text:p>Mi, 4. Apr 2018, 17:57:40.71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unde</text:p>
          </table:table-cell>
          <table:table-cell office:value-type="time" office:time-value="PT00H00M00.177S" calcext:value-type="time">
            <text:p>00:00:00.18</text:p>
          </table:table-cell>
          <table:table-cell office:value-type="time" office:time-value="PT00H01M02.723S" calcext:value-type="time">
            <text:p>00:01:02.72</text:p>
          </table:table-cell>
          <table:table-cell office:value-type="string" calcext:value-type="string">
            <text:p>Mi, 4. Apr 2018, 17:57:40.88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Runde</text:p>
          </table:table-cell>
          <table:table-cell office:value-type="time" office:time-value="PT00H00M00.25S" calcext:value-type="time">
            <text:p>00:00:00.25</text:p>
          </table:table-cell>
          <table:table-cell office:value-type="time" office:time-value="PT00H01M02.973S" calcext:value-type="time">
            <text:p>00:01:02.97</text:p>
          </table:table-cell>
          <table:table-cell office:value-type="string" calcext:value-type="string">
            <text:p>Mi, 4. Apr 2018, 17:57:41.13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unde</text:p>
          </table:table-cell>
          <table:table-cell office:value-type="time" office:time-value="PT00H00M00.232S" calcext:value-type="time">
            <text:p>00:00:00.23</text:p>
          </table:table-cell>
          <table:table-cell office:value-type="time" office:time-value="PT00H01M03.205S" calcext:value-type="time">
            <text:p>00:01:03.21</text:p>
          </table:table-cell>
          <table:table-cell office:value-type="string" calcext:value-type="string">
            <text:p>Mi, 4. Apr 2018, 17:57:41.37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unde</text:p>
          </table:table-cell>
          <table:table-cell office:value-type="time" office:time-value="PT00H00M00.195S" calcext:value-type="time">
            <text:p>00:00:00.20</text:p>
          </table:table-cell>
          <table:table-cell office:value-type="time" office:time-value="PT00H01M03.4S" calcext:value-type="time">
            <text:p>00:01:03.40</text:p>
          </table:table-cell>
          <table:table-cell office:value-type="string" calcext:value-type="string">
            <text:p>Mi, 4. Apr 2018, 17:57:41.56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Runde</text:p>
          </table:table-cell>
          <table:table-cell office:value-type="time" office:time-value="PT00H00M00.178S" calcext:value-type="time">
            <text:p>00:00:00.18</text:p>
          </table:table-cell>
          <table:table-cell office:value-type="time" office:time-value="PT00H01M03.578S" calcext:value-type="time">
            <text:p>00:01:03.58</text:p>
          </table:table-cell>
          <table:table-cell office:value-type="string" calcext:value-type="string">
            <text:p>Mi, 4. Apr 2018, 17:57:41.74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Runde</text:p>
          </table:table-cell>
          <table:table-cell office:value-type="time" office:time-value="PT00H00M00.24S" calcext:value-type="time">
            <text:p>00:00:00.24</text:p>
          </table:table-cell>
          <table:table-cell office:value-type="time" office:time-value="PT00H01M03.818S" calcext:value-type="time">
            <text:p>00:01:03.82</text:p>
          </table:table-cell>
          <table:table-cell office:value-type="string" calcext:value-type="string">
            <text:p>Mi, 4. Apr 2018, 17:57:41.98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unde</text:p>
          </table:table-cell>
          <table:table-cell office:value-type="time" office:time-value="PT00H00M00.181S" calcext:value-type="time">
            <text:p>00:00:00.18</text:p>
          </table:table-cell>
          <table:table-cell office:value-type="time" office:time-value="PT00H01M03.999S" calcext:value-type="time">
            <text:p>00:01:04.00</text:p>
          </table:table-cell>
          <table:table-cell office:value-type="string" calcext:value-type="string">
            <text:p>Mi, 4. Apr 2018, 17:57:42.16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Runde</text:p>
          </table:table-cell>
          <table:table-cell office:value-type="time" office:time-value="PT00H00M00.238S" calcext:value-type="time">
            <text:p>00:00:00.24</text:p>
          </table:table-cell>
          <table:table-cell office:value-type="time" office:time-value="PT00H01M04.237S" calcext:value-type="time">
            <text:p>00:01:04.24</text:p>
          </table:table-cell>
          <table:table-cell office:value-type="string" calcext:value-type="string">
            <text:p>Mi, 4. Apr 2018, 17:57:42.40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Runde</text:p>
          </table:table-cell>
          <table:table-cell office:value-type="time" office:time-value="PT00H00M00.196S" calcext:value-type="time">
            <text:p>00:00:00.20</text:p>
          </table:table-cell>
          <table:table-cell office:value-type="time" office:time-value="PT00H01M04.433S" calcext:value-type="time">
            <text:p>00:01:04.43</text:p>
          </table:table-cell>
          <table:table-cell office:value-type="string" calcext:value-type="string">
            <text:p>Mi, 4. Apr 2018, 17:57:42.59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unde</text:p>
          </table:table-cell>
          <table:table-cell office:value-type="time" office:time-value="PT00H00M00.181S" calcext:value-type="time">
            <text:p>00:00:00.18</text:p>
          </table:table-cell>
          <table:table-cell office:value-type="time" office:time-value="PT00H01M04.614S" calcext:value-type="time">
            <text:p>00:01:04.61</text:p>
          </table:table-cell>
          <table:table-cell office:value-type="string" calcext:value-type="string">
            <text:p>Mi, 4. Apr 2018, 17:57:42.77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unde</text:p>
          </table:table-cell>
          <table:table-cell office:value-type="time" office:time-value="PT00H00M00.254S" calcext:value-type="time">
            <text:p>00:00:00.25</text:p>
          </table:table-cell>
          <table:table-cell office:value-type="time" office:time-value="PT00H01M04.868S" calcext:value-type="time">
            <text:p>00:01:04.87</text:p>
          </table:table-cell>
          <table:table-cell office:value-type="string" calcext:value-type="string">
            <text:p>Mi, 4. Apr 2018, 17:57:43.03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unde</text:p>
          </table:table-cell>
          <table:table-cell office:value-type="time" office:time-value="PT00H00M00.225S" calcext:value-type="time">
            <text:p>00:00:00.23</text:p>
          </table:table-cell>
          <table:table-cell office:value-type="time" office:time-value="PT00H01M05.093S" calcext:value-type="time">
            <text:p>00:01:05.09</text:p>
          </table:table-cell>
          <table:table-cell office:value-type="string" calcext:value-type="string">
            <text:p>Mi, 4. Apr 2018, 17:57:43.25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unde</text:p>
          </table:table-cell>
          <table:table-cell office:value-type="time" office:time-value="PT00H00M00.195S" calcext:value-type="time">
            <text:p>00:00:00.20</text:p>
          </table:table-cell>
          <table:table-cell office:value-type="time" office:time-value="PT00H01M05.288S" calcext:value-type="time">
            <text:p>00:01:05.29</text:p>
          </table:table-cell>
          <table:table-cell office:value-type="string" calcext:value-type="string">
            <text:p>Mi, 4. Apr 2018, 17:57:43.45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unde</text:p>
          </table:table-cell>
          <table:table-cell office:value-type="time" office:time-value="PT00H00M00.204S" calcext:value-type="time">
            <text:p>00:00:00.20</text:p>
          </table:table-cell>
          <table:table-cell office:value-type="time" office:time-value="PT00H01M05.492S" calcext:value-type="time">
            <text:p>00:01:05.49</text:p>
          </table:table-cell>
          <table:table-cell office:value-type="string" calcext:value-type="string">
            <text:p>Mi, 4. Apr 2018, 17:57:43.65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unde</text:p>
          </table:table-cell>
          <table:table-cell office:value-type="time" office:time-value="PT00H00M00.206S" calcext:value-type="time">
            <text:p>00:00:00.21</text:p>
          </table:table-cell>
          <table:table-cell office:value-type="time" office:time-value="PT00H01M05.698S" calcext:value-type="time">
            <text:p>00:01:05.70</text:p>
          </table:table-cell>
          <table:table-cell office:value-type="string" calcext:value-type="string">
            <text:p>Mi, 4. Apr 2018, 17:57:43.86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Runde</text:p>
          </table:table-cell>
          <table:table-cell office:value-type="time" office:time-value="PT00H00M00.22S" calcext:value-type="time">
            <text:p>00:00:00.22</text:p>
          </table:table-cell>
          <table:table-cell office:value-type="time" office:time-value="PT00H01M05.918S" calcext:value-type="time">
            <text:p>00:01:05.92</text:p>
          </table:table-cell>
          <table:table-cell office:value-type="string" calcext:value-type="string">
            <text:p>Mi, 4. Apr 2018, 17:57:44.08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unde</text:p>
          </table:table-cell>
          <table:table-cell office:value-type="time" office:time-value="PT00H00M00.178S" calcext:value-type="time">
            <text:p>00:00:00.18</text:p>
          </table:table-cell>
          <table:table-cell office:value-type="time" office:time-value="PT00H01M06.096S" calcext:value-type="time">
            <text:p>00:01:06.10</text:p>
          </table:table-cell>
          <table:table-cell office:value-type="string" calcext:value-type="string">
            <text:p>Mi, 4. Apr 2018, 17:57:44.26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unde</text:p>
          </table:table-cell>
          <table:table-cell office:value-type="time" office:time-value="PT00H00M00.193S" calcext:value-type="time">
            <text:p>00:00:00.19</text:p>
          </table:table-cell>
          <table:table-cell office:value-type="time" office:time-value="PT00H01M06.289S" calcext:value-type="time">
            <text:p>00:01:06.29</text:p>
          </table:table-cell>
          <table:table-cell office:value-type="string" calcext:value-type="string">
            <text:p>Mi, 4. Apr 2018, 17:57:44.45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Runde</text:p>
          </table:table-cell>
          <table:table-cell office:value-type="time" office:time-value="PT00H00M00.257S" calcext:value-type="time">
            <text:p>00:00:00.26</text:p>
          </table:table-cell>
          <table:table-cell office:value-type="time" office:time-value="PT00H01M06.546S" calcext:value-type="time">
            <text:p>00:01:06.55</text:p>
          </table:table-cell>
          <table:table-cell office:value-type="string" calcext:value-type="string">
            <text:p>Mi, 4. Apr 2018, 17:57:44.71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unde</text:p>
          </table:table-cell>
          <table:table-cell office:value-type="time" office:time-value="PT00H00M00.184S" calcext:value-type="time">
            <text:p>00:00:00.18</text:p>
          </table:table-cell>
          <table:table-cell office:value-type="time" office:time-value="PT00H01M06.73S" calcext:value-type="time">
            <text:p>00:01:06.73</text:p>
          </table:table-cell>
          <table:table-cell office:value-type="string" calcext:value-type="string">
            <text:p>Mi, 4. Apr 2018, 17:57:44.89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Runde</text:p>
          </table:table-cell>
          <table:table-cell office:value-type="time" office:time-value="PT00H00M00.258S" calcext:value-type="time">
            <text:p>00:00:00.26</text:p>
          </table:table-cell>
          <table:table-cell office:value-type="time" office:time-value="PT00H01M06.988S" calcext:value-type="time">
            <text:p>00:01:06.99</text:p>
          </table:table-cell>
          <table:table-cell office:value-type="string" calcext:value-type="string">
            <text:p>Mi, 4. Apr 2018, 17:57:45.15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unde</text:p>
          </table:table-cell>
          <table:table-cell office:value-type="time" office:time-value="PT00H00M00.242S" calcext:value-type="time">
            <text:p>00:00:00.24</text:p>
          </table:table-cell>
          <table:table-cell office:value-type="time" office:time-value="PT00H01M07.23S" calcext:value-type="time">
            <text:p>00:01:07.23</text:p>
          </table:table-cell>
          <table:table-cell office:value-type="string" calcext:value-type="string">
            <text:p>Mi, 4. Apr 2018, 17:57:45.39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unde</text:p>
          </table:table-cell>
          <table:table-cell office:value-type="time" office:time-value="PT00H00M00.195S" calcext:value-type="time">
            <text:p>00:00:00.20</text:p>
          </table:table-cell>
          <table:table-cell office:value-type="time" office:time-value="PT00H01M07.425S" calcext:value-type="time">
            <text:p>00:01:07.43</text:p>
          </table:table-cell>
          <table:table-cell office:value-type="string" calcext:value-type="string">
            <text:p>Mi, 4. Apr 2018, 17:57:45.59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unde</text:p>
          </table:table-cell>
          <table:table-cell office:value-type="time" office:time-value="PT00H00M00.187S" calcext:value-type="time">
            <text:p>00:00:00.19</text:p>
          </table:table-cell>
          <table:table-cell office:value-type="time" office:time-value="PT00H01M07.612S" calcext:value-type="time">
            <text:p>00:01:07.61</text:p>
          </table:table-cell>
          <table:table-cell office:value-type="string" calcext:value-type="string">
            <text:p>Mi, 4. Apr 2018, 17:57:45.77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unde</text:p>
          </table:table-cell>
          <table:table-cell office:value-type="time" office:time-value="PT00H00M00.262S" calcext:value-type="time">
            <text:p>00:00:00.26</text:p>
          </table:table-cell>
          <table:table-cell office:value-type="time" office:time-value="PT00H01M07.874S" calcext:value-type="time">
            <text:p>00:01:07.87</text:p>
          </table:table-cell>
          <table:table-cell office:value-type="string" calcext:value-type="string">
            <text:p>Mi, 4. Apr 2018, 17:57:46.03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unde</text:p>
          </table:table-cell>
          <table:table-cell office:value-type="time" office:time-value="PT00H00M00.215S" calcext:value-type="time">
            <text:p>00:00:00.22</text:p>
          </table:table-cell>
          <table:table-cell office:value-type="time" office:time-value="PT00H01M08.089S" calcext:value-type="time">
            <text:p>00:01:08.09</text:p>
          </table:table-cell>
          <table:table-cell office:value-type="string" calcext:value-type="string">
            <text:p>Mi, 4. Apr 2018, 17:57:46.25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unde</text:p>
          </table:table-cell>
          <table:table-cell office:value-type="time" office:time-value="PT00H00M00.191S" calcext:value-type="time">
            <text:p>00:00:00.19</text:p>
          </table:table-cell>
          <table:table-cell office:value-type="time" office:time-value="PT00H01M08.28S" calcext:value-type="time">
            <text:p>00:01:08.28</text:p>
          </table:table-cell>
          <table:table-cell office:value-type="string" calcext:value-type="string">
            <text:p>Mi, 4. Apr 2018, 17:57:46.44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unde</text:p>
          </table:table-cell>
          <table:table-cell office:value-type="time" office:time-value="PT00H00M00.22S" calcext:value-type="time">
            <text:p>00:00:00.22</text:p>
          </table:table-cell>
          <table:table-cell office:value-type="time" office:time-value="PT00H01M08.5S" calcext:value-type="time">
            <text:p>00:01:08.50</text:p>
          </table:table-cell>
          <table:table-cell office:value-type="string" calcext:value-type="string">
            <text:p>Mi, 4. Apr 2018, 17:57:46.66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unde</text:p>
          </table:table-cell>
          <table:table-cell office:value-type="time" office:time-value="PT00H00M00.216S" calcext:value-type="time">
            <text:p>00:00:00.22</text:p>
          </table:table-cell>
          <table:table-cell office:value-type="time" office:time-value="PT00H01M08.716S" calcext:value-type="time">
            <text:p>00:01:08.72</text:p>
          </table:table-cell>
          <table:table-cell office:value-type="string" calcext:value-type="string">
            <text:p>Mi, 4. Apr 2018, 17:57:46.88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Runde</text:p>
          </table:table-cell>
          <table:table-cell office:value-type="time" office:time-value="PT00H00M00.206S" calcext:value-type="time">
            <text:p>00:00:00.21</text:p>
          </table:table-cell>
          <table:table-cell office:value-type="time" office:time-value="PT00H01M08.922S" calcext:value-type="time">
            <text:p>00:01:08.92</text:p>
          </table:table-cell>
          <table:table-cell office:value-type="string" calcext:value-type="string">
            <text:p>Mi, 4. Apr 2018, 17:57:47.08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Runde</text:p>
          </table:table-cell>
          <table:table-cell office:value-type="time" office:time-value="PT00H00M00.228S" calcext:value-type="time">
            <text:p>00:00:00.23</text:p>
          </table:table-cell>
          <table:table-cell office:value-type="time" office:time-value="PT00H01M09.15S" calcext:value-type="time">
            <text:p>00:01:09.15</text:p>
          </table:table-cell>
          <table:table-cell office:value-type="string" calcext:value-type="string">
            <text:p>Mi, 4. Apr 2018, 17:57:47.31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unde</text:p>
          </table:table-cell>
          <table:table-cell office:value-type="time" office:time-value="PT00H00M00.206S" calcext:value-type="time">
            <text:p>00:00:00.21</text:p>
          </table:table-cell>
          <table:table-cell office:value-type="time" office:time-value="PT00H01M09.356S" calcext:value-type="time">
            <text:p>00:01:09.36</text:p>
          </table:table-cell>
          <table:table-cell office:value-type="string" calcext:value-type="string">
            <text:p>Mi, 4. Apr 2018, 17:57:47.52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unde</text:p>
          </table:table-cell>
          <table:table-cell office:value-type="time" office:time-value="PT00H00M00.214S" calcext:value-type="time">
            <text:p>00:00:00.21</text:p>
          </table:table-cell>
          <table:table-cell office:value-type="time" office:time-value="PT00H01M09.57S" calcext:value-type="time">
            <text:p>00:01:09.57</text:p>
          </table:table-cell>
          <table:table-cell office:value-type="string" calcext:value-type="string">
            <text:p>Mi, 4. Apr 2018, 17:57:47.73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unde</text:p>
          </table:table-cell>
          <table:table-cell office:value-type="time" office:time-value="PT00H00M00.222S" calcext:value-type="time">
            <text:p>00:00:00.22</text:p>
          </table:table-cell>
          <table:table-cell office:value-type="time" office:time-value="PT00H01M09.792S" calcext:value-type="time">
            <text:p>00:01:09.79</text:p>
          </table:table-cell>
          <table:table-cell office:value-type="string" calcext:value-type="string">
            <text:p>Mi, 4. Apr 2018, 17:57:47.95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unde</text:p>
          </table:table-cell>
          <table:table-cell office:value-type="time" office:time-value="PT00H00M00.212S" calcext:value-type="time">
            <text:p>00:00:00.21</text:p>
          </table:table-cell>
          <table:table-cell office:value-type="time" office:time-value="PT00H01M10.004S" calcext:value-type="time">
            <text:p>00:01:10.00</text:p>
          </table:table-cell>
          <table:table-cell office:value-type="string" calcext:value-type="string">
            <text:p>Mi, 4. Apr 2018, 17:57:48.16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unde</text:p>
          </table:table-cell>
          <table:table-cell office:value-type="time" office:time-value="PT00H00M00.181S" calcext:value-type="time">
            <text:p>00:00:00.18</text:p>
          </table:table-cell>
          <table:table-cell office:value-type="time" office:time-value="PT00H01M10.185S" calcext:value-type="time">
            <text:p>00:01:10.19</text:p>
          </table:table-cell>
          <table:table-cell office:value-type="string" calcext:value-type="string">
            <text:p>Mi, 4. Apr 2018, 17:57:48.35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unde</text:p>
          </table:table-cell>
          <table:table-cell office:value-type="time" office:time-value="PT00H00M00.272S" calcext:value-type="time">
            <text:p>00:00:00.27</text:p>
          </table:table-cell>
          <table:table-cell office:value-type="time" office:time-value="PT00H01M10.457S" calcext:value-type="time">
            <text:p>00:01:10.46</text:p>
          </table:table-cell>
          <table:table-cell office:value-type="string" calcext:value-type="string">
            <text:p>Mi, 4. Apr 2018, 17:57:48.62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unde</text:p>
          </table:table-cell>
          <table:table-cell office:value-type="time" office:time-value="PT00H00M00.23S" calcext:value-type="time">
            <text:p>00:00:00.23</text:p>
          </table:table-cell>
          <table:table-cell office:value-type="time" office:time-value="PT00H01M10.687S" calcext:value-type="time">
            <text:p>00:01:10.69</text:p>
          </table:table-cell>
          <table:table-cell office:value-type="string" calcext:value-type="string">
            <text:p>Mi, 4. Apr 2018, 17:57:48.85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Runde</text:p>
          </table:table-cell>
          <table:table-cell office:value-type="time" office:time-value="PT00H00M00.217S" calcext:value-type="time">
            <text:p>00:00:00.22</text:p>
          </table:table-cell>
          <table:table-cell office:value-type="time" office:time-value="PT00H01M10.904S" calcext:value-type="time">
            <text:p>00:01:10.90</text:p>
          </table:table-cell>
          <table:table-cell office:value-type="string" calcext:value-type="string">
            <text:p>Mi, 4. Apr 2018, 17:57:49.06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unde</text:p>
          </table:table-cell>
          <table:table-cell office:value-type="time" office:time-value="PT00H00M00.229S" calcext:value-type="time">
            <text:p>00:00:00.23</text:p>
          </table:table-cell>
          <table:table-cell office:value-type="time" office:time-value="PT00H01M11.133S" calcext:value-type="time">
            <text:p>00:01:11.13</text:p>
          </table:table-cell>
          <table:table-cell office:value-type="string" calcext:value-type="string">
            <text:p>Mi, 4. Apr 2018, 17:57:49.29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unde</text:p>
          </table:table-cell>
          <table:table-cell office:value-type="time" office:time-value="PT00H00M00.19S" calcext:value-type="time">
            <text:p>00:00:00.19</text:p>
          </table:table-cell>
          <table:table-cell office:value-type="time" office:time-value="PT00H01M11.323S" calcext:value-type="time">
            <text:p>00:01:11.32</text:p>
          </table:table-cell>
          <table:table-cell office:value-type="string" calcext:value-type="string">
            <text:p>Mi, 4. Apr 2018, 17:57:49.48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Runde</text:p>
          </table:table-cell>
          <table:table-cell office:value-type="time" office:time-value="PT00H00M00.228S" calcext:value-type="time">
            <text:p>00:00:00.23</text:p>
          </table:table-cell>
          <table:table-cell office:value-type="time" office:time-value="PT00H01M11.551S" calcext:value-type="time">
            <text:p>00:01:11.55</text:p>
          </table:table-cell>
          <table:table-cell office:value-type="string" calcext:value-type="string">
            <text:p>Mi, 4. Apr 2018, 17:57:49.71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Runde</text:p>
          </table:table-cell>
          <table:table-cell office:value-type="time" office:time-value="PT00H00M00.182S" calcext:value-type="time">
            <text:p>00:00:00.18</text:p>
          </table:table-cell>
          <table:table-cell office:value-type="time" office:time-value="PT00H01M11.733S" calcext:value-type="time">
            <text:p>00:01:11.73</text:p>
          </table:table-cell>
          <table:table-cell office:value-type="string" calcext:value-type="string">
            <text:p>Mi, 4. Apr 2018, 17:57:49.89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unde</text:p>
          </table:table-cell>
          <table:table-cell office:value-type="time" office:time-value="PT00H00M00.218S" calcext:value-type="time">
            <text:p>00:00:00.22</text:p>
          </table:table-cell>
          <table:table-cell office:value-type="time" office:time-value="PT00H01M11.951S" calcext:value-type="time">
            <text:p>00:01:11.95</text:p>
          </table:table-cell>
          <table:table-cell office:value-type="string" calcext:value-type="string">
            <text:p>Mi, 4. Apr 2018, 17:57:50.11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Runde</text:p>
          </table:table-cell>
          <table:table-cell office:value-type="time" office:time-value="PT00H00M00.216S" calcext:value-type="time">
            <text:p>00:00:00.22</text:p>
          </table:table-cell>
          <table:table-cell office:value-type="time" office:time-value="PT00H01M12.167S" calcext:value-type="time">
            <text:p>00:01:12.17</text:p>
          </table:table-cell>
          <table:table-cell office:value-type="string" calcext:value-type="string">
            <text:p>Mi, 4. Apr 2018, 17:57:50.33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Runde</text:p>
          </table:table-cell>
          <table:table-cell office:value-type="time" office:time-value="PT00H00M00.19S" calcext:value-type="time">
            <text:p>00:00:00.19</text:p>
          </table:table-cell>
          <table:table-cell office:value-type="time" office:time-value="PT00H01M12.357S" calcext:value-type="time">
            <text:p>00:01:12.36</text:p>
          </table:table-cell>
          <table:table-cell office:value-type="string" calcext:value-type="string">
            <text:p>Mi, 4. Apr 2018, 17:57:50.52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unde</text:p>
          </table:table-cell>
          <table:table-cell office:value-type="time" office:time-value="PT00H00M00.204S" calcext:value-type="time">
            <text:p>00:00:00.20</text:p>
          </table:table-cell>
          <table:table-cell office:value-type="time" office:time-value="PT00H01M12.561S" calcext:value-type="time">
            <text:p>00:01:12.56</text:p>
          </table:table-cell>
          <table:table-cell office:value-type="string" calcext:value-type="string">
            <text:p>Mi, 4. Apr 2018, 17:57:50.72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unde</text:p>
          </table:table-cell>
          <table:table-cell office:value-type="time" office:time-value="PT00H00M00.242S" calcext:value-type="time">
            <text:p>00:00:00.24</text:p>
          </table:table-cell>
          <table:table-cell office:value-type="time" office:time-value="PT00H01M12.803S" calcext:value-type="time">
            <text:p>00:01:12.80</text:p>
          </table:table-cell>
          <table:table-cell office:value-type="string" calcext:value-type="string">
            <text:p>Mi, 4. Apr 2018, 17:57:50.96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unde</text:p>
          </table:table-cell>
          <table:table-cell office:value-type="time" office:time-value="PT00H00M00.205S" calcext:value-type="time">
            <text:p>00:00:00.21</text:p>
          </table:table-cell>
          <table:table-cell office:value-type="time" office:time-value="PT00H01M13.008S" calcext:value-type="time">
            <text:p>00:01:13.01</text:p>
          </table:table-cell>
          <table:table-cell office:value-type="string" calcext:value-type="string">
            <text:p>Mi, 4. Apr 2018, 17:57:51.17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Runde</text:p>
          </table:table-cell>
          <table:table-cell office:value-type="time" office:time-value="PT00H00M00.229S" calcext:value-type="time">
            <text:p>00:00:00.23</text:p>
          </table:table-cell>
          <table:table-cell office:value-type="time" office:time-value="PT00H01M13.237S" calcext:value-type="time">
            <text:p>00:01:13.24</text:p>
          </table:table-cell>
          <table:table-cell office:value-type="string" calcext:value-type="string">
            <text:p>Mi, 4. Apr 2018, 17:57:51.40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Runde</text:p>
          </table:table-cell>
          <table:table-cell office:value-type="time" office:time-value="PT00H00M00.202S" calcext:value-type="time">
            <text:p>00:00:00.20</text:p>
          </table:table-cell>
          <table:table-cell office:value-type="time" office:time-value="PT00H01M13.439S" calcext:value-type="time">
            <text:p>00:01:13.44</text:p>
          </table:table-cell>
          <table:table-cell office:value-type="string" calcext:value-type="string">
            <text:p>Mi, 4. Apr 2018, 17:57:51.60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Runde</text:p>
          </table:table-cell>
          <table:table-cell office:value-type="time" office:time-value="PT00H00M00.244S" calcext:value-type="time">
            <text:p>00:00:00.24</text:p>
          </table:table-cell>
          <table:table-cell office:value-type="time" office:time-value="PT00H01M13.683S" calcext:value-type="time">
            <text:p>00:01:13.68</text:p>
          </table:table-cell>
          <table:table-cell office:value-type="string" calcext:value-type="string">
            <text:p>Mi, 4. Apr 2018, 17:57:51.84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unde</text:p>
          </table:table-cell>
          <table:table-cell office:value-type="time" office:time-value="PT00H00M00.204S" calcext:value-type="time">
            <text:p>00:00:00.20</text:p>
          </table:table-cell>
          <table:table-cell office:value-type="time" office:time-value="PT00H01M13.887S" calcext:value-type="time">
            <text:p>00:01:13.89</text:p>
          </table:table-cell>
          <table:table-cell office:value-type="string" calcext:value-type="string">
            <text:p>Mi, 4. Apr 2018, 17:57:52.05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unde</text:p>
          </table:table-cell>
          <table:table-cell office:value-type="time" office:time-value="PT00H00M00.221S" calcext:value-type="time">
            <text:p>00:00:00.22</text:p>
          </table:table-cell>
          <table:table-cell office:value-type="time" office:time-value="PT00H01M14.108S" calcext:value-type="time">
            <text:p>00:01:14.11</text:p>
          </table:table-cell>
          <table:table-cell office:value-type="string" calcext:value-type="string">
            <text:p>Mi, 4. Apr 2018, 17:57:52.27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unde</text:p>
          </table:table-cell>
          <table:table-cell office:value-type="time" office:time-value="PT00H00M00.202S" calcext:value-type="time">
            <text:p>00:00:00.20</text:p>
          </table:table-cell>
          <table:table-cell office:value-type="time" office:time-value="PT00H01M14.31S" calcext:value-type="time">
            <text:p>00:01:14.31</text:p>
          </table:table-cell>
          <table:table-cell office:value-type="string" calcext:value-type="string">
            <text:p>Mi, 4. Apr 2018, 17:57:52.47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unde</text:p>
          </table:table-cell>
          <table:table-cell office:value-type="time" office:time-value="PT00H00M00.21S" calcext:value-type="time">
            <text:p>00:00:00.21</text:p>
          </table:table-cell>
          <table:table-cell office:value-type="time" office:time-value="PT00H01M14.52S" calcext:value-type="time">
            <text:p>00:01:14.52</text:p>
          </table:table-cell>
          <table:table-cell office:value-type="string" calcext:value-type="string">
            <text:p>Mi, 4. Apr 2018, 17:57:52.68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unde</text:p>
          </table:table-cell>
          <table:table-cell office:value-type="time" office:time-value="PT00H00M00.199S" calcext:value-type="time">
            <text:p>00:00:00.20</text:p>
          </table:table-cell>
          <table:table-cell office:value-type="time" office:time-value="PT00H01M14.719S" calcext:value-type="time">
            <text:p>00:01:14.72</text:p>
          </table:table-cell>
          <table:table-cell office:value-type="string" calcext:value-type="string">
            <text:p>Mi, 4. Apr 2018, 17:57:52.88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Runde</text:p>
          </table:table-cell>
          <table:table-cell office:value-type="time" office:time-value="PT00H00M00.196S" calcext:value-type="time">
            <text:p>00:00:00.20</text:p>
          </table:table-cell>
          <table:table-cell office:value-type="time" office:time-value="PT00H01M14.915S" calcext:value-type="time">
            <text:p>00:01:14.92</text:p>
          </table:table-cell>
          <table:table-cell office:value-type="string" calcext:value-type="string">
            <text:p>Mi, 4. Apr 2018, 17:57:53.08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Runde</text:p>
          </table:table-cell>
          <table:table-cell office:value-type="time" office:time-value="PT00H00M00.215S" calcext:value-type="time">
            <text:p>00:00:00.22</text:p>
          </table:table-cell>
          <table:table-cell office:value-type="time" office:time-value="PT00H01M15.13S" calcext:value-type="time">
            <text:p>00:01:15.13</text:p>
          </table:table-cell>
          <table:table-cell office:value-type="string" calcext:value-type="string">
            <text:p>Mi, 4. Apr 2018, 17:57:53.29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unde</text:p>
          </table:table-cell>
          <table:table-cell office:value-type="time" office:time-value="PT00H00M00.219S" calcext:value-type="time">
            <text:p>00:00:00.22</text:p>
          </table:table-cell>
          <table:table-cell office:value-type="time" office:time-value="PT00H01M15.349S" calcext:value-type="time">
            <text:p>00:01:15.35</text:p>
          </table:table-cell>
          <table:table-cell office:value-type="string" calcext:value-type="string">
            <text:p>Mi, 4. Apr 2018, 17:57:53.51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Runde</text:p>
          </table:table-cell>
          <table:table-cell office:value-type="time" office:time-value="PT00H00M00.222S" calcext:value-type="time">
            <text:p>00:00:00.22</text:p>
          </table:table-cell>
          <table:table-cell office:value-type="time" office:time-value="PT00H01M15.571S" calcext:value-type="time">
            <text:p>00:01:15.57</text:p>
          </table:table-cell>
          <table:table-cell office:value-type="string" calcext:value-type="string">
            <text:p>Mi, 4. Apr 2018, 17:57:53.73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Runde</text:p>
          </table:table-cell>
          <table:table-cell office:value-type="time" office:time-value="PT00H00M00.198S" calcext:value-type="time">
            <text:p>00:00:00.20</text:p>
          </table:table-cell>
          <table:table-cell office:value-type="time" office:time-value="PT00H01M15.769S" calcext:value-type="time">
            <text:p>00:01:15.77</text:p>
          </table:table-cell>
          <table:table-cell office:value-type="string" calcext:value-type="string">
            <text:p>Mi, 4. Apr 2018, 17:57:53.93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Runde</text:p>
          </table:table-cell>
          <table:table-cell office:value-type="time" office:time-value="PT00H00M00.205S" calcext:value-type="time">
            <text:p>00:00:00.21</text:p>
          </table:table-cell>
          <table:table-cell office:value-type="time" office:time-value="PT00H01M15.974S" calcext:value-type="time">
            <text:p>00:01:15.97</text:p>
          </table:table-cell>
          <table:table-cell office:value-type="string" calcext:value-type="string">
            <text:p>Mi, 4. Apr 2018, 17:57:54.14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unde</text:p>
          </table:table-cell>
          <table:table-cell office:value-type="time" office:time-value="PT00H00M00.215S" calcext:value-type="time">
            <text:p>00:00:00.22</text:p>
          </table:table-cell>
          <table:table-cell office:value-type="time" office:time-value="PT00H01M16.189S" calcext:value-type="time">
            <text:p>00:01:16.19</text:p>
          </table:table-cell>
          <table:table-cell office:value-type="string" calcext:value-type="string">
            <text:p>Mi, 4. Apr 2018, 17:57:54.35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unde</text:p>
          </table:table-cell>
          <table:table-cell office:value-type="time" office:time-value="PT00H00M00.229S" calcext:value-type="time">
            <text:p>00:00:00.23</text:p>
          </table:table-cell>
          <table:table-cell office:value-type="time" office:time-value="PT00H01M16.418S" calcext:value-type="time">
            <text:p>00:01:16.42</text:p>
          </table:table-cell>
          <table:table-cell office:value-type="string" calcext:value-type="string">
            <text:p>Mi, 4. Apr 2018, 17:57:54.58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unde</text:p>
          </table:table-cell>
          <table:table-cell office:value-type="time" office:time-value="PT00H00M00.202S" calcext:value-type="time">
            <text:p>00:00:00.20</text:p>
          </table:table-cell>
          <table:table-cell office:value-type="time" office:time-value="PT00H01M16.62S" calcext:value-type="time">
            <text:p>00:01:16.62</text:p>
          </table:table-cell>
          <table:table-cell office:value-type="string" calcext:value-type="string">
            <text:p>Mi, 4. Apr 2018, 17:57:54.78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unde</text:p>
          </table:table-cell>
          <table:table-cell office:value-type="time" office:time-value="PT00H00M00.205S" calcext:value-type="time">
            <text:p>00:00:00.21</text:p>
          </table:table-cell>
          <table:table-cell office:value-type="time" office:time-value="PT00H01M16.825S" calcext:value-type="time">
            <text:p>00:01:16.83</text:p>
          </table:table-cell>
          <table:table-cell office:value-type="string" calcext:value-type="string">
            <text:p>Mi, 4. Apr 2018, 17:57:54.99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Runde</text:p>
          </table:table-cell>
          <table:table-cell office:value-type="time" office:time-value="PT00H00M00.194S" calcext:value-type="time">
            <text:p>00:00:00.19</text:p>
          </table:table-cell>
          <table:table-cell office:value-type="time" office:time-value="PT00H01M17.019S" calcext:value-type="time">
            <text:p>00:01:17.02</text:p>
          </table:table-cell>
          <table:table-cell office:value-type="string" calcext:value-type="string">
            <text:p>Mi, 4. Apr 2018, 17:57:55.18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unde</text:p>
          </table:table-cell>
          <table:table-cell office:value-type="time" office:time-value="PT00H00M00.232S" calcext:value-type="time">
            <text:p>00:00:00.23</text:p>
          </table:table-cell>
          <table:table-cell office:value-type="time" office:time-value="PT00H01M17.251S" calcext:value-type="time">
            <text:p>00:01:17.25</text:p>
          </table:table-cell>
          <table:table-cell office:value-type="string" calcext:value-type="string">
            <text:p>Mi, 4. Apr 2018, 17:57:55.41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Runde</text:p>
          </table:table-cell>
          <table:table-cell office:value-type="time" office:time-value="PT00H00M00.237S" calcext:value-type="time">
            <text:p>00:00:00.24</text:p>
          </table:table-cell>
          <table:table-cell office:value-type="time" office:time-value="PT00H01M17.488S" calcext:value-type="time">
            <text:p>00:01:17.49</text:p>
          </table:table-cell>
          <table:table-cell office:value-type="string" calcext:value-type="string">
            <text:p>Mi, 4. Apr 2018, 17:57:55.65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unde</text:p>
          </table:table-cell>
          <table:table-cell office:value-type="time" office:time-value="PT00H00M00.195S" calcext:value-type="time">
            <text:p>00:00:00.20</text:p>
          </table:table-cell>
          <table:table-cell office:value-type="time" office:time-value="PT00H01M17.683S" calcext:value-type="time">
            <text:p>00:01:17.68</text:p>
          </table:table-cell>
          <table:table-cell office:value-type="string" calcext:value-type="string">
            <text:p>Mi, 4. Apr 2018, 17:57:55.84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Runde</text:p>
          </table:table-cell>
          <table:table-cell office:value-type="time" office:time-value="PT00H00M00.255S" calcext:value-type="time">
            <text:p>00:00:00.26</text:p>
          </table:table-cell>
          <table:table-cell office:value-type="time" office:time-value="PT00H01M17.938S" calcext:value-type="time">
            <text:p>00:01:17.94</text:p>
          </table:table-cell>
          <table:table-cell office:value-type="string" calcext:value-type="string">
            <text:p>Mi, 4. Apr 2018, 17:57:56.10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unde</text:p>
          </table:table-cell>
          <table:table-cell office:value-type="time" office:time-value="PT00H00M00.194S" calcext:value-type="time">
            <text:p>00:00:00.19</text:p>
          </table:table-cell>
          <table:table-cell office:value-type="time" office:time-value="PT00H01M18.132S" calcext:value-type="time">
            <text:p>00:01:18.13</text:p>
          </table:table-cell>
          <table:table-cell office:value-type="string" calcext:value-type="string">
            <text:p>Mi, 4. Apr 2018, 17:57:56.29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unde</text:p>
          </table:table-cell>
          <table:table-cell office:value-type="time" office:time-value="PT00H00M00.239S" calcext:value-type="time">
            <text:p>00:00:00.24</text:p>
          </table:table-cell>
          <table:table-cell office:value-type="time" office:time-value="PT00H01M18.371S" calcext:value-type="time">
            <text:p>00:01:18.37</text:p>
          </table:table-cell>
          <table:table-cell office:value-type="string" calcext:value-type="string">
            <text:p>Mi, 4. Apr 2018, 17:57:56.53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Runde</text:p>
          </table:table-cell>
          <table:table-cell office:value-type="time" office:time-value="PT00H00M00.204S" calcext:value-type="time">
            <text:p>00:00:00.20</text:p>
          </table:table-cell>
          <table:table-cell office:value-type="time" office:time-value="PT00H01M18.575S" calcext:value-type="time">
            <text:p>00:01:18.58</text:p>
          </table:table-cell>
          <table:table-cell office:value-type="string" calcext:value-type="string">
            <text:p>Mi, 4. Apr 2018, 17:57:56.74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Runde</text:p>
          </table:table-cell>
          <table:table-cell office:value-type="time" office:time-value="PT00H00M00.229S" calcext:value-type="time">
            <text:p>00:00:00.23</text:p>
          </table:table-cell>
          <table:table-cell office:value-type="time" office:time-value="PT00H01M18.804S" calcext:value-type="time">
            <text:p>00:01:18.80</text:p>
          </table:table-cell>
          <table:table-cell office:value-type="string" calcext:value-type="string">
            <text:p>Mi, 4. Apr 2018, 17:57:56.97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unde</text:p>
          </table:table-cell>
          <table:table-cell office:value-type="time" office:time-value="PT00H00M00.202S" calcext:value-type="time">
            <text:p>00:00:00.20</text:p>
          </table:table-cell>
          <table:table-cell office:value-type="time" office:time-value="PT00H01M19.006S" calcext:value-type="time">
            <text:p>00:01:19.01</text:p>
          </table:table-cell>
          <table:table-cell office:value-type="string" calcext:value-type="string">
            <text:p>Mi, 4. Apr 2018, 17:57:57.17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unde</text:p>
          </table:table-cell>
          <table:table-cell office:value-type="time" office:time-value="PT00H00M00.242S" calcext:value-type="time">
            <text:p>00:00:00.24</text:p>
          </table:table-cell>
          <table:table-cell office:value-type="time" office:time-value="PT00H01M19.248S" calcext:value-type="time">
            <text:p>00:01:19.25</text:p>
          </table:table-cell>
          <table:table-cell office:value-type="string" calcext:value-type="string">
            <text:p>Mi, 4. Apr 2018, 17:57:57.41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unde</text:p>
          </table:table-cell>
          <table:table-cell office:value-type="time" office:time-value="PT00H00M00.21S" calcext:value-type="time">
            <text:p>00:00:00.21</text:p>
          </table:table-cell>
          <table:table-cell office:value-type="time" office:time-value="PT00H01M19.458S" calcext:value-type="time">
            <text:p>00:01:19.46</text:p>
          </table:table-cell>
          <table:table-cell office:value-type="string" calcext:value-type="string">
            <text:p>Mi, 4. Apr 2018, 17:57:57.62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unde</text:p>
          </table:table-cell>
          <table:table-cell office:value-type="time" office:time-value="PT00H00M00.216S" calcext:value-type="time">
            <text:p>00:00:00.22</text:p>
          </table:table-cell>
          <table:table-cell office:value-type="time" office:time-value="PT00H01M19.674S" calcext:value-type="time">
            <text:p>00:01:19.67</text:p>
          </table:table-cell>
          <table:table-cell office:value-type="string" calcext:value-type="string">
            <text:p>Mi, 4. Apr 2018, 17:57:57.84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unde</text:p>
          </table:table-cell>
          <table:table-cell office:value-type="time" office:time-value="PT00H00M00.166S" calcext:value-type="time">
            <text:p>00:00:00.17</text:p>
          </table:table-cell>
          <table:table-cell office:value-type="time" office:time-value="PT00H01M19.84S" calcext:value-type="time">
            <text:p>00:01:19.84</text:p>
          </table:table-cell>
          <table:table-cell office:value-type="string" calcext:value-type="string">
            <text:p>Mi, 4. Apr 2018, 17:57:58.00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unde</text:p>
          </table:table-cell>
          <table:table-cell office:value-type="time" office:time-value="PT00H00M00.232S" calcext:value-type="time">
            <text:p>00:00:00.23</text:p>
          </table:table-cell>
          <table:table-cell office:value-type="time" office:time-value="PT00H01M20.072S" calcext:value-type="time">
            <text:p>00:01:20.07</text:p>
          </table:table-cell>
          <table:table-cell office:value-type="string" calcext:value-type="string">
            <text:p>Mi, 4. Apr 2018, 17:57:58.23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Runde</text:p>
          </table:table-cell>
          <table:table-cell office:value-type="time" office:time-value="PT00H00M00.215S" calcext:value-type="time">
            <text:p>00:00:00.22</text:p>
          </table:table-cell>
          <table:table-cell office:value-type="time" office:time-value="PT00H01M20.287S" calcext:value-type="time">
            <text:p>00:01:20.29</text:p>
          </table:table-cell>
          <table:table-cell office:value-type="string" calcext:value-type="string">
            <text:p>Mi, 4. Apr 2018, 17:57:58.45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unde</text:p>
          </table:table-cell>
          <table:table-cell office:value-type="time" office:time-value="PT00H00M00.194S" calcext:value-type="time">
            <text:p>00:00:00.19</text:p>
          </table:table-cell>
          <table:table-cell office:value-type="time" office:time-value="PT00H01M20.481S" calcext:value-type="time">
            <text:p>00:01:20.48</text:p>
          </table:table-cell>
          <table:table-cell office:value-type="string" calcext:value-type="string">
            <text:p>Mi, 4. Apr 2018, 17:57:58.64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unde</text:p>
          </table:table-cell>
          <table:table-cell office:value-type="time" office:time-value="PT00H00M00.171S" calcext:value-type="time">
            <text:p>00:00:00.17</text:p>
          </table:table-cell>
          <table:table-cell office:value-type="time" office:time-value="PT00H01M20.652S" calcext:value-type="time">
            <text:p>00:01:20.65</text:p>
          </table:table-cell>
          <table:table-cell office:value-type="string" calcext:value-type="string">
            <text:p>Mi, 4. Apr 2018, 17:57:58.81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unde</text:p>
          </table:table-cell>
          <table:table-cell office:value-type="time" office:time-value="PT00H00M00.251S" calcext:value-type="time">
            <text:p>00:00:00.25</text:p>
          </table:table-cell>
          <table:table-cell office:value-type="time" office:time-value="PT00H01M20.903S" calcext:value-type="time">
            <text:p>00:01:20.90</text:p>
          </table:table-cell>
          <table:table-cell office:value-type="string" calcext:value-type="string">
            <text:p>Mi, 4. Apr 2018, 17:57:59.06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unde</text:p>
          </table:table-cell>
          <table:table-cell office:value-type="time" office:time-value="PT00H00M00.195S" calcext:value-type="time">
            <text:p>00:00:00.20</text:p>
          </table:table-cell>
          <table:table-cell office:value-type="time" office:time-value="PT00H01M21.098S" calcext:value-type="time">
            <text:p>00:01:21.10</text:p>
          </table:table-cell>
          <table:table-cell office:value-type="string" calcext:value-type="string">
            <text:p>Mi, 4. Apr 2018, 17:57:59.26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unde</text:p>
          </table:table-cell>
          <table:table-cell office:value-type="time" office:time-value="PT00H00M00.23S" calcext:value-type="time">
            <text:p>00:00:00.23</text:p>
          </table:table-cell>
          <table:table-cell office:value-type="time" office:time-value="PT00H01M21.328S" calcext:value-type="time">
            <text:p>00:01:21.33</text:p>
          </table:table-cell>
          <table:table-cell office:value-type="string" calcext:value-type="string">
            <text:p>Mi, 4. Apr 2018, 17:57:59.49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unde</text:p>
          </table:table-cell>
          <table:table-cell office:value-type="time" office:time-value="PT00H00M00.191S" calcext:value-type="time">
            <text:p>00:00:00.19</text:p>
          </table:table-cell>
          <table:table-cell office:value-type="time" office:time-value="PT00H01M21.519S" calcext:value-type="time">
            <text:p>00:01:21.52</text:p>
          </table:table-cell>
          <table:table-cell office:value-type="string" calcext:value-type="string">
            <text:p>Mi, 4. Apr 2018, 17:57:59.68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unde</text:p>
          </table:table-cell>
          <table:table-cell office:value-type="time" office:time-value="PT00H00M00.193S" calcext:value-type="time">
            <text:p>00:00:00.19</text:p>
          </table:table-cell>
          <table:table-cell office:value-type="time" office:time-value="PT00H01M21.712S" calcext:value-type="time">
            <text:p>00:01:21.71</text:p>
          </table:table-cell>
          <table:table-cell office:value-type="string" calcext:value-type="string">
            <text:p>Mi, 4. Apr 2018, 17:57:59.87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unde</text:p>
          </table:table-cell>
          <table:table-cell office:value-type="time" office:time-value="PT00H00M00.188S" calcext:value-type="time">
            <text:p>00:00:00.19</text:p>
          </table:table-cell>
          <table:table-cell office:value-type="time" office:time-value="PT00H01M21.9S" calcext:value-type="time">
            <text:p>00:01:21.90</text:p>
          </table:table-cell>
          <table:table-cell office:value-type="string" calcext:value-type="string">
            <text:p>Mi, 4. Apr 2018, 17:58:00.06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unde</text:p>
          </table:table-cell>
          <table:table-cell office:value-type="time" office:time-value="PT00H00M00.258S" calcext:value-type="time">
            <text:p>00:00:00.26</text:p>
          </table:table-cell>
          <table:table-cell office:value-type="time" office:time-value="PT00H01M22.158S" calcext:value-type="time">
            <text:p>00:01:22.16</text:p>
          </table:table-cell>
          <table:table-cell office:value-type="string" calcext:value-type="string">
            <text:p>Mi, 4. Apr 2018, 17:58:00.32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unde</text:p>
          </table:table-cell>
          <table:table-cell office:value-type="time" office:time-value="PT00H00M00.218S" calcext:value-type="time">
            <text:p>00:00:00.22</text:p>
          </table:table-cell>
          <table:table-cell office:value-type="time" office:time-value="PT00H01M22.376S" calcext:value-type="time">
            <text:p>00:01:22.38</text:p>
          </table:table-cell>
          <table:table-cell office:value-type="string" calcext:value-type="string">
            <text:p>Mi, 4. Apr 2018, 17:58:00.54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unde</text:p>
          </table:table-cell>
          <table:table-cell office:value-type="time" office:time-value="PT00H00M00.23S" calcext:value-type="time">
            <text:p>00:00:00.23</text:p>
          </table:table-cell>
          <table:table-cell office:value-type="time" office:time-value="PT00H01M22.606S" calcext:value-type="time">
            <text:p>00:01:22.61</text:p>
          </table:table-cell>
          <table:table-cell office:value-type="string" calcext:value-type="string">
            <text:p>Mi, 4. Apr 2018, 17:58:00.77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unde</text:p>
          </table:table-cell>
          <table:table-cell office:value-type="time" office:time-value="PT00H00M00.179S" calcext:value-type="time">
            <text:p>00:00:00.18</text:p>
          </table:table-cell>
          <table:table-cell office:value-type="time" office:time-value="PT00H01M22.785S" calcext:value-type="time">
            <text:p>00:01:22.79</text:p>
          </table:table-cell>
          <table:table-cell office:value-type="string" calcext:value-type="string">
            <text:p>Mi, 4. Apr 2018, 17:58:00.950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unde</text:p>
          </table:table-cell>
          <table:table-cell office:value-type="time" office:time-value="PT00H00M00.229S" calcext:value-type="time">
            <text:p>00:00:00.23</text:p>
          </table:table-cell>
          <table:table-cell office:value-type="time" office:time-value="PT00H01M23.014S" calcext:value-type="time">
            <text:p>00:01:23.01</text:p>
          </table:table-cell>
          <table:table-cell office:value-type="string" calcext:value-type="string">
            <text:p>Mi, 4. Apr 2018, 17:58:01.17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unde</text:p>
          </table:table-cell>
          <table:table-cell office:value-type="time" office:time-value="PT00H00M00.193S" calcext:value-type="time">
            <text:p>00:00:00.19</text:p>
          </table:table-cell>
          <table:table-cell office:value-type="time" office:time-value="PT00H01M23.207S" calcext:value-type="time">
            <text:p>00:01:23.21</text:p>
          </table:table-cell>
          <table:table-cell office:value-type="string" calcext:value-type="string">
            <text:p>Mi, 4. Apr 2018, 17:58:01.37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ause</text:p>
          </table:table-cell>
          <table:table-cell office:value-type="time" office:time-value="PT00H00M00.73S" calcext:value-type="time">
            <text:p>00:00:00.73</text:p>
          </table:table-cell>
          <table:table-cell office:value-type="time" office:time-value="PT00H01M23.937S" calcext:value-type="time">
            <text:p>00:01:23.94</text:p>
          </table:table-cell>
          <table:table-cell office:value-type="string" calcext:value-type="string">
            <text:p>Mi, 4. Apr 2018, 17:58:02.103</text:p>
          </table:table-cell>
          <table:table-cell table:number-columns-repeated="2"/>
          <table:table-cell table:style-name="Default"/>
          <table:table-cell/>
        </table:table-row>
      </table:table>
      <table:table table:name="Nase lang" table:style-name="ta1">
        <table:table-column table:style-name="co1" table:number-columns-repeated="1023" table:default-cell-style-name="Default"/>
        <table:table-row table:style-name="ro1"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m/s</text:p>
          </table:table-cell>
          <table:table-cell table:style-name="ce3" table:number-columns-repeated="102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.4" calcext:value-type="float">
            <text:p>2.4</text:p>
          </table:table-cell>
          <table:table-cell table:formula="of:=85*PI()/[.B2]" office:value-type="float" office:value="111.264739814639" calcext:value-type="float">
            <text:p>111.2647398146</text:p>
          </table:table-cell>
          <table:table-cell table:formula="of:=[.A2]/[.C2]" office:value-type="float" office:value="14.3801172111265" calcext:value-type="float">
            <text:p>14.3801172111</text:p>
          </table:table-cell>
          <table:table-cell table:number-columns-repeated="101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896" calcext:value-type="float">
            <text:p>0.896</text:p>
          </table:table-cell>
          <table:table-cell table:formula="of:=85*PI()/[.B3]" office:value-type="float" office:value="298.030553074925" calcext:value-type="float">
            <text:p>298.0305530749</text:p>
          </table:table-cell>
          <table:table-cell table:formula="of:=[.A3]/[.C3]" office:value-type="float" office:value="6.03964922867315" calcext:value-type="float">
            <text:p>6.0396492287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" calcext:value-type="float">
            <text:p>0.6</text:p>
          </table:table-cell>
          <table:table-cell table:formula="of:=85*PI()/[.B4]" office:value-type="float" office:value="445.058959258554" calcext:value-type="float">
            <text:p>445.0589592586</text:p>
          </table:table-cell>
          <table:table-cell table:formula="of:=[.A4]/[.C4]" office:value-type="float" office:value="4.49378662847705" calcext:value-type="float">
            <text:p>4.4937866285</text:p>
          </table:table-cell>
          <table:table-cell table:number-columns-repeated="1019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385" calcext:value-type="float">
            <text:p>0.385</text:p>
          </table:table-cell>
          <table:table-cell table:formula="of:=85*PI()/[.B5]" office:value-type="float" office:value="693.598378065279" calcext:value-type="float">
            <text:p>693.5983780653</text:p>
          </table:table-cell>
          <table:table-cell table:formula="of:=[.A5]/[.C5]" office:value-type="float" office:value="3.60439135825763" calcext:value-type="float">
            <text:p>3.6043913583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8" calcext:value-type="float">
            <text:p>0.28</text:p>
          </table:table-cell>
          <table:table-cell table:formula="of:=85*PI()/[.B6]" office:value-type="float" office:value="953.697769839759" calcext:value-type="float">
            <text:p>953.6977698398</text:p>
          </table:table-cell>
          <table:table-cell table:formula="of:=[.A6]/[.C6]" office:value-type="float" office:value="3.14565063993393" calcext:value-type="float">
            <text:p>3.1456506399</text:p>
          </table:table-cell>
          <table:table-cell table:number-columns-repeated="1019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214" calcext:value-type="float">
            <text:p>0.214</text:p>
          </table:table-cell>
          <table:table-cell table:formula="of:=85*PI()/[.B7]" office:value-type="float" office:value="1247.82885773426" calcext:value-type="float">
            <text:p>1247.8288577343</text:p>
          </table:table-cell>
          <table:table-cell table:formula="of:=[.A7]/[.C7]" office:value-type="float" office:value="2.80487182060776" calcext:value-type="float">
            <text:p>2.8048718206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77" calcext:value-type="float">
            <text:p>0.177</text:p>
          </table:table-cell>
          <table:table-cell table:formula="of:=85*PI()/[.B8]" office:value-type="float" office:value="1508.67443816459" calcext:value-type="float">
            <text:p>1508.6744381646</text:p>
          </table:table-cell>
          <table:table-cell table:formula="of:=[.A8]/[.C8]" office:value-type="float" office:value="2.65133411080146" calcext:value-type="float">
            <text:p>2.6513341108</text:p>
          </table:table-cell>
          <table:table-cell table:number-columns-repeated="1019"/>
        </table:table-row>
      </table:table>
      <table:table table:name="Hairy lang" table:style-name="ta1">
        <table:table-column table:style-name="co1" table:number-columns-repeated="1023" table:default-cell-style-name="Default"/>
        <table:table-row table:style-name="ro1"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m/s</text:p>
          </table:table-cell>
          <table:table-cell table:style-name="ce3" table:number-columns-repeated="102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.188452381" calcext:value-type="float">
            <text:p>1.188452381</text:p>
          </table:table-cell>
          <table:table-cell table:formula="of:=85*PI()/[.B2]" office:value-type="float" office:value="224.691691332589" calcext:value-type="float">
            <text:p>224.6916913326</text:p>
          </table:table-cell>
          <table:table-cell table:formula="of:=[.A2]/[.C2]" office:value-type="float" office:value="7.12086855775934" calcext:value-type="float">
            <text:p>7.1208685578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478514851" calcext:value-type="float">
            <text:p>0.4478514851</text:p>
          </table:table-cell>
          <table:table-cell table:formula="of:=85*PI()/[.B3]" office:value-type="float" office:value="596.258769791746" calcext:value-type="float">
            <text:p>596.2587697917</text:p>
          </table:table-cell>
          <table:table-cell table:formula="of:=[.A3]/[.C3]" office:value-type="float" office:value="3.35424835880994" calcext:value-type="float">
            <text:p>3.3542483588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228759124" calcext:value-type="float">
            <text:p>0.2228759124</text:p>
          </table:table-cell>
          <table:table-cell table:formula="of:=85*PI()/[.B4]" office:value-type="float" office:value="1198.1347498687" calcext:value-type="float">
            <text:p>1198.1347498687</text:p>
          </table:table-cell>
          <table:table-cell table:formula="of:=[.A4]/[.C4]" office:value-type="float" office:value="2.50389198738185" calcext:value-type="float">
            <text:p>2.5038919874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606717557" calcext:value-type="float">
            <text:p>0.1606717557</text:p>
          </table:table-cell>
          <table:table-cell table:formula="of:=85*PI()/[.B5]" office:value-type="float" office:value="1661.99326317023" calcext:value-type="float">
            <text:p>1661.9932631702</text:p>
          </table:table-cell>
          <table:table-cell table:formula="of:=[.A5]/[.C5]" office:value-type="float" office:value="2.40674862446197" calcext:value-type="float">
            <text:p>2.406748624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7:38:33.776842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6:59:20.829576855</meta:creation-date>
    <dc:date>2018-04-04T18:20:38.321839988</dc:date>
    <meta:editing-duration>PT16M58S</meta:editing-duration>
    <meta:editing-cycles>3</meta:editing-cycles>
    <meta:generator>LibreOffice/5.1.6.2$Linux_X86_64 LibreOffice_project/10m0$Build-2</meta:generator>
    <meta:document-statistic meta:table-count="3" meta:cell-count="19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6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482cm" svg:height="21.363cm" xlink:href=".." xlink:type="simple" chart:class="chart:line" chart:style-name="ch1">
        <chart:legend chart:legend-position="end" svg:x="31.325cm" svg:y="10.382cm" style:legend-expansion="high" chart:style-name="ch2"/>
        <chart:plot-area chart:style-name="ch3" table:cell-range-address="Messung.C1:Messung.C104" chart:data-source-has-labels="row" svg:x="0.669cm" svg:y="0.427cm" svg:width="29.987cm" svg:height="20.509cm">
          <chartooo:coordinate-region svg:x="2.719cm" svg:y="0.548cm" svg:width="27.937cm" svg:height="19.3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ssung.C3:Messung.C104" chart:label-cell-address="Messung.C1:Messung.C2" chart:class="chart:line">
            <chart:data-point chart:repeated="29"/>
            <chart:data-point chart:style-name="ch8"/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de ---</text:p>
                <text:list>
                  <text:list-item>
                    <text:p>Runde</text:p>
                  </text:list-item>
                  <text:list-item>
                    <text:p>---</text:p>
                  </text:list-item>
                </text:list>
                <draw:g>
                  <svg:desc>Messung.C1:Messung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36342592592593">
                <text:p>0.0000136342592592593</text:p>
                <draw:g>
                  <svg:desc>Messung.C3:Messung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834490740740741">
                <text:p>0.00000834490740740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08449074074074">
                <text:p>0.0000108449074074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931712962962963">
                <text:p>0.00000931712962962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03009259259259">
                <text:p>0.0000103009259259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13773148148148">
                <text:p>0.0000113773148148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959490740740741">
                <text:p>0.00000959490740740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08680555555556">
                <text:p>0.000010868055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01736111111111">
                <text:p>0.0000101736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03703703703704">
                <text:p>0.0000103703703703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03009259259259">
                <text:p>0.0000103009259259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987268518518519">
                <text:p>0.000009872685185185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115393518518519">
                <text:p>0.0000115393518518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108564814814815">
                <text:p>0.0000108564814814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988425925925926">
                <text:p>0.00000988425925925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998842592592593">
                <text:p>0.00000998842592592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10162037037037">
                <text:p>0.000010162037037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10462962962963">
                <text:p>0.000010462962962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105092592592593">
                <text:p>0.0000105092592592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974537037037037">
                <text:p>0.00000974537037037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105555555555556">
                <text:p>0.0000105555555555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104398148148148">
                <text:p>0.0000104398148148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104398148148148">
                <text:p>0.0000104398148148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04513888888889">
                <text:p>0.00001045138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11111111111111">
                <text:p>0.000011111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928240740740741">
                <text:p>0.00000928240740740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10162037037037">
                <text:p>0.000010162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104282407407407">
                <text:p>0.0000104282407407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108333333333333">
                <text:p>0.0000108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105902777777778">
                <text:p>0.0000105902777777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105324074074074">
                <text:p>0.0000105324074074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04513888888889">
                <text:p>0.0000104513888888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104282407407407">
                <text:p>0.0000104282407407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103240740740741">
                <text:p>0.00001032407407407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969907407407407">
                <text:p>0.000009699074074074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05787037037037">
                <text:p>0.0000105787037037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929398148148148">
                <text:p>0.00000929398148148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05787037037037">
                <text:p>0.00001057870370370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04861111111111">
                <text:p>0.00001048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02199074074074">
                <text:p>0.00001021990740740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107291666666667">
                <text:p>0.0000107291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108449074074074">
                <text:p>0.00001084490740740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102662037037037">
                <text:p>0.0000102662037037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07175925925926">
                <text:p>0.00001071759259259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13888888888889">
                <text:p>0.00001138888888888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988425925925926">
                <text:p>0.000009884259259259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984953703703704">
                <text:p>0.00000984953703703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993055555555556">
                <text:p>0.00000993055555555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105671296296296">
                <text:p>0.00001056712962962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101157407407407">
                <text:p>0.00001011574074074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105555555555556">
                <text:p>0.0000105555555555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103240740740741">
                <text:p>0.00001032407407407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100115740740741">
                <text:p>0.00001001157407407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112037037037037">
                <text:p>0.0000112037037037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10162037037037">
                <text:p>0.0000101620370370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107060185185185">
                <text:p>0.00001070601851851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104861111111111">
                <text:p>0.0000104861111111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872685185185185">
                <text:p>0.000008726851851851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108101851851852">
                <text:p>0.0000108101851851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107291666666667">
                <text:p>0.0000107291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957175925925926">
                <text:p>0.000009571759259259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961805555555556">
                <text:p>0.000009618055555555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12650462962963">
                <text:p>0.0000126504629629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100115740740741">
                <text:p>0.00001001157407407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987268518518519">
                <text:p>0.00000987268518518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102893518518519">
                <text:p>0.00001028935185185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103009259259259">
                <text:p>0.00001030092592592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103935185185185">
                <text:p>0.0000103935185185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108796296296296">
                <text:p>0.0000108796296296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108333333333333">
                <text:p>0.0000108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986111111111111">
                <text:p>0.00000986111111111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104166666666667">
                <text:p>0.00001041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101967592592593">
                <text:p>0.00001019675925925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110763888888889">
                <text:p>0.0000110763888888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120601851851852">
                <text:p>0.0000120601851851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226388888888889">
                <text:p>0.0000226388888888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395833333333333">
                <text:p>0.000003958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421296296296296">
                <text:p>0.000004212962962962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417824074074074">
                <text:p>0.000004178240740740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40162037037037">
                <text:p>0.00000401620370370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384259259259259">
                <text:p>0.000003842592592592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394675925925926">
                <text:p>0.000003946759259259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408564814814815">
                <text:p>0.00000408564814814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434027777777778">
                <text:p>0.00000434027777777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387731481481482">
                <text:p>0.00000387731481481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405092592592593">
                <text:p>0.000004050925925925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449074074074074">
                <text:p>0.00000449074074074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418981481481482">
                <text:p>0.000004189814814814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385416666666667">
                <text:p>0.0000038541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398148148148148">
                <text:p>0.000003981481481481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416666666666667">
                <text:p>0.00000416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37037037037037">
                <text:p>0.00000370370370370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400462962962963">
                <text:p>0.000004004629629629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395833333333333">
                <text:p>0.000003958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412037037037037">
                <text:p>0.000004120370370370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408564814814815">
                <text:p>0.000004085648148148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43287037037037">
                <text:p>0.00000432870370370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445601851851852">
                <text:p>0.00000445601851851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